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JimaOT/script-lb.xml" manifest:media-type="text/xml"/>
  <manifest:file-entry manifest:full-path="Basic/Standard/script-lb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ourier 10 Pitch" svg:font-family="'Courier 10 Pitch'" style:font-pitch="fixed"/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2189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0.461in"/>
    </style:style>
    <style:style style:name="co6" style:family="table-column">
      <style:table-column-properties fo:break-before="auto" style:column-width="0.4492in"/>
    </style:style>
    <style:style style:name="co7" style:family="table-column">
      <style:table-column-properties fo:break-before="auto" style:column-width="0.5299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6917in"/>
    </style:style>
    <style:style style:name="co10" style:family="table-column">
      <style:table-column-properties fo:break-before="auto" style:column-width="0.5528in"/>
    </style:style>
    <style:style style:name="co11" style:family="table-column">
      <style:table-column-properties fo:break-before="auto" style:column-width="1.0028in"/>
    </style:style>
    <style:style style:name="co12" style:family="table-column">
      <style:table-column-properties fo:break-before="auto" style:column-width="0.4264in"/>
    </style:style>
    <style:style style:name="co13" style:family="table-column">
      <style:table-column-properties fo:break-before="auto" style:column-width="0.3799in"/>
    </style:style>
    <style:style style:name="co14" style:family="table-column">
      <style:table-column-properties fo:break-before="auto" style:column-width="0.4146in"/>
    </style:style>
    <style:style style:name="co15" style:family="table-column">
      <style:table-column-properties fo:break-before="auto" style:column-width="0.322in"/>
    </style:style>
    <style:style style:name="co16" style:family="table-column">
      <style:table-column-properties fo:break-before="auto" style:column-width="0.2417in"/>
    </style:style>
    <style:style style:name="co17" style:family="table-column">
      <style:table-column-properties fo:break-before="auto" style:column-width="0.3457in"/>
    </style:style>
    <style:style style:name="co18" style:family="table-column">
      <style:table-column-properties fo:break-before="auto" style:column-width="2.0736in"/>
    </style:style>
    <style:style style:name="co19" style:family="table-column">
      <style:table-column-properties fo:break-before="auto" style:column-width="0.7654in"/>
    </style:style>
    <style:style style:name="co20" style:family="table-column">
      <style:table-column-properties fo:break-before="auto" style:column-width="4.3236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2138in"/>
    </style:style>
    <style:style style:name="co24" style:family="table-column">
      <style:table-column-properties fo:break-before="auto" style:column-width="0.6665in"/>
    </style:style>
    <style:style style:name="co25" style:family="table-column">
      <style:table-column-properties fo:break-before="auto" style:column-width="0.4165in"/>
    </style:style>
    <style:style style:name="co26" style:family="table-column">
      <style:table-column-properties fo:break-before="auto" style:column-width="0.3929in"/>
    </style:style>
    <style:style style:name="co27" style:family="table-column">
      <style:table-column-properties fo:break-before="auto" style:column-width="0.3689in"/>
    </style:style>
    <style:style style:name="co28" style:family="table-column">
      <style:table-column-properties fo:break-before="auto" style:column-width="0.5118in"/>
    </style:style>
    <style:style style:name="co29" style:family="table-column">
      <style:table-column-properties fo:break-before="auto" style:column-width="0.4646in"/>
    </style:style>
    <style:style style:name="co30" style:family="table-column">
      <style:table-column-properties fo:break-before="auto" style:column-width="0.6783in"/>
    </style:style>
    <style:style style:name="co31" style:family="table-column">
      <style:table-column-properties fo:break-before="auto" style:column-width="0.3807in"/>
    </style:style>
    <style:style style:name="co32" style:family="table-column">
      <style:table-column-properties fo:break-before="auto" style:column-width="0.548in"/>
    </style:style>
    <style:style style:name="co33" style:family="table-column">
      <style:table-column-properties fo:break-before="auto" style:column-width="0.6547in"/>
    </style:style>
    <style:style style:name="co34" style:family="table-column">
      <style:table-column-properties fo:break-before="auto" style:column-width="0.5354in"/>
    </style:style>
    <style:style style:name="co35" style:family="table-column">
      <style:table-column-properties fo:break-before="auto" style:column-width="0.4764in"/>
    </style:style>
    <style:style style:name="co36" style:family="table-column">
      <style:table-column-properties fo:break-before="auto" style:column-width="0.3453in"/>
    </style:style>
    <style:style style:name="co37" style:family="table-column">
      <style:table-column-properties fo:break-before="auto" style:column-width="0.3335in"/>
    </style:style>
    <style:style style:name="co38" style:family="table-column">
      <style:table-column-properties fo:break-before="auto" style:column-width="0.3217in"/>
    </style:style>
    <style:style style:name="co39" style:family="table-column">
      <style:table-column-properties fo:break-before="auto" style:column-width="0.3571in"/>
    </style:style>
    <style:style style:name="co40" style:family="table-column">
      <style:table-column-properties fo:break-before="auto" style:column-width="2.0563in"/>
    </style:style>
    <style:style style:name="co41" style:family="table-column">
      <style:table-column-properties fo:break-before="auto" style:column-width="0.7402in"/>
    </style:style>
    <style:style style:name="co42" style:family="table-column">
      <style:table-column-properties fo:break-before="auto" style:column-width="0.4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4244in" fo:break-before="auto" style:use-optimal-row-height="true"/>
    </style:style>
    <style:style style:name="ro4" style:family="table-row">
      <style:table-row-properties style:row-height="0.455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style:rotation-angle="90" fo:border-top="0.06pt solid #000000" style:vertical-align="bottom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41" style:family="table-cell" style:parent-style-name="Default">
      <style:table-cell-properties fo:border-bottom="none" style:cell-protect="none" style:print-content="true" fo:background-color="transparent" fo:border-left="0.06pt solid #000000" fo:padding="0in" fo:border-right="0.06pt solid #000000" style:shrink-to-fit="true" fo:border-top="1.5pt solid #000000"/>
      <style:text-properties style:use-window-font-color="true" fo:font-size="10pt" style:font-size-asian="10pt" style:font-size-complex="10pt"/>
    </style:style>
    <style:style style:name="ce46" style:family="table-cell" style:parent-style-name="LightPinkBg">
      <style:table-cell-properties style:cell-protect="none" style:print-content="true" fo:background-color="transparent" fo:border="0.06pt solid #000000" fo:padding-bottom="0.0193in" fo:padding-left="0.0138in" fo:padding-right="0.0138in" fo:padding-top="0.0193in"/>
      <style:text-properties fo:font-size="10pt" style:font-size-asian="10pt" style:font-size-complex="10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357" style:family="table-cell" style:parent-style-name="LightPinkBg">
      <style:table-cell-properties fo:border-bottom="0.06pt solid #000000" style:cell-protect="none" style:print-content="true" fo:background-color="transparent" fo:border-left="0.06pt solid #000000" fo:padding-bottom="0.0193in" fo:padding-left="0.0138in" fo:padding-right="0.0138in" fo:padding-top="0.0193in" fo:border-right="0.06pt solid #000000" fo:border-top="2.01pt solid #000000"/>
      <style:text-properties fo:font-size="10pt" style:font-size-asian="10pt" style:font-size-complex="10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1" style:family="table-cell" style:parent-style-name="Default">
      <style:text-properties fo:font-size="10pt" style:font-size-asian="10pt" style:font-size-complex="10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42" style:family="table-cell" style:parent-style-name="Default">
      <style:text-properties fo:font-size="10pt" style:font-size-asian="10pt" style:font-size-complex="10pt"/>
    </style:style>
    <style:style style:name="ce53" style:family="table-cell" style:parent-style-name="Default">
      <style:table-cell-properties style:cell-protect="none" style:print-content="true" style:text-align-source="fix" style:repeat-content="false" fo:background-color="transparent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ce58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style:rotation-angle="90" style:vertical-align="bottom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rotation-angle="90" style:shrink-to-fit="true" style:vertical-align="middle"/>
      <style:paragraph-properties fo:text-align="center" fo:margin-left="0in"/>
      <style:text-properties style:use-window-font-color="true" style:font-name="Liberation Sans" fo:font-size="8pt" style:font-name-asian="DejaVu Sans" style:font-size-asian="8pt" style:font-name-complex="Lohit Hindi" style:font-size-complex="8pt"/>
    </style:style>
    <style:style style:name="ce70" style:family="table-cell" style:parent-style-name="Default" style:data-style-name="N127">
      <style:table-cell-properties fo:border-bottom="0.06pt solid #000000" style:cell-protect="none" style:print-content="true" style:text-align-source="fix" style:repeat-content="false" fo:background-color="transparent" fo:border-left="0.06pt solid #000000" fo:padding="0in" fo:border-right="0.06pt solid #000000" fo:border-top="1.5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509" style:family="table-cell" style:parent-style-name="MedLtGreenBg" style:data-style-name="N127">
      <style:table-cell-properties style:cell-protect="none" style:print-content="true" fo:border="0.06pt solid #000000"/>
      <style:paragraph-properties fo:margin-left="0in"/>
      <style:text-properties fo:font-size="8pt" style:font-size-asian="8pt" style:font-size-complex="8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565" style:family="table-cell" style:parent-style-name="WhiteBg" style:data-style-name="N127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8pt" style:font-size-asian="8pt" style:font-size-complex="8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12" style:family="table-cell" style:parent-style-name="LightYellowBg" style:data-style-name="N127">
      <style:table-cell-properties style:cell-protect="none" style:print-content="true" fo:border="0.06pt solid #000000"/>
      <style:paragraph-properties fo:margin-left="0in"/>
      <style:text-properties fo:font-size="8pt" style:font-size-asian="8pt" style:font-size-complex="8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363" style:family="table-cell" style:parent-style-name="WhiteBg" style:data-style-name="N127">
      <style:table-cell-properties style:cell-protect="none" style:print-content="true" fo:border="0.06pt solid #000000"/>
      <style:paragraph-properties fo:margin-left="0in"/>
      <style:text-properties fo:font-size="8pt" style:font-size-asian="8pt" style:font-size-complex="8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73" style:family="table-cell" style:parent-style-name="Default" style:data-style-name="N100">
      <style:table-cell-properties fo:background-color="transparent" style:shrink-to-fit="false" style:vertical-align="middle"/>
      <style:text-properties style:use-window-font-color="true"/>
    </style:style>
    <style:style style:name="ce76" style:family="table-cell" style:parent-style-name="Default" style:data-style-name="N100">
      <style:table-cell-properties fo:padding-bottom="0.0193in" fo:padding-left="0.0138in" fo:padding-right="0.0138in" fo:padding-top="0.0193in" style:shrink-to-fit="false"/>
    </style:style>
    <style:style style:name="ce86" style:family="table-cell" style:parent-style-name="Default" style:data-style-name="N176">
      <style:table-cell-properties style:text-align-source="fix" style:repeat-content="false" fo:background-color="transparent" style:shrink-to-fit="true" style:vertical-align="middle"/>
      <style:paragraph-properties fo:text-align="center"/>
      <style:text-properties style:use-window-font-color="true" fo:font-size="13pt" style:font-size-asian="13pt" style:font-size-complex="13pt"/>
    </style:style>
    <style:style style:name="ce78" style:family="table-cell" style:parent-style-name="Default" style:data-style-name="N100"/>
    <style:style style:name="ce93" style:family="table-cell" style:parent-style-name="Default" style:data-style-name="N100">
      <style:table-cell-properties style:text-align-source="fix" style:repeat-content="false" fo:background-color="transparent" style:shrink-to-fit="false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81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0.06pt solid #000000" fo:padding="0in" fo:border-right="0.06pt solid #000000" style:shrink-to-fit="false" fo:border-top="1.5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517" style:family="table-cell" style:parent-style-name="MedLtGreenBg" style:data-style-name="N175">
      <style:table-cell-properties style:cell-protect="none" style:print-content="true" fo:border="0.06pt solid #000000" style:shrink-to-fit="false"/>
      <style:text-properties fo:font-size="10pt" style:font-size-asian="10pt" style:font-size-complex="10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570" style:family="table-cell" style:parent-style-name="WhiteBg" style:data-style-name="N175">
      <style:table-cell-properties fo:border-bottom="0.06pt solid #000000" style:cell-protect="none" style:print-content="true" fo:border-left="0.06pt solid #000000" fo:border-right="0.06pt solid #000000" style:shrink-to-fit="false" fo:border-top="2.01pt solid #000000"/>
      <style:text-properties fo:font-size="10pt" style:font-size-asian="10pt" style:font-size-complex="10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18" style:family="table-cell" style:parent-style-name="LightYellowBg" style:data-style-name="N175">
      <style:table-cell-properties style:cell-protect="none" style:print-content="true" fo:border="0.06pt solid #000000" style:shrink-to-fit="false"/>
      <style:text-properties fo:font-size="10pt" style:font-size-asian="10pt" style:font-size-complex="10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368" style:family="table-cell" style:parent-style-name="WhiteBg" style:data-style-name="N175">
      <style:table-cell-properties style:cell-protect="none" style:print-content="true" fo:border="0.06pt solid #000000" style:shrink-to-fit="false"/>
      <style:text-properties fo:font-size="10pt" style:font-size-asian="10pt" style:font-size-complex="10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95" style:family="table-cell" style:parent-style-name="Default" style:data-style-name="N100"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91" style:family="table-cell" style:parent-style-name="Default" style:data-style-name="N100"/>
    <style:style style:name="ce88" style:family="table-cell" style:parent-style-name="Default" style:data-style-name="N124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end" fo:margin-left="0in"/>
      <style:text-properties style:use-window-font-color="true" fo:font-weight="bold" style:font-weight-asian="bold" style:font-weight-complex="bold" fo:hyphenate="true"/>
    </style:style>
    <style:style style:name="ce90" style:family="table-cell" style:parent-style-name="Default" style:data-style-name="N124">
      <style:table-cell-properties fo:padding-bottom="0.0193in" fo:padding-left="0.0138in" fo:padding-right="0.0138in" fo:padding-top="0.0193in"/>
    </style:style>
    <style:style style:name="ce67" style:family="table-cell" style:parent-style-name="Default" style:data-style-name="N124">
      <style:table-cell-properties fo:background-color="transparent" style:vertical-align="middle"/>
      <style:text-properties style:use-window-font-color="true" fo:font-size="9pt" style:font-size-asian="9pt" style:font-size-complex="9pt"/>
    </style:style>
    <style:style style:name="ce96" style:family="table-cell" style:parent-style-name="Default" style:data-style-name="N124">
      <style:table-cell-properties fo:border-bottom="none" style:cell-protect="none" style:print-content="true" style:text-align-source="fix" style:repeat-content="false" fo:background-color="transparent" fo:border-left="0.06pt solid #000000" fo:padding="0in" fo:border-right="0.06pt solid #000000" fo:border-top="1.5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527" style:family="table-cell" style:parent-style-name="MedLtGreenBg" style:data-style-name="N124">
      <style:table-cell-properties style:cell-protect="none" style:print-content="true" fo:border="0.06pt solid #000000"/>
      <style:text-properties fo:font-size="10pt" style:font-size-asian="10pt" style:font-size-complex="10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575" style:family="table-cell" style:parent-style-name="WhiteBg" style:data-style-name="N124">
      <style:table-cell-properties fo:border-bottom="0.06pt solid #000000" style:cell-protect="none" style:print-content="true" fo:border-left="0.06pt solid #000000" fo:border-right="0.06pt solid #000000" fo:border-top="2.01pt solid #000000"/>
      <style:text-properties fo:font-size="10pt" style:font-size-asian="10pt" style:font-size-complex="10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26" style:family="table-cell" style:parent-style-name="LightYellowBg" style:data-style-name="N124">
      <style:table-cell-properties style:cell-protect="none" style:print-content="true" fo:border="0.06pt solid #000000"/>
      <style:text-properties fo:font-size="10pt" style:font-size-asian="10pt" style:font-size-complex="10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372" style:family="table-cell" style:parent-style-name="WhiteBg" style:data-style-name="N124">
      <style:table-cell-properties style:cell-protect="none" style:print-content="true" fo:border="0.06pt solid #000000"/>
      <style:text-properties fo:font-size="10pt" style:font-size-asian="10pt" style:font-size-complex="10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69" style:family="table-cell" style:parent-style-name="Default"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84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>
      <style:table-cell-properties fo:padding-bottom="0.0193in" fo:padding-left="0.0138in" fo:padding-right="0.0138in" fo:padding-top="0.0193in"/>
      <style:text-properties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normal" style:font-style-asian="normal" style:font-style-complex="normal"/>
    </style:style>
    <style:style style:name="ce105" style:family="table-cell" style:parent-style-name="Default" style:data-style-name="N176">
      <style:table-cell-properties style:text-align-source="fix" style:repeat-content="false" fo:background-color="transparent" style:shrink-to-fit="true" style:vertical-align="middle"/>
      <style:paragraph-properties fo:text-align="center"/>
      <style:text-properties style:use-window-font-color="true" fo:font-size="13pt" style:font-size-asian="13pt" style:font-size-complex="13pt"/>
    </style:style>
    <style:style style:name="ce99" style:family="table-cell" style:parent-style-name="Default" style:data-style-name="N124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536" style:family="table-cell" style:parent-style-name="MedLtGreenBg" style:data-style-name="N124">
      <style:table-cell-properties style:cell-protect="none" style:print-content="true" fo:border="0.06pt solid #000000"/>
      <style:paragraph-properties fo:margin-left="0in"/>
      <style:text-properties fo:font-size="10pt" style:font-size-asian="10pt" style:font-size-complex="10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580" style:family="table-cell" style:parent-style-name="WhiteBg" style:data-style-name="N124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10pt" style:font-size-asian="10pt" style:font-size-complex="10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32" style:family="table-cell" style:parent-style-name="LightYellowBg" style:data-style-name="N124">
      <style:table-cell-properties style:cell-protect="none" style:print-content="true" fo:border="0.06pt solid #000000"/>
      <style:paragraph-properties fo:margin-left="0in"/>
      <style:text-properties fo:font-size="10pt" style:font-size-asian="10pt" style:font-size-complex="10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376" style:family="table-cell" style:parent-style-name="WhiteBg" style:data-style-name="N124">
      <style:table-cell-properties style:cell-protect="none" style:print-content="true" fo:border="0.06pt solid #000000"/>
      <style:paragraph-properties fo:margin-left="0in"/>
      <style:text-properties fo:font-size="10pt" style:font-size-asian="10pt" style:font-size-complex="10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17" style:family="table-cell" style:parent-style-name="Default">
      <style:table-cell-properties fo:background-color="transparent" style:vertical-align="middle"/>
      <style:text-properties style:use-window-font-color="true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size="8pt" style:font-size-asian="8pt" style:font-size-complex="8pt"/>
    </style:style>
    <style:style style:name="ce123" style:family="table-cell" style:parent-style-name="Default" style:data-style-name="N124">
      <style:table-cell-properties fo:border-bottom="none" style:cell-protect="none" style:print-content="true" style:text-align-source="fix" style:repeat-content="false" fo:background-color="transparent" fo:border-left="0.06pt solid #000000" fo:padding="0in" fo:border-right="0.06pt solid #000000" fo:border-top="1.5pt solid #000000"/>
      <style:paragraph-properties fo:text-align="center" fo:margin-left="0in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07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108" style:family="table-cell" style:parent-style-name="Default" style:data-style-name="N124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color="#cc6633" fo:font-weight="bold" style:font-weight-asian="bold" style:font-weight-complex="bold"/>
    </style:style>
    <style:style style:name="ce126" style:family="table-cell" style:parent-style-name="GreenBg" style:data-style-name="N124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0" style:family="table-cell" style:parent-style-name="invisible_20_content_20_gray" style:data-style-name="N124">
      <style:table-cell-properties style:text-align-source="fix" style:repeat-content="false" fo:background-color="transparent" fo:wrap-option="no-wrap" fo:padding-bottom="0.0193in" fo:padding-left="0.0138in" fo:padding-right="0.0138in" fo:padding-top="0.0193in" style:vertical-align="middle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 fo:hyphenate="false"/>
    </style:style>
    <style:style style:name="ce133" style:family="table-cell" style:parent-style-name="Default" style:data-style-name="N124">
      <style:table-cell-properties fo:border-bottom="none" style:cell-protect="none" style:print-content="true" style:text-align-source="fix" style:repeat-content="false" fo:border-left="0.06pt solid #000000" fo:padding="0in" fo:border-right="0.06pt solid #000000" fo:border-top="1.5pt solid #000000"/>
      <style:paragraph-properties fo:text-align="center" fo:margin-left="0in"/>
      <style:text-properties style:font-name="Liberation Sans" fo:font-size="10pt" fo:font-style="italic" fo:font-weight="bold" style:font-name-asian="DejaVu Sans" style:font-size-asian="10pt" style:font-style-asian="italic" style:font-weight-asian="bold" style:font-name-complex="Lohit Hindi" style:font-size-complex="10pt" style:font-style-complex="italic" style:font-weight-complex="bold"/>
    </style:style>
    <style:style style:name="ce545" style:family="table-cell" style:parent-style-name="MedLtGreenBg" style:data-style-name="N124">
      <style:table-cell-properties fo:border-bottom="none" style:cell-protect="none" style:print-content="true" fo:border-left="0.06pt solid #000000" fo:border-right="0.06pt solid #000000" fo:border-top="0.06pt solid #000000"/>
      <style:paragraph-properties fo:margin-left="0in"/>
      <style:text-properties style:font-name="Liberation Sans" fo:font-size="10pt" fo:font-style="italic" fo:font-weight="bold" style:font-name-asian="DejaVu Sans" style:font-size-asian="10pt" style:font-style-asian="italic" style:font-weight-asian="bold" style:font-size-complex="10pt" style:font-style-complex="italic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584" style:family="table-cell" style:parent-style-name="WhiteBg" style:data-style-name="N124">
      <style:table-cell-properties fo:border-bottom="none" style:cell-protect="none" style:print-content="true" fo:border-left="0.06pt solid #000000" fo:border-right="0.06pt solid #000000" fo:border-top="2.01pt solid #000000"/>
      <style:paragraph-properties fo:margin-left="0in"/>
      <style:text-properties style:font-name="Liberation Sans" fo:font-size="10pt" fo:font-style="italic" fo:font-weight="bold" style:font-name-asian="DejaVu Sans" style:font-size-asian="10pt" style:font-style-asian="italic" style:font-weight-asian="bold" style:font-size-complex="10pt" style:font-style-complex="italic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37" style:family="table-cell" style:parent-style-name="LightYellowBg" style:data-style-name="N124">
      <style:table-cell-properties fo:border-bottom="none" style:cell-protect="none" style:print-content="true" fo:border-left="0.06pt solid #000000" fo:border-right="0.06pt solid #000000" fo:border-top="0.06pt solid #000000"/>
      <style:paragraph-properties fo:margin-left="0in"/>
      <style:text-properties style:font-name="Liberation Sans" fo:font-size="10pt" fo:font-style="italic" fo:font-weight="bold" style:font-name-asian="DejaVu Sans" style:font-size-asian="10pt" style:font-style-asian="italic" style:font-weight-asian="bold" style:font-size-complex="10pt" style:font-style-complex="italic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380" style:family="table-cell" style:parent-style-name="WhiteBg" style:data-style-name="N124">
      <style:table-cell-properties fo:border-bottom="none" style:cell-protect="none" style:print-content="true" fo:border-left="0.06pt solid #000000" fo:border-right="0.06pt solid #000000" fo:border-top="0.06pt solid #000000"/>
      <style:paragraph-properties fo:margin-left="0in"/>
      <style:text-properties style:font-name="Liberation Sans" fo:font-size="10pt" fo:font-style="italic" fo:font-weight="bold" style:font-name-asian="DejaVu Sans" style:font-size-asian="10pt" style:font-style-asian="italic" style:font-weight-asian="bold" style:font-size-complex="10pt" style:font-style-complex="italic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89" style:family="table-cell" style:parent-style-name="Default" style:data-style-name="N163"/>
    <style:style style:name="ce118" style:family="table-cell" style:parent-style-name="Default" style:data-style-name="N163">
      <style:table-cell-properties fo:padding-bottom="0.0193in" fo:padding-left="0.0138in" fo:padding-right="0.0138in" fo:padding-top="0.0193in"/>
    </style:style>
    <style:style style:name="ce119" style:family="table-cell" style:parent-style-name="Default" style:data-style-name="N163">
      <style:table-cell-properties style:text-align-source="fix" style:repeat-content="false" fo:background-color="transparent" style:vertical-align="bottom"/>
      <style:paragraph-properties fo:text-align="center"/>
      <style:text-properties style:use-window-font-color="true"/>
    </style:style>
    <style:style style:name="ce120" style:family="table-cell" style:parent-style-name="Default">
      <style:table-cell-properties style:text-align-source="fix" style:repeat-content="false" fo:background-color="transparent" fo:wrap-option="no-wrap" fo:padding-bottom="0.0193in" fo:padding-left="0.0138in" fo:padding-right="0.0138in" fo:padding-top="0.0193in" style:vertical-align="middle"/>
      <style:paragraph-properties fo:text-align="center" fo:margin-left="0in"/>
      <style:text-properties style:use-window-font-color="true" style:font-name="Bitstream Charter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4" style:family="table-cell" style:parent-style-name="Default" style:data-style-name="N163">
      <style:table-cell-properties fo:border-bottom="none" style:cell-protect="none" style:print-content="true" style:text-align-source="fix" style:repeat-content="false" fo:background-color="transparent" fo:border-left="0.06pt solid #000000" fo:padding="0in" fo:border-right="0.06pt solid #000000" fo:border-top="1.5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550" style:family="table-cell" style:parent-style-name="MedLtGreenBg" style:data-style-name="N147">
      <style:table-cell-properties style:cell-protect="none" style:print-content="true" fo:border="0.06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588" style:family="table-cell" style:parent-style-name="WhiteBg" style:data-style-name="N147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44" style:family="table-cell" style:parent-style-name="LightYellowBg" style:data-style-name="N147">
      <style:table-cell-properties style:cell-protect="none" style:print-content="true" fo:border="0.06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384" style:family="table-cell" style:parent-style-name="WhiteBg" style:data-style-name="N147">
      <style:table-cell-properties style:cell-protect="none" style:print-content="true" fo:border="0.06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209" style:family="table-cell" style:parent-style-name="Default" style:data-style-name="N163"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27" style:family="table-cell" style:parent-style-name="Default" style:data-style-name="N163">
      <style:table-cell-properties fo:background-color="transparent" style:vertical-align="middle"/>
      <style:text-properties style:use-window-font-color="true"/>
    </style:style>
    <style:style style:name="ce128" style:family="table-cell" style:parent-style-name="Default">
      <style:table-cell-properties fo:border-bottom="none" style:text-align-source="fix" style:repeat-content="false" fo:background-color="transparent" fo:wrap-option="no-wrap" fo:border-left="none" fo:padding-bottom="0.0193in" fo:padding-left="0.0138in" fo:padding-right="0.0138in" fo:padding-top="0.0193in" fo:border-right="1.05pt solid #000000" style:shrink-to-fit="true" fo:border-top="none" style:vertical-align="middle"/>
      <style:paragraph-properties fo:text-align="center" fo:margin-left="0in"/>
      <style:text-properties style:use-window-font-color="true" style:font-name="Bitstream Charter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4" style:family="table-cell" style:parent-style-name="Default" style:data-style-name="N163">
      <style:table-cell-properties fo:border-bottom="none" style:cell-protect="none" style:print-content="true" style:text-align-source="fix" style:repeat-content="false" fo:background-color="transparent" fo:border-left="0.06pt solid #000000" fo:padding="0in" fo:border-right="0.06pt solid #000000" fo:border-top="1.5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29" style:family="table-cell" style:parent-style-name="Default" style:data-style-name="N133"/>
    <style:style style:name="ce130" style:family="table-cell" style:parent-style-name="invisible_20_content_20_gray" style:data-style-name="N124">
      <style:table-cell-properties style:text-align-source="fix" style:repeat-content="false" fo:background-color="transparent" fo:wrap-option="no-wrap" fo:padding-bottom="0.0193in" fo:padding-left="0.0138in" fo:padding-right="0.0138in" fo:padding-top="0.0193in" style:vertical-align="bottom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 fo:hyphenate="false"/>
    </style:style>
    <style:style style:name="ce170" style:family="table-cell" style:parent-style-name="Default" style:data-style-name="N133">
      <style:table-cell-properties fo:border-bottom="none" style:cell-protect="none" style:print-content="true" style:text-align-source="fix" style:repeat-content="false" fo:background-color="transparent" fo:border-left="0.06pt solid #000000" fo:padding="0in" fo:border-right="0.06pt solid #000000" fo:border-top="1.5pt solid #000000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56" style:family="table-cell" style:parent-style-name="MedLtGreenBg" style:data-style-name="N124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593" style:family="table-cell" style:parent-style-name="WhiteBg" style:data-style-name="N124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49" style:family="table-cell" style:parent-style-name="LightYellowBg" style:data-style-name="N124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389" style:family="table-cell" style:parent-style-name="WhiteBg" style:data-style-name="N124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37" style:family="table-cell" style:parent-style-name="Default">
      <style:text-properties fo:font-weight="normal" style:font-weight-asian="normal" style:font-weight-complex="normal"/>
    </style:style>
    <style:style style:name="ce138" style:family="table-cell" style:parent-style-name="Default" style:data-style-name="N130"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no-wrap" fo:padding-bottom="0.0193in" fo:padding-left="0.0138in" fo:padding-right="0.0138in" fo:padding-top="0.0193in" style:shrink-to-fit="true" style:vertical-align="bottom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87" style:family="table-cell" style:parent-style-name="Default" style:data-style-name="N130">
      <style:table-cell-properties fo:border-bottom="none" style:cell-protect="none" style:print-content="true" style:text-align-source="fix" style:repeat-content="false" fo:background-color="transparent" fo:border-left="0.06pt solid #000000" fo:padding="0in" fo:border-right="0.06pt solid #000000" fo:border-top="1.5pt solid #000000"/>
      <style:paragraph-properties fo:text-align="center" fo:margin-left="0in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60" style:family="table-cell" style:parent-style-name="MedLtGreenBg" style:data-style-name="N130">
      <style:table-cell-properties style:cell-protect="none" style:print-content="true" fo:border="0.06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597" style:family="table-cell" style:parent-style-name="WhiteBg" style:data-style-name="N130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52" style:family="table-cell" style:parent-style-name="LightYellowBg" style:data-style-name="N130">
      <style:table-cell-properties style:cell-protect="none" style:print-content="true" fo:border="0.06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393" style:family="table-cell" style:parent-style-name="WhiteBg" style:data-style-name="N130">
      <style:table-cell-properties style:cell-protect="none" style:print-content="true" fo:border="0.06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46" style:family="table-cell" style:parent-style-name="Default" style:data-style-name="N130">
      <style:text-properties fo:font-style="italic" fo:font-weight="bold" style:font-style-asian="italic" style:font-weight-asian="bold" style:font-style-complex="italic" style:font-weight-complex="bold"/>
    </style:style>
    <style:style style:name="ce147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48" style:family="table-cell" style:parent-style-name="Default">
      <style:table-cell-properties style:text-align-source="fix" style:repeat-content="false" fo:background-color="transparent" fo:wrap-option="wrap" fo:padding-bottom="0.0193in" fo:padding-left="0.0138in" fo:padding-right="0.0138in" fo:padding-top="0.0193in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149" style:family="table-cell" style:parent-style-name="Default">
      <style:table-cell-properties style:text-align-source="fix" style:repeat-content="false" fo:background-color="transparent" fo:wrap-option="no-wrap" fo:padding-bottom="0.0193in" fo:padding-left="0.0138in" fo:padding-right="0.0138in" fo:padding-top="0.0193in" style:vertical-align="middle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98" style:family="table-cell" style:parent-style-name="Default" style:data-style-name="N130">
      <style:table-cell-properties fo:border-bottom="none" style:cell-protect="none" style:print-content="true" style:text-align-source="fix" style:repeat-content="false" fo:background-color="transparent" fo:border-left="0.06pt solid #000000" fo:padding="0in" fo:border-right="0.06pt solid #000000" fo:border-top="1.5pt solid #000000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64" style:family="table-cell" style:parent-style-name="MedLtGreenBg" style:data-style-name="N130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601" style:family="table-cell" style:parent-style-name="WhiteBg" style:data-style-name="N130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55" style:family="table-cell" style:parent-style-name="LightYellowBg" style:data-style-name="N130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396" style:family="table-cell" style:parent-style-name="WhiteBg" style:data-style-name="N130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56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fo:color="#808080" fo:font-style="italic" fo:font-weight="bold" style:font-style-asian="italic" style:font-weight-asian="bold" style:font-style-complex="italic" style:font-weight-complex="bold"/>
    </style:style>
    <style:style style:name="ce157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8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59" style:family="table-cell" style:parent-style-name="Default" style:data-style-name="N130">
      <style:table-cell-properties fo:background-color="transparent" fo:padding-bottom="0.0193in" fo:padding-left="0.0138in" fo:padding-right="0.0138in" fo:padding-top="0.0193in"/>
      <style:text-properties style:use-window-font-color="true"/>
    </style:style>
    <style:style style:name="ce160" style:family="table-cell" style:parent-style-name="Default" style:data-style-name="N130">
      <style:table-cell-properties style:text-align-source="fix" style:repeat-content="false" fo:background-color="transparent" fo:wrap-option="no-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284" style:family="table-cell" style:parent-style-name="Default" style:data-style-name="N130"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61" style:family="table-cell" style:parent-style-name="Default" style:data-style-name="N130"/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" fo:font-style="italic" style:font-style-asian="italic" style:font-style-complex="italic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" fo:font-size="8pt" fo:font-style="italic" style:font-size-asian="8pt" style:font-style-asian="italic" style:font-size-complex="8pt" style:font-style-complex="italic"/>
    </style:style>
    <style:style style:name="ce164" style:family="table-cell" style:parent-style-name="Default" style:data-style-name="N124">
      <style:table-cell-properties fo:border-bottom="0.99pt solid #000000" style:text-align-source="fix" style:repeat-content="false" fo:background-color="transparent" fo:wrap-option="no-wrap" fo:border-left="1.11pt double #000000" style:border-line-width-left="0.0008in 0.0138in 0.0008in" fo:padding-bottom="0.0193in" fo:padding-left="0.0138in" fo:padding-right="0.0138in" fo:padding-top="0.0193in" fo:border-right="1.11pt double #000000" style:border-line-width-right="0.0008in 0.0138in 0.0008in" style:shrink-to-fit="true" fo:border-top="1.11pt double #000000" style:border-line-width-top="0.0008in 0.0138in 0.0008in" style:vertical-align="middle"/>
      <style:paragraph-properties fo:text-align="center" fo:margin-left="0in"/>
      <style:text-properties style:use-window-font-color="true" style:font-name="Bitstream Charter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5" style:family="table-cell" style:parent-style-name="Default">
      <style:table-cell-properties fo:border-bottom="none" style:text-align-source="fix" style:repeat-content="false" fo:background-color="transparent" fo:wrap-option="wrap" fo:border-left="1.05pt solid #000000" fo:padding-bottom="0.0193in" fo:padding-left="0.0138in" fo:padding-right="0.0138in" fo:padding-top="0.0193in" fo:border-right="1.05pt solid #000000" fo:border-top="none" style:vertical-align="middle"/>
      <style:paragraph-properties fo:text-align="center"/>
      <style:text-properties style:use-window-font-color="true" style:font-name="Bitstream Charter" fo:font-size="8pt" fo:font-style="italic" fo:font-weight="bold" style:font-size-asian="8pt" style:font-style-asian="italic" style:font-weight-asian="bold" style:font-size-complex="8pt" style:font-style-complex="italic" style:font-weight-complex="bold" fo:hyphenate="true"/>
    </style:style>
    <style:style style:name="ce166" style:family="table-cell" style:parent-style-name="Default" style:data-style-name="N124">
      <style:table-cell-properties fo:border-bottom="none" style:text-align-source="fix" style:repeat-content="false" fo:background-color="transparent" fo:wrap-option="no-wrap" fo:border-left="1.05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style:use-window-font-color="true" style:font-name="Bitstream Charter" fo:font-size="9pt" fo:font-style="italic" style:font-size-asian="9pt" style:font-style-asian="italic" style:font-size-complex="9pt" style:font-style-complex="italic"/>
    </style:style>
    <style:style style:name="ce248" style:family="table-cell" style:parent-style-name="Default" style:data-style-name="N124">
      <style:table-cell-properties fo:border-bottom="none" fo:background-color="#ffffff" style:cell-protect="none" style:print-content="true" style:text-align-source="fix" style:repeat-content="false" fo:border-left="0.06pt solid #000000" fo:padding="0in" fo:border-right="0.06pt solid #000000" fo:border-top="1.5pt solid #000000"/>
      <style:paragraph-properties fo:text-align="center" fo:margin-left="0in"/>
      <style:text-properties style:use-window-font-color="true" style:font-name="Bitstream Charter" fo:font-size="10pt" fo:font-style="italic" style:font-size-asian="10pt" style:font-style-asian="italic" style:font-size-complex="10pt" style:font-style-complex="italic"/>
    </style:style>
    <style:style style:name="ce570" style:family="table-cell" style:parent-style-name="MedLtGreenBg" style:data-style-name="N124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606" style:family="table-cell" style:parent-style-name="WhiteBg" style:data-style-name="N124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59" style:family="table-cell" style:parent-style-name="LightYellowBg" style:data-style-name="N124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402" style:family="table-cell" style:parent-style-name="WhiteBg" style:data-style-name="N124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73" style:family="table-cell" style:parent-style-name="Default" style:data-style-name="N124">
      <style:table-cell-properties fo:border-bottom="0.99pt solid #000000" style:text-align-source="fix" style:repeat-content="false" fo:background-color="transparent" fo:wrap-option="no-wrap" fo:border-left="2.49pt solid #000000" fo:padding-bottom="0.0193in" fo:padding-left="0.0138in" fo:padding-right="0.0138in" fo:padding-top="0.0193in" fo:border-right="2.49pt solid #000000" fo:border-top="2.49pt solid #000000" style:vertical-align="middle"/>
      <style:paragraph-properties fo:text-align="center" fo:margin-left="0in"/>
      <style:text-properties style:use-window-font-color="true" style:font-name="Bitstream Charter" fo:font-size="8pt" fo:font-style="italic" style:font-size-asian="8pt" style:font-style-asian="italic" style:font-size-complex="8pt" style:font-style-complex="italic"/>
    </style:style>
    <style:style style:name="ce174" style:family="table-cell" style:parent-style-name="Default" style:data-style-name="N99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1.05pt solid #000000" fo:border-top="none" style:vertical-align="middle"/>
      <style:paragraph-properties fo:text-align="center" fo:margin-left="0in"/>
      <style:text-properties style:font-name="Bitstream Charter" fo:font-size="8pt" fo:font-style="italic" style:font-size-asian="8pt" style:font-style-asian="italic" style:font-size-complex="8pt" style:font-style-complex="italic"/>
    </style:style>
    <style:style style:name="ce175" style:family="table-cell" style:parent-style-name="Default" style:data-style-name="N124">
      <style:table-cell-properties fo:border-bottom="none" style:text-align-source="fix" style:repeat-content="false" fo:background-color="transparent" fo:wrap-option="wrap" fo:border-left="none" fo:padding-bottom="0.0193in" fo:padding-left="0.0138in" fo:padding-right="0.0138in" fo:padding-top="0.0193in" fo:border-right="1.05pt solid #000000" fo:border-top="none" style:vertical-align="middle"/>
      <style:paragraph-properties fo:text-align="center" fo:margin-left="0in"/>
      <style:text-properties style:use-window-font-color="true" style:font-name="Bitstream Charter" fo:font-size="9pt" fo:font-style="italic" style:font-size-asian="9pt" style:font-style-asian="italic" style:font-size-complex="9pt" style:font-style-complex="italic"/>
    </style:style>
    <style:style style:name="ce576" style:family="table-cell" style:parent-style-name="MedLtGreenBg" style:data-style-name="N130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610" style:family="table-cell" style:parent-style-name="WhiteBg" style:data-style-name="N130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62" style:family="table-cell" style:parent-style-name="LightYellowBg" style:data-style-name="N130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405" style:family="table-cell" style:parent-style-name="WhiteBg" style:data-style-name="N130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81" style:family="table-cell" style:parent-style-name="Default" style:data-style-name="N130">
      <style:text-properties style:font-name="Bitstream Charter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82" style:family="table-cell" style:parent-style-name="Default">
      <style:text-properties style:font-name="Bitstream Charter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83" style:family="table-cell" style:parent-style-name="Default" style:data-style-name="N99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in"/>
      <style:text-properties style:font-name="Bitstream Charter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84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0193in" fo:padding-left="0.0138in" fo:padding-right="0.0138in" fo:padding-top="0.0193in" fo:border-right="1.05pt solid #000000" fo:border-top="none" style:vertical-align="middle"/>
      <style:paragraph-properties fo:text-align="center"/>
      <style:text-properties style:use-window-font-color="true" style:font-name="Bitstream Charter" fo:font-size="8pt" fo:font-style="italic" fo:font-weight="bold" style:font-size-asian="8pt" style:font-style-asian="italic" style:font-weight-asian="bold" style:font-size-complex="8pt" style:font-style-complex="italic" style:font-weight-complex="bold" fo:hyphenate="true"/>
    </style:style>
    <style:style style:name="ce272" style:family="table-cell" style:parent-style-name="Default" style:data-style-name="N130">
      <style:table-cell-properties fo:border-bottom="none" style:cell-protect="none" style:print-content="true" style:text-align-source="fix" style:repeat-content="false" fo:background-color="transparent" fo:border-left="0.06pt solid #000000" fo:padding="0in" fo:border-right="0.06pt solid #000000" fo:border-top="1.5pt solid #000000"/>
      <style:paragraph-properties fo:text-align="center" fo:margin-left="0in"/>
      <style:text-properties style:use-window-font-color="true" style:font-name="Bitstream Chart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80" style:family="table-cell" style:parent-style-name="MedLtGreenBg" style:data-style-name="N130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614" style:family="table-cell" style:parent-style-name="WhiteBg" style:data-style-name="N130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65" style:family="table-cell" style:parent-style-name="LightYellowBg" style:data-style-name="N130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408" style:family="table-cell" style:parent-style-name="WhiteBg" style:data-style-name="N130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91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fo:color="#808080" style:font-name="Bitstream Charter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style:font-name="Bitstream Charter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3" style:family="table-cell" style:parent-style-name="Default" style:data-style-name="N99">
      <style:table-cell-properties fo:border-bottom="none" style:text-align-source="fix" style:repeat-content="false" fo:background-color="transparent" fo:border-left="none" fo:border-right="1.11pt double #000000" style:border-line-width-right="0.0008in 0.0138in 0.0008in" fo:border-top="2.49pt solid #000000"/>
      <style:paragraph-properties fo:text-align="center" fo:margin-left="0in"/>
      <style:text-properties style:font-name="Bitstream Charter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4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1.05pt solid #000000" fo:border-top="none"/>
      <style:text-properties style:use-window-font-color="true" style:font-name="Bitstream Charter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1" style:family="table-cell" style:parent-style-name="Default" style:data-style-name="N130">
      <style:table-cell-properties fo:border-bottom="none" style:cell-protect="none" style:print-content="true" style:text-align-source="fix" style:repeat-content="false" fo:background-color="transparent" fo:border-left="0.06pt solid #000000" fo:padding="0in" fo:border-right="0.06pt solid #000000" fo:border-top="1.5pt solid #000000"/>
      <style:paragraph-properties fo:text-align="center" fo:margin-left="0in"/>
      <style:text-properties style:use-window-font-color="true"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84" style:family="table-cell" style:parent-style-name="MedLtGreenBg" style:data-style-name="N122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618" style:family="table-cell" style:parent-style-name="WhiteBg" style:data-style-name="N122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68" style:family="table-cell" style:parent-style-name="LightYellowBg" style:data-style-name="N122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412" style:family="table-cell" style:parent-style-name="WhiteBg" style:data-style-name="N122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20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0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03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in"/>
      <style:text-properties style:use-window-font-color="true"/>
    </style:style>
    <style:style style:name="ce204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289" style:family="table-cell" style:parent-style-name="Default" style:data-style-name="N122">
      <style:table-cell-properties fo:border-bottom="none" style:cell-protect="none" style:print-content="true" style:text-align-source="fix" style:repeat-content="false" fo:background-color="transparent" fo:border-left="0.06pt solid #000000" fo:padding="0in" fo:border-right="0.06pt solid #000000" fo:border-top="1.5pt solid #000000"/>
      <style:paragraph-properties fo:text-align="center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88" style:family="table-cell" style:parent-style-name="MedLtGreenBg" style:data-style-name="N122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622" style:family="table-cell" style:parent-style-name="WhiteBg" style:data-style-name="N122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71" style:family="table-cell" style:parent-style-name="LightYellowBg" style:data-style-name="N122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416" style:family="table-cell" style:parent-style-name="WhiteBg" style:data-style-name="N122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463" style:family="table-cell" style:parent-style-name="Default" style:data-style-name="N169">
      <style:table-cell-properties style:text-align-source="fix" style:repeat-content="false" fo:background-color="transparent" fo:wrap-option="no-wrap"/>
      <style:paragraph-properties fo:text-align="center" fo:margin-left="0in"/>
      <style:text-properties style:use-window-font-color="true"/>
    </style:style>
    <style:style style:name="ce464" style:family="table-cell" style:parent-style-name="Default" style:data-style-name="N169">
      <style:table-cell-properties style:text-align-source="fix" style:repeat-content="false" fo:wrap-option="no-wrap"/>
      <style:paragraph-properties fo:text-align="center" fo:margin-left="0in"/>
      <style:text-properties style:use-window-font-color="true"/>
    </style:style>
    <style:style style:name="ce465" style:family="table-cell" style:parent-style-name="Default" style:data-style-name="N169">
      <style:table-cell-properties style:text-align-source="fix" style:repeat-content="false" fo:wrap-option="no-wrap"/>
      <style:paragraph-properties fo:text-align="center" fo:margin-left="0in"/>
      <style:text-properties style:use-window-font-color="true" fo:font-size="8pt" style:font-size-asian="8pt" style:font-size-complex="8pt"/>
    </style:style>
    <style:style style:name="ce466" style:family="table-cell" style:parent-style-name="Default" style:data-style-name="N169">
      <style:table-cell-properties style:text-align-source="fix" style:repeat-content="false" fo:wrap-option="no-wrap"/>
      <style:paragraph-properties fo:text-align="center" fo:margin-left="0in"/>
      <style:text-properties fo:font-size="8pt" style:font-size-asian="8pt" style:font-size-complex="8pt"/>
    </style:style>
    <style:style style:name="ce467" style:family="table-cell" style:parent-style-name="Default" style:data-style-name="N169">
      <style:table-cell-properties fo:border-bottom="none" style:text-align-source="fix" style:repeat-content="false" fo:background-color="transparent" fo:wrap-option="no-wrap" fo:border-left="0.06pt solid #000000" fo:border-right="0.06pt solid #000000" style:rotation-angle="0" fo:border-top="0.06pt solid #000000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468" style:family="table-cell" style:parent-style-name="Default" style:data-style-name="N169">
      <style:table-cell-properties fo:border-bottom="none" style:text-align-source="fix" style:repeat-content="false" fo:background-color="transparent" fo:wrap-option="no-wrap" fo:border-left="0.06pt solid #000000" fo:border-right="0.06pt solid #000000" style:rotation-angle="0" fo:border-top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299" style:family="table-cell" style:parent-style-name="Default" style:data-style-name="N169">
      <style:table-cell-properties fo:border-bottom="none" style:cell-protect="none" style:print-content="true" style:text-align-source="fix" style:repeat-content="false" fo:background-color="transparent" fo:wrap-option="no-wrap" fo:border-left="0.06pt solid #000000" fo:padding="0in" fo:border-right="0.06pt solid #000000" fo:border-top="1.5pt solid #000000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593" style:family="table-cell" style:parent-style-name="MedLtGreenBg" style:data-style-name="N169">
      <style:table-cell-properties style:cell-protect="none" style:print-content="true" fo:border="0.06pt solid #000000"/>
      <style:paragraph-properties fo:margin-left="0in"/>
      <style:text-properties fo:font-size="8pt" fo:font-weight="normal" style:font-size-asian="8pt" style:font-weight-asian="normal" style:font-size-complex="8pt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626" style:family="table-cell" style:parent-style-name="WhiteBg" style:data-style-name="N169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8pt" fo:font-weight="normal" style:font-size-asian="8pt" style:font-weight-asian="normal" style:font-size-complex="8pt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75" style:family="table-cell" style:parent-style-name="LightYellowBg" style:data-style-name="N169">
      <style:table-cell-properties style:cell-protect="none" style:print-content="true" fo:border="0.06pt solid #000000"/>
      <style:paragraph-properties fo:margin-left="0in"/>
      <style:text-properties fo:font-size="8pt" fo:font-weight="normal" style:font-size-asian="8pt" style:font-weight-asian="normal" style:font-size-complex="8pt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420" style:family="table-cell" style:parent-style-name="WhiteBg" style:data-style-name="N169">
      <style:table-cell-properties style:cell-protect="none" style:print-content="true" fo:border="0.06pt solid #000000"/>
      <style:paragraph-properties fo:margin-left="0in"/>
      <style:text-properties fo:font-size="8pt" fo:font-weight="normal" style:font-size-asian="8pt" style:font-weight-asian="normal" style:font-size-complex="8pt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350" style:family="table-cell" style:parent-style-name="Default" style:data-style-name="N169">
      <style:table-cell-properties style:text-align-source="fix" style:repeat-content="false"/>
      <style:paragraph-properties fo:text-align="center" fo:margin-left="0in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471" style:family="table-cell" style:parent-style-name="Default" style:data-style-name="N169">
      <style:table-cell-properties style:text-align-source="fix" style:repeat-content="false"/>
      <style:paragraph-properties fo:text-align="center" fo:margin-left="0in"/>
    </style:style>
    <style:style style:name="ce223" style:family="table-cell" style:parent-style-name="Default" style:data-style-name="N103">
      <style:table-cell-properties fo:border-bottom="none" style:text-align-source="fix" style:repeat-content="false" fo:background-color="transparent" fo:border-left="0.06pt solid #000000" fo:padding-bottom="0.0193in" fo:padding-left="0.0138in" fo:padding-right="0.0138in" fo:padding-top="0.0193in" fo:border-right="0.06pt solid #000000" style:rotation-angle="90" style:shrink-to-fit="false" fo:border-top="0.06pt solid #000000" style:vertical-align="middle"/>
      <style:paragraph-properties fo:text-align="center" fo:margin-left="0in"/>
      <style:text-properties style:use-window-font-color="true"/>
    </style:style>
    <style:style style:name="ce224" style:family="table-cell" style:parent-style-name="Default">
      <style:table-cell-properties fo:border-bottom="none" fo:background-color="#ffffff" style:text-align-source="fix" style:repeat-content="false" fo:border-left="0.06pt solid #000000" fo:padding-bottom="0.0193in" fo:padding-left="0.0138in" fo:padding-right="0.0138in" fo:padding-top="0.0193in" fo:border-right="0.06pt solid #000000" style:rotation-angle="90" style:shrink-to-fit="true" fo:border-top="none" style:vertical-align="middle"/>
      <style:paragraph-properties fo:text-align="center" fo:margin-left="0in"/>
      <style:text-properties style:use-window-font-color="true"/>
    </style:style>
    <style:style style:name="ce225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none" style:text-align-source="fix" style:repeat-content="false" fo:background-color="transparent" fo:border-left="0.06pt solid #000000" fo:padding-bottom="0.0193in" fo:padding-left="0.0138in" fo:padding-right="0.0138in" fo:padding-top="0.0193in" fo:border-right="0.06pt solid #000000" style:rotation-angle="90" fo:border-top="none" style:vertical-align="top"/>
      <style:paragraph-properties fo:text-align="center" fo:margin-left="0in"/>
      <style:text-properties style:use-window-font-color="true"/>
    </style:style>
    <style:style style:name="ce227" style:family="table-cell" style:parent-style-name="Default">
      <style:table-cell-properties fo:border-bottom="none" style:text-align-source="fix" style:repeat-content="false" fo:background-color="transparent" fo:border-left="0.06pt solid #000000" fo:padding-bottom="0.0193in" fo:padding-left="0.0138in" fo:padding-right="0.0138in" fo:padding-top="0.0193in" fo:border-right="0.06pt solid #000000" fo:border-top="none"/>
      <style:paragraph-properties fo:text-align="center" fo:margin-left="0in"/>
      <style:text-properties style:use-window-font-color="true" fo:font-size="9pt" style:font-size-asian="9pt" style:font-size-complex="9pt"/>
    </style:style>
    <style:style style:name="ce311" style:family="table-cell" style:parent-style-name="Default" style:data-style-name="N122">
      <style:table-cell-properties fo:border-bottom="none" style:cell-protect="none" style:print-content="true" style:text-align-source="fix" style:repeat-content="false" fo:background-color="transparent" fo:wrap-option="no-wrap" fo:border-left="0.06pt solid #000000" fo:padding="0in" fo:border-right="0.06pt solid #000000" fo:border-top="1.5pt solid #000000"/>
      <style:paragraph-properties fo:text-align="center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97" style:family="table-cell" style:parent-style-name="MedLtGreenBg" style:data-style-name="N1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631" style:family="table-cell" style:parent-style-name="WhiteBg" style:data-style-name="N1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79" style:family="table-cell" style:parent-style-name="LightYellowBg" style:data-style-name="N1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427" style:family="table-cell" style:parent-style-name="WhiteBg" style:data-style-name="N1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234" style:family="table-cell" style:parent-style-name="Default" style:data-style-name="N160">
      <style:text-properties style:use-window-font-color="true"/>
    </style:style>
    <style:style style:name="ce235" style:family="table-cell" style:parent-style-name="Default" style:data-style-name="N160">
      <style:table-cell-properties style:text-align-source="fix" style:repeat-content="false" fo:padding-bottom="0.0193in" fo:padding-left="0.0138in" fo:padding-right="0.0138in" fo:padding-top="0.0193in" style:rotation-angle="90" style:vertical-align="middle"/>
      <style:paragraph-properties fo:text-align="center" fo:margin-left="0in"/>
      <style:text-properties fo:color="#808000" fo:font-size="9pt" style:font-size-asian="9pt" style:font-size-complex="9pt"/>
    </style:style>
    <style:style style:name="ce236" style:family="table-cell" style:parent-style-name="Default" style:data-style-name="N160">
      <style:table-cell-properties style:text-align-source="fix" style:repeat-content="false"/>
      <style:paragraph-properties fo:text-align="center" fo:margin-left="0in"/>
      <style:text-properties style:use-window-font-color="true" fo:font-size="9pt" style:font-size-asian="9pt" style:font-size-complex="9pt"/>
    </style:style>
    <style:style style:name="ce237" style:family="table-cell" style:parent-style-name="Default" style:data-style-name="N160">
      <style:table-cell-properties style:text-align-source="fix" style:repeat-content="false" fo:background-color="transparent" style:rotation-angle="90" style:vertical-align="middle"/>
      <style:paragraph-properties fo:text-align="end" fo:margin-left="0in"/>
      <style:text-properties style:use-window-font-color="true" fo:font-size="9pt" style:font-size-asian="9pt" style:font-size-complex="9pt"/>
    </style:style>
    <style:style style:name="ce238" style:family="table-cell" style:parent-style-name="Default" style:data-style-name="N160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9pt" style:font-size-asian="9pt" style:font-size-complex="9pt"/>
    </style:style>
    <style:style style:name="ce319" style:family="table-cell" style:parent-style-name="Default" style:data-style-name="N160">
      <style:table-cell-properties fo:border-bottom="none" style:cell-protect="none" style:print-content="true" style:text-align-source="fix" style:repeat-content="false" fo:background-color="transparent" fo:border-left="0.06pt solid #000000" fo:padding="0in" fo:border-right="0.06pt solid #000000" fo:border-top="1.5pt solid #000000"/>
      <style:paragraph-properties fo:text-align="center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00" style:family="table-cell" style:parent-style-name="MedLtGreenBg" style:data-style-name="N160">
      <style:table-cell-properties style:cell-protect="none" style:print-content="true" fo:border="0.06pt solid #000000"/>
      <style:paragraph-properties fo:margin-left="0in"/>
      <style:text-properties style:use-window-font-color="true" fo:font-size="10pt" style:font-size-asian="10pt" style:font-size-complex="10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635" style:family="table-cell" style:parent-style-name="WhiteBg" style:data-style-name="N160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use-window-font-color="true" fo:font-size="10pt" style:font-size-asian="10pt" style:font-size-complex="10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82" style:family="table-cell" style:parent-style-name="LightYellowBg" style:data-style-name="N160">
      <style:table-cell-properties style:cell-protect="none" style:print-content="true" fo:border="0.06pt solid #000000"/>
      <style:paragraph-properties fo:margin-left="0in"/>
      <style:text-properties style:use-window-font-color="true" fo:font-size="10pt" style:font-size-asian="10pt" style:font-size-complex="10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430" style:family="table-cell" style:parent-style-name="WhiteBg" style:data-style-name="N160">
      <style:table-cell-properties style:cell-protect="none" style:print-content="true" fo:border="0.06pt solid #000000"/>
      <style:paragraph-properties fo:margin-left="0in"/>
      <style:text-properties style:use-window-font-color="true" fo:font-size="10pt" style:font-size-asian="10pt" style:font-size-complex="10pt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385" style:family="table-cell" style:parent-style-name="Default" style:data-style-name="N160">
      <style:text-properties style:use-window-font-color="true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24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fo:border-bottom="none" style:text-align-source="fix" style:repeat-content="false" fo:border-left="1.11pt double #000000" style:border-line-width-left="0.0008in 0.0138in 0.0008in" fo:padding-bottom="0.0193in" fo:padding-left="0.0138in" fo:padding-right="0.0138in" fo:padding-top="0.0193in" fo:border-right="none" style:rotation-angle="90" fo:border-top="1.11pt double #000000" style:border-line-width-top="0.0008in 0.0138in 0.0008in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247" style:family="table-cell" style:parent-style-name="Default">
      <style:table-cell-properties fo:border-bottom="none" style:text-align-source="fix" style:repeat-content="false" fo:background-color="transparent" fo:border-left="1.11pt double #000000" style:border-line-width-left="0.0008in 0.0138in 0.0008in" fo:border-right="none" fo:border-top="none"/>
      <style:paragraph-properties fo:text-align="center" fo:margin-left="0in"/>
      <style:text-properties style:use-window-font-color="true" fo:font-size="9pt" style:font-size-asian="9pt" style:font-size-complex="9pt"/>
    </style:style>
    <style:style style:name="ce327" style:family="table-cell" style:parent-style-name="Default" style:data-style-name="N151">
      <style:table-cell-properties fo:border-bottom="none" style:cell-protect="none" style:print-content="true" style:text-align-source="fix" style:repeat-content="false" fo:background-color="transparent" fo:border-left="0.06pt solid #000000" fo:padding="0in" fo:border-right="0.06pt solid #000000" fo:border-top="1.5pt solid #000000"/>
      <style:paragraph-properties fo:text-align="center" fo:margin-left="0in"/>
      <style:text-properties style:use-window-font-color="true" style:font-name="Arial" fo:font-size="10pt" fo:font-style="italic" fo:font-weight="normal" style:font-name-asian="DejaVu Sans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604" style:family="table-cell" style:parent-style-name="MedLtGreenBg" style:data-style-name="N151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640" style:family="table-cell" style:parent-style-name="WhiteBg" style:data-style-name="N151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86" style:family="table-cell" style:parent-style-name="LightYellowBg" style:data-style-name="N151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435" style:family="table-cell" style:parent-style-name="WhiteBg" style:data-style-name="N151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254" style:family="table-cell" style:parent-style-name="Default" style:data-style-name="N130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55" style:family="table-cell" style:parent-style-name="Default" style:data-style-name="N130">
      <style:table-cell-properties fo:border-bottom="none" style:text-align-source="fix" style:repeat-content="false" fo:border-left="none" fo:padding-bottom="0.0193in" fo:padding-left="0.0138in" fo:padding-right="0.0138in" fo:padding-top="0.0193in" fo:border-right="1.11pt double #000000" style:border-line-width-right="0.0008in 0.0138in 0.0008in" style:rotation-angle="90" fo:border-top="1.11pt double #000000" style:border-line-width-top="0.0008in 0.0138in 0.0008in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256" style:family="table-cell" style:parent-style-name="Default" style:data-style-name="N130">
      <style:table-cell-properties fo:border-bottom="none" style:text-align-source="fix" style:repeat-content="false" fo:background-color="transparent" fo:border-left="1.11pt double #000000" style:border-line-width-left="0.0008in 0.0138in 0.0008in" fo:border-right="none" fo:border-top="none"/>
      <style:paragraph-properties fo:text-align="center" fo:margin-left="0in"/>
      <style:text-properties style:use-window-font-color="true" fo:font-size="9pt" style:font-size-asian="9pt" style:font-size-complex="9pt"/>
    </style:style>
    <style:style style:name="ce333" style:family="table-cell" style:parent-style-name="Default" style:data-style-name="N130">
      <style:table-cell-properties fo:border-bottom="none" style:cell-protect="none" style:print-content="true" style:text-align-source="fix" style:repeat-content="false" fo:background-color="transparent" fo:border-left="0.06pt solid #000000" fo:padding="0in" fo:border-right="0.06pt solid #000000" fo:border-top="1.5pt solid #000000"/>
      <style:paragraph-properties fo:text-align="center" fo:margin-left="0in"/>
      <style:text-properties style:use-window-font-color="true" style:font-name="Arial" fo:font-size="10pt" fo:font-style="italic" fo:font-weight="normal" style:font-name-asian="DejaVu Sans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607" style:family="table-cell" style:parent-style-name="MedLtGreenBg" style:data-style-name="N130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644" style:family="table-cell" style:parent-style-name="WhiteBg" style:data-style-name="N130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89" style:family="table-cell" style:parent-style-name="LightYellowBg" style:data-style-name="N130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439" style:family="table-cell" style:parent-style-name="WhiteBg" style:data-style-name="N130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264" style:family="table-cell" style:parent-style-name="Default" style:data-style-name="N12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5" style:family="table-cell" style:parent-style-name="Default" style:data-style-name="N124">
      <style:table-cell-properties fo:border-bottom="none" style:text-align-source="fix" style:repeat-content="false" fo:border-left="none" fo:padding-bottom="0.0193in" fo:padding-left="0.0138in" fo:padding-right="0.0138in" fo:padding-top="0.0193in" fo:border-right="1.11pt double #000000" style:border-line-width-right="0.0008in 0.0138in 0.0008in" style:rotation-angle="90" fo:border-top="1.11pt double #000000" style:border-line-width-top="0.0008in 0.0138in 0.0008in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349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338" style:family="table-cell" style:parent-style-name="Default">
      <style:table-cell-properties fo:border-bottom="none" style:text-align-source="fix" style:repeat-content="false" fo:border-left="0.06pt solid #000000" fo:padding="0in" fo:border-right="0.06pt solid #000000" fo:border-top="1.5pt solid #000000"/>
      <style:paragraph-properties fo:text-align="center" fo:margin-left="0in"/>
      <style:text-properties fo:font-size="10pt" style:font-size-asian="10pt" style:font-size-complex="10pt"/>
    </style:style>
    <style:style style:name="ce610" style:family="table-cell" style:parent-style-name="MedLtGreenBg" style:data-style-name="N124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1648" style:family="table-cell" style:parent-style-name="WhiteBg" style:data-style-name="N124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592" style:family="table-cell" style:parent-style-name="LightYellowBg" style:data-style-name="N124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442" style:family="table-cell" style:parent-style-name="WhiteBg" style:data-style-name="N124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#NAME?=&quot;&quot;;#NAME?=&quot;P&quot;))" style:apply-style-name="LightPinkBg" style:base-cell-address="VRSN.A8"/>
      <style:map style:condition="is-true-formula(AND(#NAME?=&quot;&quot;;#NAME?=&quot;C&quot;))" style:apply-style-name="LightGreenBg" style:base-cell-address="VRSN.A8"/>
      <style:map style:condition="is-true-formula(ORG.OPENOFFICE.STYLE(IF(#NAME?=&quot;&quot;;&quot;Default&quot;;VLOOKUP(#NAME?;styletbl;2;0))))" style:apply-style-name="BlueBg" style:base-cell-address="VRSN.A8"/>
    </style:style>
    <style:style style:name="ce413" style:family="table-cell" style:parent-style-name="Default" style:data-style-name="N1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1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273" style:family="table-cell" style:parent-style-name="LightBlueBg" style:data-style-name="N1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>
      <style:table-cell-properties style:text-align-source="fix" style:repeat-content="false" fo:padding-bottom="0.0138in" fo:padding-left="0.028in" fo:padding-right="0.0138in" fo:padding-top="0.0138in" style:shrink-to-fit="true"/>
      <style:paragraph-properties fo:text-align="start" fo:margin-left="0in"/>
    </style:style>
    <style:style style:name="ce511" style:family="table-cell" style:parent-style-name="Default" style:data-style-name="N171">
      <style:table-cell-properties style:text-align-source="fix" style:repeat-content="false" fo:padding-bottom="0.0138in" fo:padding-left="0.028in" fo:padding-right="0.0138in" fo:padding-top="0.0138in" style:shrink-to-fit="true"/>
      <style:paragraph-properties fo:text-align="start" fo:margin-left="0in"/>
    </style:style>
    <style:style style:name="ce27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9pt" style:font-size-asian="9pt" style:font-size-complex="9pt"/>
    </style:style>
    <style:style style:name="ce425" style:family="table-cell" style:parent-style-name="LightBlueBg" style:data-style-name="N4">
      <style:table-cell-properties style:text-align-source="fix" style:repeat-content="false" fo:background-color="transparent"/>
      <style:paragraph-properties fo:text-align="start" fo:margin-left="0in"/>
    </style:style>
    <style:style style:name="ce426" style:family="table-cell" style:parent-style-name="Default" style:data-style-name="N130">
      <style:table-cell-properties style:cell-protect="none" style:print-content="true" fo:border="0.06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2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370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ize="9pt" style:font-size-asian="9pt" style:font-size-complex="9pt"/>
    </style:style>
    <style:style style:name="ce523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528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  <style:text-properties fo:font-size="9pt" style:font-size-asian="9pt" style:font-size-complex="9pt"/>
    </style:style>
    <style:style style:name="ce533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</style:style>
    <style:style style:name="ce538" style:family="table-cell" style:parent-style-name="LightBlueBg">
      <style:table-cell-properties style:text-align-source="fix" style:repeat-content="false" fo:background-color="transparent"/>
      <style:paragraph-properties fo:text-align="start" fo:margin-left="0.139in"/>
    </style:style>
    <style:style style:name="ce543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574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32" style:family="table-cell" style:parent-style-name="Default">
      <style:table-cell-properties fo:background-color="transparent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42" style:family="table-cell" style:parent-style-name="Default">
      <style:text-properties fo:font-size="9pt" style:font-size-asian="9pt" style:font-size-complex="9pt"/>
    </style:style>
    <style:style style:name="ce432" style:family="table-cell" style:parent-style-name="Default" style:data-style-name="N124">
      <style:table-cell-properties fo:background-color="transparent"/>
    </style:style>
    <style:style style:name="ce985" style:family="table-cell" style:parent-style-name="MedLtGreenBg">
      <style:table-cell-properties style:cell-protect="none" style:print-content="true" fo:border="0.06pt solid #000000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388" style:family="table-cell" style:parent-style-name="LightPinkBg">
      <style:table-cell-properties fo:border-bottom="0.06pt solid #000000" style:cell-protect="none" style:print-content="true" fo:background-color="transparent" fo:border-left="0.06pt solid #000000" fo:padding-bottom="0.0193in" fo:padding-left="0.0138in" fo:padding-right="0.0138in" fo:padding-top="0.0193in" fo:border-right="0.06pt solid #000000" fo:border-top="2.01pt solid #000000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3546" style:family="table-cell" style:parent-style-name="LightYellowBg">
      <style:table-cell-properties style:cell-protect="none" style:print-content="true" fo:border="0.06pt solid #000000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392" style:family="table-cell" style:parent-style-name="LightPinkBg">
      <style:table-cell-properties style:cell-protect="none" style:print-content="true" fo:background-color="transparent" fo:border="0.06pt solid #000000" fo:padding-bottom="0.0193in" fo:padding-left="0.0138in" fo:padding-right="0.0138in" fo:padding-top="0.0193in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1196" style:family="table-cell" style:parent-style-name="Default">
      <style:table-cell-properties fo:border-bottom="0.06pt solid #000000" style:cell-protect="none" style:print-content="true" fo:background-color="transparent" fo:border-left="0.06pt solid #000000" fo:padding-bottom="0.0193in" fo:padding-left="0.0138in" fo:padding-right="0.0138in" fo:padding-top="0.0193in" fo:border-right="0.06pt solid #000000" fo:border-top="2.01pt solid #000000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1059" style:family="table-cell" style:parent-style-name="Default">
      <style:table-cell-properties style:cell-protect="none" style:print-content="true" fo:background-color="transparent" fo:border="0.06pt solid #000000" fo:padding-bottom="0.0193in" fo:padding-left="0.0138in" fo:padding-right="0.0138in" fo:padding-top="0.0193in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397" style:family="table-cell" style:parent-style-name="Default"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398" style:family="table-cell" style:parent-style-name="MedLtGreenBg" style:data-style-name="N127">
      <style:table-cell-properties style:cell-protect="none" style:print-content="true" fo:border="0.06pt solid #000000"/>
      <style:paragraph-properties fo:margin-left="0in"/>
      <style:text-properties fo:font-size="8pt" style:font-size-asian="8pt" style:font-size-complex="8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399" style:family="table-cell" style:parent-style-name="WhiteBg" style:data-style-name="N127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8pt" style:font-size-asian="8pt" style:font-size-complex="8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01" style:family="table-cell" style:parent-style-name="LightYellowBg" style:data-style-name="N127">
      <style:table-cell-properties style:cell-protect="none" style:print-content="true" fo:border="0.06pt solid #000000"/>
      <style:paragraph-properties fo:margin-left="0in"/>
      <style:text-properties fo:font-size="8pt" style:font-size-asian="8pt" style:font-size-complex="8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03" style:family="table-cell" style:parent-style-name="WhiteBg" style:data-style-name="N127">
      <style:table-cell-properties style:cell-protect="none" style:print-content="true" fo:border="0.06pt solid #000000"/>
      <style:paragraph-properties fo:margin-left="0in"/>
      <style:text-properties fo:font-size="8pt" style:font-size-asian="8pt" style:font-size-complex="8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3437" style:family="table-cell" style:parent-style-name="Default" style:data-style-name="N127">
      <style:table-cell-properties fo:border-bottom="0.06pt solid #000000" style:cell-protect="none" style:print-content="true" style:text-align-source="fix" style:repeat-content="false" fo:background-color="transparent" fo:border-left="0.06pt solid #000000" fo:padding-bottom="0.0193in" fo:padding-left="0.0138in" fo:padding-right="0.0138in" fo:padding-top="0.0193in" fo:border-right="0.06pt solid #000000" fo:border-top="2.01pt solid #000000"/>
      <style:paragraph-properties fo:text-align="center" fo:margin-left="0in"/>
      <style:text-properties fo:font-size="8pt" style:font-size-asian="8pt" style:font-size-complex="8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60" style:family="table-cell" style:parent-style-name="Default" style:data-style-name="N127">
      <style:table-cell-properties style:cell-protect="none" style:print-content="true" style:text-align-source="fix" style:repeat-content="false" fo:background-color="transparent" fo:border="0.06pt solid #000000" fo:padding-bottom="0.0193in" fo:padding-left="0.0138in" fo:padding-right="0.0138in" fo:padding-top="0.0193in"/>
      <style:paragraph-properties fo:text-align="center" fo:margin-left="0in"/>
      <style:text-properties fo:font-size="8pt" style:font-size-asian="8pt" style:font-size-complex="8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1474" style:family="table-cell" style:parent-style-name="Default" style:data-style-name="N127">
      <style:table-cell-properties style:cell-protect="none" style:print-content="true" fo:border="0.06pt solid #000000"/>
      <style:paragraph-properties fo:margin-left="0in"/>
      <style:text-properties fo:font-size="8pt" style:font-size-asian="8pt" style:font-size-complex="8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10" style:family="table-cell" style:parent-style-name="MedLtGreenBg" style:data-style-name="N175">
      <style:table-cell-properties style:cell-protect="none" style:print-content="true" fo:border="0.06pt solid #000000" style:shrink-to-fit="false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14" style:family="table-cell" style:parent-style-name="WhiteBg" style:data-style-name="N175">
      <style:table-cell-properties fo:border-bottom="0.06pt solid #000000" style:cell-protect="none" style:print-content="true" fo:border-left="0.06pt solid #000000" fo:border-right="0.06pt solid #000000" style:shrink-to-fit="false" fo:border-top="2.01pt solid #000000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15" style:family="table-cell" style:parent-style-name="LightYellowBg" style:data-style-name="N175">
      <style:table-cell-properties style:cell-protect="none" style:print-content="true" fo:border="0.06pt solid #000000" style:shrink-to-fit="false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17" style:family="table-cell" style:parent-style-name="WhiteBg" style:data-style-name="N175">
      <style:table-cell-properties style:cell-protect="none" style:print-content="true" fo:border="0.06pt solid #000000" style:shrink-to-fit="false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3446" style:family="table-cell" style:parent-style-name="Default" style:data-style-name="N175">
      <style:table-cell-properties fo:border-bottom="0.06pt solid #000000" style:cell-protect="none" style:print-content="true" fo:border-left="0.06pt solid #000000" fo:padding-bottom="0.0193in" fo:padding-left="0.0138in" fo:padding-right="0.0138in" fo:padding-top="0.0193in" fo:border-right="0.06pt solid #000000" style:shrink-to-fit="false" fo:border-top="2.01pt solid #000000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103" style:family="table-cell" style:parent-style-name="Default" style:data-style-name="N175">
      <style:table-cell-properties style:cell-protect="none" style:print-content="true" fo:border="0.06pt solid #000000" fo:padding-bottom="0.0193in" fo:padding-left="0.0138in" fo:padding-right="0.0138in" fo:padding-top="0.0193in" style:shrink-to-fit="false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1002" style:family="table-cell" style:parent-style-name="Default" style:data-style-name="N175">
      <style:table-cell-properties style:cell-protect="none" style:print-content="true" fo:border="0.06pt solid #000000" style:shrink-to-fit="false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22" style:family="table-cell" style:parent-style-name="Default" style:data-style-name="N100"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23" style:family="table-cell" style:parent-style-name="MedLtGreenBg" style:data-style-name="N124">
      <style:table-cell-properties style:cell-protect="none" style:print-content="true" fo:border="0.06pt solid #000000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28" style:family="table-cell" style:parent-style-name="WhiteBg" style:data-style-name="N124">
      <style:table-cell-properties fo:border-bottom="0.06pt solid #000000" style:cell-protect="none" style:print-content="true" fo:border-left="0.06pt solid #000000" fo:border-right="0.06pt solid #000000" fo:border-top="2.01pt solid #000000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29" style:family="table-cell" style:parent-style-name="LightYellowBg" style:data-style-name="N124">
      <style:table-cell-properties style:cell-protect="none" style:print-content="true" fo:border="0.06pt solid #000000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31" style:family="table-cell" style:parent-style-name="WhiteBg" style:data-style-name="N124">
      <style:table-cell-properties style:cell-protect="none" style:print-content="true" fo:border="0.06pt solid #000000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3454" style:family="table-cell" style:parent-style-name="Default" style:data-style-name="N124">
      <style:table-cell-properties fo:border-bottom="0.06pt solid #000000" style:cell-protect="none" style:print-content="true" fo:border-left="0.06pt solid #000000" fo:padding-bottom="0.0193in" fo:padding-left="0.0138in" fo:padding-right="0.0138in" fo:padding-top="0.0193in" fo:border-right="0.06pt solid #000000" fo:border-top="2.01pt solid #000000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106" style:family="table-cell" style:parent-style-name="Default" style:data-style-name="N124">
      <style:table-cell-properties style:cell-protect="none" style:print-content="true" fo:border="0.06pt solid #000000" fo:padding-bottom="0.0193in" fo:padding-left="0.0138in" fo:padding-right="0.0138in" fo:padding-top="0.0193in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1008" style:family="table-cell" style:parent-style-name="Default" style:data-style-name="N124">
      <style:table-cell-properties style:cell-protect="none" style:print-content="true" fo:border="0.06pt solid #000000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37" style:family="table-cell" style:parent-style-name="Default"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38" style:family="table-cell" style:parent-style-name="MedLtGreenBg" style:data-style-name="N124">
      <style:table-cell-properties style:cell-protect="none" style:print-content="true" fo:border="0.06pt solid #000000"/>
      <style:paragraph-properties fo:margin-left="0in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40" style:family="table-cell" style:parent-style-name="WhiteBg" style:data-style-name="N124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41" style:family="table-cell" style:parent-style-name="LightYellowBg" style:data-style-name="N124">
      <style:table-cell-properties style:cell-protect="none" style:print-content="true" fo:border="0.06pt solid #000000"/>
      <style:paragraph-properties fo:margin-left="0in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44" style:family="table-cell" style:parent-style-name="WhiteBg" style:data-style-name="N124">
      <style:table-cell-properties style:cell-protect="none" style:print-content="true" fo:border="0.06pt solid #000000"/>
      <style:paragraph-properties fo:margin-left="0in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994" style:family="table-cell" style:parent-style-name="Default" style:data-style-name="N124">
      <style:table-cell-properties fo:border-bottom="0.06pt solid #000000" style:cell-protect="none" style:print-content="true" style:text-align-source="fix" style:repeat-content="false" fo:border-left="0.06pt solid #000000" fo:padding-bottom="0.0193in" fo:padding-left="0.0138in" fo:padding-right="0.0138in" fo:padding-top="0.0193in" fo:border-right="0.06pt solid #000000" fo:border-top="2.01pt solid #000000"/>
      <style:paragraph-properties fo:text-align="center" fo:margin-left="0in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136" style:family="table-cell" style:parent-style-name="Default" style:data-style-name="N124">
      <style:table-cell-properties style:cell-protect="none" style:print-content="tru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1014" style:family="table-cell" style:parent-style-name="Default" style:data-style-name="N124">
      <style:table-cell-properties style:cell-protect="none" style:print-content="true" fo:border="0.06pt solid #000000"/>
      <style:paragraph-properties fo:margin-left="0in"/>
      <style:text-properties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140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size="2pt" style:font-size-asian="8pt" style:font-size-complex="8pt"/>
    </style:style>
    <style:style style:name="ce135" style:family="table-cell" style:parent-style-name="Default" style:data-style-name="N124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style:use-window-font-color="true" fo:font-size="9pt" style:font-size-asian="9pt" style:font-size-complex="9pt"/>
      <style:map style:condition="is-true-formula(NOT(uselast))" style:apply-style-name="VeryDimFont" style:base-cell-address="VZ.G6"/>
    </style:style>
    <style:style style:name="ce153" style:family="table-cell" style:parent-style-name="Default" style:data-style-name="N124">
      <style:table-cell-properties fo:border-bottom="none" style:cell-protect="none" style:print-content="true" style:text-align-source="fix" style:repeat-content="false" fo:border-left="0.06pt solid #000000" fo:padding-bottom="0.0193in" fo:padding-left="0.0138in" fo:padding-right="0.0138in" fo:padding-top="0.0193in" fo:border-right="0.06pt solid #000000" fo:border-top="0.06pt solid #000000"/>
      <style:paragraph-properties fo:text-align="center" fo:margin-left="0in"/>
      <style:text-properties style:font-name="Liberation Sans" fo:font-size="10pt" fo:font-style="italic" fo:font-weight="bold" style:font-name-asian="DejaVu Sans" style:font-size-asian="10pt" style:font-style-asian="italic" style:font-weight-asian="bold" style:font-size-complex="10pt" style:font-style-complex="italic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51" style:family="table-cell" style:parent-style-name="MedLtGreenBg" style:data-style-name="N124">
      <style:table-cell-properties fo:border-bottom="none" style:cell-protect="none" style:print-content="true" fo:border-left="0.06pt solid #000000" fo:border-right="0.06pt solid #000000" fo:border-top="0.06pt solid #000000"/>
      <style:paragraph-properties fo:margin-left="0in"/>
      <style:text-properties style:font-name="Liberation Sans" fo:font-size="10pt" fo:font-style="italic" fo:font-weight="bold" style:font-name-asian="DejaVu Sans" style:font-size-asian="10pt" style:font-style-asian="italic" style:font-weight-asian="bold" style:font-size-complex="10pt" style:font-style-complex="italic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52" style:family="table-cell" style:parent-style-name="WhiteBg" style:data-style-name="N124">
      <style:table-cell-properties fo:border-bottom="none" style:cell-protect="none" style:print-content="true" fo:border-left="0.06pt solid #000000" fo:border-right="0.06pt solid #000000" fo:border-top="2.01pt solid #000000"/>
      <style:paragraph-properties fo:margin-left="0in"/>
      <style:text-properties style:font-name="Liberation Sans" fo:font-size="10pt" fo:font-style="italic" fo:font-weight="bold" style:font-name-asian="DejaVu Sans" style:font-size-asian="10pt" style:font-style-asian="italic" style:font-weight-asian="bold" style:font-size-complex="10pt" style:font-style-complex="italic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53" style:family="table-cell" style:parent-style-name="LightYellowBg" style:data-style-name="N124">
      <style:table-cell-properties fo:border-bottom="none" style:cell-protect="none" style:print-content="true" fo:border-left="0.06pt solid #000000" fo:border-right="0.06pt solid #000000" fo:border-top="0.06pt solid #000000"/>
      <style:paragraph-properties fo:margin-left="0in"/>
      <style:text-properties style:font-name="Liberation Sans" fo:font-size="10pt" fo:font-style="italic" fo:font-weight="bold" style:font-name-asian="DejaVu Sans" style:font-size-asian="10pt" style:font-style-asian="italic" style:font-weight-asian="bold" style:font-size-complex="10pt" style:font-style-complex="italic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54" style:family="table-cell" style:parent-style-name="WhiteBg" style:data-style-name="N124">
      <style:table-cell-properties fo:border-bottom="none" style:cell-protect="none" style:print-content="true" fo:border-left="0.06pt solid #000000" fo:border-right="0.06pt solid #000000" fo:border-top="0.06pt solid #000000"/>
      <style:paragraph-properties fo:margin-left="0in"/>
      <style:text-properties style:font-name="Liberation Sans" fo:font-size="10pt" fo:font-style="italic" fo:font-weight="bold" style:font-name-asian="DejaVu Sans" style:font-size-asian="10pt" style:font-style-asian="italic" style:font-weight-asian="bold" style:font-size-complex="10pt" style:font-style-complex="italic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660" style:family="table-cell" style:parent-style-name="Default" style:data-style-name="N124">
      <style:table-cell-properties fo:border-bottom="none" style:cell-protect="none" style:print-content="true" style:text-align-source="fix" style:repeat-content="false" fo:border-left="0.06pt solid #000000" fo:padding-bottom="0.0193in" fo:padding-left="0.0138in" fo:padding-right="0.0138in" fo:padding-top="0.0193in" fo:border-right="0.06pt solid #000000" fo:border-top="2.01pt solid #000000"/>
      <style:paragraph-properties fo:text-align="center" fo:margin-left="0in"/>
      <style:text-properties style:font-name="Liberation Sans" fo:font-size="10pt" fo:font-style="italic" fo:font-weight="bold" style:font-name-asian="DejaVu Sans" style:font-size-asian="10pt" style:font-style-asian="italic" style:font-weight-asian="bold" style:font-size-complex="10pt" style:font-style-complex="italic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56" style:family="table-cell" style:parent-style-name="MedLtGreenBg" style:data-style-name="N147">
      <style:table-cell-properties style:cell-protect="none" style:print-content="true" fo:border="0.06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57" style:family="table-cell" style:parent-style-name="WhiteBg" style:data-style-name="N147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58" style:family="table-cell" style:parent-style-name="LightYellowBg" style:data-style-name="N147">
      <style:table-cell-properties style:cell-protect="none" style:print-content="true" fo:border="0.06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59" style:family="table-cell" style:parent-style-name="WhiteBg" style:data-style-name="N147">
      <style:table-cell-properties style:cell-protect="none" style:print-content="true" fo:border="0.06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741" style:family="table-cell" style:parent-style-name="Default" style:data-style-name="N147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199" style:family="table-cell" style:parent-style-name="Default" style:data-style-name="N147">
      <style:table-cell-properties style:cell-protect="none" style:print-content="true" fo:border="0.06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62" style:family="table-cell" style:parent-style-name="Default" style:data-style-name="N163"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69" style:family="table-cell" style:parent-style-name="MedLtGreenBg" style:data-style-name="N124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70" style:family="table-cell" style:parent-style-name="WhiteBg" style:data-style-name="N124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72" style:family="table-cell" style:parent-style-name="LightYellowBg" style:data-style-name="N124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73" style:family="table-cell" style:parent-style-name="WhiteBg" style:data-style-name="N124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744" style:family="table-cell" style:parent-style-name="Default" style:data-style-name="N124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239" style:family="table-cell" style:parent-style-name="Default" style:data-style-name="N124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78" style:family="table-cell" style:parent-style-name="MedLtGreenBg" style:data-style-name="N130">
      <style:table-cell-properties style:cell-protect="none" style:print-content="true" fo:border="0.06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79" style:family="table-cell" style:parent-style-name="WhiteBg" style:data-style-name="N130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80" style:family="table-cell" style:parent-style-name="LightYellowBg" style:data-style-name="N130">
      <style:table-cell-properties style:cell-protect="none" style:print-content="true" fo:border="0.06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82" style:family="table-cell" style:parent-style-name="WhiteBg" style:data-style-name="N130">
      <style:table-cell-properties style:cell-protect="none" style:print-content="true" fo:border="0.06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746" style:family="table-cell" style:parent-style-name="Default" style:data-style-name="N130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251" style:family="table-cell" style:parent-style-name="Default" style:data-style-name="N130">
      <style:table-cell-properties style:cell-protect="none" style:print-content="true" fo:border="0.06pt solid #000000"/>
      <style:paragraph-properties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86" style:family="table-cell" style:parent-style-name="MedLtGreenBg" style:data-style-name="N130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87" style:family="table-cell" style:parent-style-name="WhiteBg" style:data-style-name="N130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89" style:family="table-cell" style:parent-style-name="LightYellowBg" style:data-style-name="N130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90" style:family="table-cell" style:parent-style-name="WhiteBg" style:data-style-name="N130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748" style:family="table-cell" style:parent-style-name="Default" style:data-style-name="N130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263" style:family="table-cell" style:parent-style-name="Default" style:data-style-name="N130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95" style:family="table-cell" style:parent-style-name="Default" style:data-style-name="N130"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96" style:family="table-cell" style:parent-style-name="MedLtGreenBg" style:data-style-name="N124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98" style:family="table-cell" style:parent-style-name="WhiteBg" style:data-style-name="N124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00" style:family="table-cell" style:parent-style-name="LightYellowBg" style:data-style-name="N124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01" style:family="table-cell" style:parent-style-name="WhiteBg" style:data-style-name="N124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751" style:family="table-cell" style:parent-style-name="Default" style:data-style-name="N124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294" style:family="table-cell" style:parent-style-name="Default" style:data-style-name="N124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05" style:family="table-cell" style:parent-style-name="MedLtGreenBg" style:data-style-name="N130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06" style:family="table-cell" style:parent-style-name="WhiteBg" style:data-style-name="N130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07" style:family="table-cell" style:parent-style-name="LightYellowBg" style:data-style-name="N130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10" style:family="table-cell" style:parent-style-name="WhiteBg" style:data-style-name="N130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753" style:family="table-cell" style:parent-style-name="Default" style:data-style-name="N130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302" style:family="table-cell" style:parent-style-name="Default" style:data-style-name="N130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style:font-size-asian="10pt" style:font-style-asian="italic" style:font-size-complex="10pt" style:font-style-complex="italic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19" style:family="table-cell" style:parent-style-name="MedLtGreenBg" style:data-style-name="N130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22" style:family="table-cell" style:parent-style-name="WhiteBg" style:data-style-name="N130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24" style:family="table-cell" style:parent-style-name="LightYellowBg" style:data-style-name="N130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29" style:family="table-cell" style:parent-style-name="WhiteBg" style:data-style-name="N130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755" style:family="table-cell" style:parent-style-name="Default" style:data-style-name="N130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312" style:family="table-cell" style:parent-style-name="Default" style:data-style-name="N130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39" style:family="table-cell" style:parent-style-name="MedLtGreenBg" style:data-style-name="N122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41" style:family="table-cell" style:parent-style-name="WhiteBg" style:data-style-name="N122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47" style:family="table-cell" style:parent-style-name="LightYellowBg" style:data-style-name="N122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48" style:family="table-cell" style:parent-style-name="WhiteBg" style:data-style-name="N122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757" style:family="table-cell" style:parent-style-name="Default" style:data-style-name="N122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320" style:family="table-cell" style:parent-style-name="Default" style:data-style-name="N122">
      <style:table-cell-properties style:cell-protect="none" style:print-content="true" fo:border="0.06pt solid #000000"/>
      <style:paragraph-properties fo:margin-left="0in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54" style:family="table-cell" style:parent-style-name="MedLtGreenBg" style:data-style-name="N122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57" style:family="table-cell" style:parent-style-name="WhiteBg" style:data-style-name="N122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58" style:family="table-cell" style:parent-style-name="LightYellowBg" style:data-style-name="N122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61" style:family="table-cell" style:parent-style-name="WhiteBg" style:data-style-name="N122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759" style:family="table-cell" style:parent-style-name="Default" style:data-style-name="N122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332" style:family="table-cell" style:parent-style-name="Default" style:data-style-name="N122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67" style:family="table-cell" style:parent-style-name="MedLtGreenBg" style:data-style-name="N169">
      <style:table-cell-properties style:cell-protect="none" style:print-content="true" fo:border="0.06pt solid #000000"/>
      <style:paragraph-properties fo:margin-left="0in"/>
      <style:text-properties fo:font-size="8pt" fo:font-weight="normal" style:font-size-asian="8pt" style:font-weight-asian="normal" style:font-size-complex="8pt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69" style:family="table-cell" style:parent-style-name="WhiteBg" style:data-style-name="N169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8pt" fo:font-weight="normal" style:font-size-asian="8pt" style:font-weight-asian="normal" style:font-size-complex="8pt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72" style:family="table-cell" style:parent-style-name="LightYellowBg" style:data-style-name="N169">
      <style:table-cell-properties style:cell-protect="none" style:print-content="true" fo:border="0.06pt solid #000000"/>
      <style:paragraph-properties fo:margin-left="0in"/>
      <style:text-properties fo:font-size="8pt" fo:font-weight="normal" style:font-size-asian="8pt" style:font-weight-asian="normal" style:font-size-complex="8pt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73" style:family="table-cell" style:parent-style-name="WhiteBg" style:data-style-name="N169">
      <style:table-cell-properties style:cell-protect="none" style:print-content="true" fo:border="0.06pt solid #000000"/>
      <style:paragraph-properties fo:margin-left="0in"/>
      <style:text-properties fo:font-size="8pt" fo:font-weight="normal" style:font-size-asian="8pt" style:font-weight-asian="normal" style:font-size-complex="8pt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761" style:family="table-cell" style:parent-style-name="Default" style:data-style-name="N169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8pt" fo:font-weight="normal" style:font-size-asian="8pt" style:font-weight-asian="normal" style:font-size-complex="8pt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344" style:family="table-cell" style:parent-style-name="Default" style:data-style-name="N169">
      <style:table-cell-properties style:cell-protect="none" style:print-content="true" fo:border="0.06pt solid #000000"/>
      <style:paragraph-properties fo:margin-left="0in"/>
      <style:text-properties fo:font-size="8pt" fo:font-weight="normal" style:font-size-asian="8pt" style:font-weight-asian="normal" style:font-size-complex="8pt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81" style:family="table-cell" style:parent-style-name="Default" style:data-style-name="N169">
      <style:table-cell-properties style:text-align-source="fix" style:repeat-content="false"/>
      <style:paragraph-properties fo:text-align="center" fo:margin-left="0in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314" style:family="table-cell" style:parent-style-name="Default" style:data-style-name="N103">
      <style:table-cell-properties fo:border-bottom="none" style:text-align-source="fix" style:repeat-content="false" fo:background-color="transparent" fo:border-left="0.06pt solid #000000" fo:padding-bottom="0.0193in" fo:padding-left="0.0138in" fo:padding-right="0.0138in" fo:padding-top="0.0193in" fo:border-right="0.06pt solid #000000" style:rotation-angle="90" style:shrink-to-fit="true" fo:border-top="0.06pt solid #000000" style:vertical-align="middle"/>
      <style:paragraph-properties fo:text-align="start" fo:margin-left="0in"/>
      <style:text-properties style:use-window-font-color="true"/>
    </style:style>
    <style:style style:name="ce315" style:family="table-cell" style:parent-style-name="Default">
      <style:table-cell-properties fo:border-bottom="none" fo:background-color="#ffffff" style:text-align-source="fix" style:repeat-content="false" fo:border-left="0.06pt solid #000000" fo:padding-bottom="0.0193in" fo:padding-left="0.0138in" fo:padding-right="0.0138in" fo:padding-top="0.0193in" fo:border-right="0.06pt solid #000000" style:rotation-angle="90" style:shrink-to-fit="true" fo:border-top="none" style:vertical-align="middle"/>
      <style:paragraph-properties fo:text-align="start" fo:margin-left="0in"/>
      <style:text-properties style:use-window-font-color="true"/>
    </style:style>
    <style:style style:name="ce316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06pt solid #000000" fo:padding-bottom="0.0193in" fo:padding-left="0.0138in" fo:padding-right="0.0138in" fo:padding-top="0.0193in" fo:border-right="0.06pt solid #000000" style:rotation-angle="90" fo:border-top="none" style:vertical-align="bottom"/>
      <style:paragraph-properties fo:text-align="start" fo:margin-left="0in"/>
      <style:text-properties style:use-window-font-color="true"/>
    </style:style>
    <style:style style:name="ce318" style:family="table-cell" style:parent-style-name="Default">
      <style:table-cell-properties fo:border-bottom="none" style:text-align-source="fix" style:repeat-content="false" fo:background-color="transparent" fo:border-left="0.06pt solid #000000" fo:padding-bottom="0.0193in" fo:padding-left="0.0138in" fo:padding-right="0.0138in" fo:padding-top="0.0193in" fo:border-right="0.06pt solid #000000" fo:border-top="none"/>
      <style:paragraph-properties fo:text-align="start" fo:margin-left="0in"/>
      <style:text-properties style:use-window-font-color="true" fo:font-size="9pt" style:font-size-asian="9pt" style:font-size-complex="9pt"/>
    </style:style>
    <style:style style:name="ce594" style:family="table-cell" style:parent-style-name="MedLtGreenBg" style:data-style-name="N1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95" style:family="table-cell" style:parent-style-name="WhiteBg" style:data-style-name="N1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96" style:family="table-cell" style:parent-style-name="LightYellowBg" style:data-style-name="N1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598" style:family="table-cell" style:parent-style-name="WhiteBg" style:data-style-name="N1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764" style:family="table-cell" style:parent-style-name="Default" style:data-style-name="N1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366" style:family="table-cell" style:parent-style-name="Default" style:data-style-name="N1">
      <style:table-cell-properties style:cell-protect="none" style:print-content="true" fo:border="0.06pt solid #000000"/>
      <style:paragraph-properties fo:margin-left="0in"/>
      <style:text-properties fo:font-size="10pt" fo:font-weight="bold" style:font-size-asian="10pt" style:font-weight-asian="bold" style:font-size-complex="10pt" style:font-weight-complex="bold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1171" style:family="table-cell" style:parent-style-name="MedLtGreenBg" style:data-style-name="N160">
      <style:table-cell-properties style:cell-protect="none" style:print-content="true" fo:border="0.06pt solid #000000"/>
      <style:paragraph-properties fo:margin-left="0in"/>
      <style:text-properties fo:color="#808000"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822" style:family="table-cell" style:parent-style-name="WhiteBg" style:data-style-name="N160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color="#808000"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3713" style:family="table-cell" style:parent-style-name="LightYellowBg" style:data-style-name="N160">
      <style:table-cell-properties style:cell-protect="none" style:print-content="true" fo:border="0.06pt solid #000000"/>
      <style:paragraph-properties fo:margin-left="0in"/>
      <style:text-properties fo:color="#808000"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1143" style:family="table-cell" style:parent-style-name="WhiteBg" style:data-style-name="N160">
      <style:table-cell-properties style:cell-protect="none" style:print-content="true" fo:border="0.06pt solid #000000"/>
      <style:paragraph-properties fo:margin-left="0in"/>
      <style:text-properties fo:color="#808000"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1145" style:family="table-cell" style:parent-style-name="Default" style:data-style-name="N160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fo:color="#808000"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337" style:family="table-cell" style:parent-style-name="Default" style:data-style-name="N160">
      <style:table-cell-properties style:cell-protect="none" style:print-content="true" fo:border="0.06pt solid #000000"/>
      <style:paragraph-properties fo:margin-left="0in"/>
      <style:text-properties fo:color="#808000" fo:font-size="10pt" style:font-size-asian="10pt" style:font-size-complex="10pt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611" style:family="table-cell" style:parent-style-name="Default" style:data-style-name="N160">
      <style:text-properties style:use-window-font-color="true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612" style:family="table-cell" style:parent-style-name="MedLtGreenBg" style:data-style-name="N151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613" style:family="table-cell" style:parent-style-name="WhiteBg" style:data-style-name="N151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614" style:family="table-cell" style:parent-style-name="LightYellowBg" style:data-style-name="N151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615" style:family="table-cell" style:parent-style-name="WhiteBg" style:data-style-name="N151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769" style:family="table-cell" style:parent-style-name="Default" style:data-style-name="N151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391" style:family="table-cell" style:parent-style-name="Default" style:data-style-name="N151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618" style:family="table-cell" style:parent-style-name="MedLtGreenBg" style:data-style-name="N130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619" style:family="table-cell" style:parent-style-name="WhiteBg" style:data-style-name="N130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620" style:family="table-cell" style:parent-style-name="LightYellowBg" style:data-style-name="N130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621" style:family="table-cell" style:parent-style-name="WhiteBg" style:data-style-name="N130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771" style:family="table-cell" style:parent-style-name="Default" style:data-style-name="N130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00" style:family="table-cell" style:parent-style-name="Default" style:data-style-name="N130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624" style:family="table-cell" style:parent-style-name="MedLtGreenBg" style:data-style-name="N124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625" style:family="table-cell" style:parent-style-name="WhiteBg" style:data-style-name="N124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626" style:family="table-cell" style:parent-style-name="LightYellowBg" style:data-style-name="N124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627" style:family="table-cell" style:parent-style-name="WhiteBg" style:data-style-name="N124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773" style:family="table-cell" style:parent-style-name="Default" style:data-style-name="N124">
      <style:table-cell-properties fo:border-bottom="0.06pt solid #000000" style:cell-protect="none" style:print-content="true" fo:border-left="0.06pt solid #000000" fo:border-right="0.06pt solid #000000" fo:border-top="2.01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ce411" style:family="table-cell" style:parent-style-name="Default" style:data-style-name="N124">
      <style:table-cell-properties style:cell-protect="none" style:print-content="true" fo:border="0.06pt solid #000000"/>
      <style:paragraph-properties fo:margin-left="0in"/>
      <style:text-properties style:font-name="Arial" fo:font-size="10pt" fo:font-style="italic" fo:font-weight="normal" style:font-name-asian="DejaVu Sans" style:font-size-asian="10pt" style:font-style-asian="italic" style:font-weight-asian="normal" style:font-size-complex="10pt" style:font-style-complex="italic" style:font-weight-complex="normal"/>
      <style:map style:condition="is-true-formula(AND(VRSN.Shading=&quot;&quot;;VRSN.SecType=&quot;P&quot;))" style:apply-style-name="LightPinkBg" style:base-cell-address="VZ.A7"/>
      <style:map style:condition="is-true-formula(AND(VRSN.Shading=&quot;&quot;;VRSN.SecType=&quot;C&quot;))" style:apply-style-name="LightGreenBg" style:base-cell-address="VZ.A7"/>
      <style:map style:condition="is-true-formula(ORG.OPENOFFICE.STYLE(IF(VRSN.Shading=&quot;&quot;;&quot;Default&quot;;VLOOKUP(VRSN.Shading;styletbl;2;0))))" style:apply-style-name="BlueBg" style:base-cell-address="VZ.A7"/>
    </style:style>
    <style:style style:name="gr1" style:family="graphic">
      <style:graphic-properties draw:textarea-vertical-align="middle"/>
    </style:style>
    <style:style style:name="gr2" style:family="graphic">
      <style:graphic-properties draw:textarea-vertical-align="top" fo:background-color="#000000"/>
    </style:style>
    <style:style style:name="gr3" style:family="graphic">
      <style:graphic-properties draw:textarea-vertical-align="top" fo:background-color="#ffff66"/>
    </style:style>
    <style:style style:name="gr4" style:family="graphic">
      <style:graphic-properties draw:textarea-vertical-align="top" fo:background-color="#cccc00"/>
    </style:style>
    <style:style style:name="gr5" style:family="graphic">
      <style:graphic-properties draw:textarea-vertical-align="top"/>
    </style:style>
    <style:style style:name="gr6" style:family="graphic">
      <style:graphic-properties fo:background-color="#c5000b"/>
    </style:style>
    <style:style style:name="gr7" style:family="graphic">
      <style:graphic-properties draw:textarea-vertical-align="top" fo:background-color="#333333"/>
    </style:style>
    <style:style style:name="gr8" style:family="graphic">
      <style:graphic-properties draw:textarea-vertical-align="middle" fo:background-color="#ffd428"/>
    </style:style>
    <style:style style:name="P1" style:family="paragraph"/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color="#ffffff" fo:font-size="12pt" fo:font-weight="bold"/>
    </style:style>
    <style:style style:name="P4" style:family="paragraph">
      <style:paragraph-properties fo:text-align="start"/>
      <style:text-properties fo:font-weight="bold"/>
    </style:style>
    <style:style style:name="P5" style:family="paragraph">
      <style:paragraph-properties fo:text-align="start"/>
      <style:text-properties fo:font-size="6pt" fo:font-weight="normal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color="#ffffff" fo:font-weight="bold"/>
    </style:style>
    <style:style style:name="P8" style:family="paragraph">
      <style:paragraph-properties fo:text-align="start"/>
      <style:text-properties fo:color="#ff0000" fo:font-size="11pt" fo:font-weight="bold"/>
    </style:style>
    <style:style style:name="P9" style:family="paragraph">
      <style:paragraph-properties fo:text-align="center"/>
      <style:text-properties fo:font-size="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</office:automatic-styles>
  <office:body>
    <office:spreadsheet>
      <table:table table:name="VRSN" table:style-name="ta1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1" form:control-implementation="ooo:com.sun.star.form.component.CommandButton" xml:id="control1" form:id="control1" form:label="Disc Unmarked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DeleteUnmarked.DeleteUnmarkedData?language=Basic&amp;location=document" xlink:type="simple"/>
              </office:event-listeners>
            </form:button>
            <form:button form:name="Push Button 12" form:control-implementation="ooo:com.sun.star.form.component.CommandButton" xml:id="control2" form:id="control2" form:label="B-W Net" form:title="SecType* BWNet Expiry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5" form:control-implementation="ooo:com.sun.star.form.component.CommandButton" xml:id="control3" form:id="control3" form:label="Synthetic" form:title="Expiry Strike* SecType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3" form:control-implementation="ooo:com.sun.star.form.component.CommandButton" xml:id="control4" form:id="control4" form:label="Disc+Reload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LoadCSV.DiscardData_and_Reload?language=Basic&amp;location=document" xlink:type="simple"/>
              </office:event-listeners>
            </form:button>
            <form:button form:name="Push Button 4" form:control-implementation="ooo:com.sun.star.form.component.CommandButton" xml:id="control5" form:id="control5" form:label="Reload csv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LoadCSV.Reoad_IB_CSV_file?language=Basic&amp;location=document" xlink:type="simple"/>
              </office:event-listeners>
            </form:button>
            <form:button form:name="Push Button 10" form:control-implementation="ooo:com.sun.star.form.component.CommandButton" xml:id="control6" form:id="control6" form:label="Fresh Load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LoadCSV.Load_IB_CSV_file?language=Basic&amp;location=document" xlink:type="simple"/>
              </office:event-listeners>
            </form:button>
            <form:button form:name="Push Button 2" form:control-implementation="ooo:com.sun.star.form.component.CommandButton" xml:id="control7" form:id="control7" form:label="Mo,Raw Yld" form:title="SecType* Expiry* RawYld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1" form:control-implementation="ooo:com.sun.star.form.component.CommandButton" xml:id="control8" form:id="control8" form:label="EffPr" form:title="SecType* EffPriceIfAsg Expiry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7" form:control-implementation="ooo:com.sun.star.form.component.CommandButton" xml:id="control9" form:id="control9" form:label="Strike,EffPr" form:title="SecType* Strike* Expiry EffPriceIfAsg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8" form:control-implementation="ooo:com.sun.star.form.component.CommandButton" xml:id="control10" form:id="control10" form:label="%ITM, TV%" form:title="SecType* PctITM* TvPct Expiry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6" form:control-implementation="ooo:com.sun.star.form.component.CommandButton" xml:id="control11" form:id="control11" form:label="Anu Yld" form:title="SecType* AnnYld- Expiry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9" form:control-implementation="ooo:com.sun.star.form.component.CommandButton" xml:id="control12" form:id="control12" form:label="Mo, &lt;EffPr" form:title="SecType* Expiry* EffPriceIfAsg" form:button-type="reset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13" form:control-implementation="ooo:com.sun.star.form.component.CommandButton" xml:id="control13" form:id="control13" form:label="Mo, TV%" form:title="SecType* Expiry* TvPct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14" form:control-implementation="ooo:com.sun.star.form.component.CommandButton" xml:id="control14" form:id="control14" form:label="Strangle" form:title="Expiry* PctITM AnnYld SecType" form:button-type="reset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15" form:control-implementation="ooo:com.sun.star.form.component.CommandButton" xml:id="control15" form:id="control15" form:label="Tes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JimaOT.LoadCSV.DiscardData_and_LoadTestData?language=Basic&amp;location=document" xlink:type="simple"/>
              </office:event-listeners>
            </form:button>
          </form:form>
        </office:forms>
        <table:shapes>
          <draw:control draw:z-index="29" draw:text-style-name="P1" svg:width="0.6602in" svg:height="0.1335in" svg:x="8.7846in" svg:y="0.2594in"/>
          <draw:control draw:z-index="30" draw:text-style-name="P1" svg:width="1.2299in" svg:height="0.1335in" svg:x="9.6252in" svg:y="0.2594in"/>
          <draw:control draw:z-index="31" draw:text-style-name="P1" svg:width="0.6602in" svg:height="0.1335in" svg:x="8.7846in" svg:y="0.2594in"/>
          <draw:control draw:z-index="32" draw:text-style-name="P1" svg:width="1.2299in" svg:height="0.1335in" svg:x="9.6252in" svg:y="0.2594in"/>
          <draw:control draw:z-index="33" draw:text-style-name="P1" svg:width="0.6602in" svg:height="0.1335in" svg:x="8.7846in" svg:y="0.2594in"/>
          <draw:control draw:z-index="35" draw:text-style-name="P1" svg:width="0.1772in" svg:height="0.1626in" svg:x="2.7925in" svg:y="3.6071in"/>
        </table:shapes>
        <table:table-column table:style-name="co1" table:default-cell-style-name="ce42"/>
        <table:table-column table:style-name="co2" table:default-cell-style-name="ce74"/>
        <table:table-column table:style-name="co3" table:default-cell-style-name="ce91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ce89"/>
        <table:table-column table:style-name="co7" table:default-cell-style-name="ce89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ce16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471"/>
        <table:table-column table:style-name="co16" table:default-cell-style-name="Default"/>
        <table:table-column table:style-name="co15" table:default-cell-style-name="ce234"/>
        <table:table-column table:style-name="co15" table:default-cell-style-name="Default"/>
        <table:table-column table:style-name="co6" table:default-cell-style-name="ce161"/>
        <table:table-column table:style-name="co17" table:default-cell-style-name="Default"/>
        <table:table-column table:style-name="co5" table:number-columns-repeated="2" table:default-cell-style-name="Default"/>
        <table:table-column table:style-name="co18" table:default-cell-style-name="ce277"/>
        <table:table-column table:style-name="co19" table:default-cell-style-name="ce523"/>
        <table:table-column table:style-name="co7" table:default-cell-style-name="Default"/>
        <table:table-column table:style-name="co20" table:default-cell-style-name="Default"/>
        <table:table-column table:style-name="co21" table:number-columns-repeated="33" table:default-cell-style-name="Default"/>
        <table:table-row table:style-name="ro1">
          <table:table-cell table:style-name="ce32"/>
          <table:table-cell table:style-name="ce53" office:value-type="string" calcext:value-type="string" table:number-columns-spanned="3" table:number-rows-spanned="2">
            <text:p>VRSN</text:p>
          </table:table-cell>
          <table:covered-table-cell table:style-name="ce73"/>
          <table:covered-table-cell table:style-name="ce88"/>
          <table:table-cell table:style-name="ce84">
            <draw:g draw:z-index="36">
              <draw:control draw:style-name="gr1" draw:text-style-name="P2" svg:width="1.0067in" svg:height="0.2437in" svg:x="0.0087in" svg:y="0.2724in" draw:control="control2"/>
              <draw:control draw:style-name="gr1" draw:text-style-name="P2" svg:width="0.9587in" svg:height="0.252in" svg:x="1.0433in" svg:y="0.2724in" draw:control="control3"/>
              <draw:control draw:style-name="gr2" draw:text-style-name="P3" svg:width="1.1276in" svg:height="0.252in" svg:x="3.2374in" svg:y="0.2724in" draw:control="control4"/>
              <draw:control draw:style-name="gr3" draw:text-style-name="P4" svg:width="1.1555in" svg:height="0.252in" svg:x="2.0382in" svg:y="0.2724in" draw:control="control5"/>
              <draw:control draw:style-name="gr4" draw:text-style-name="P5" svg:width="0.6449in" svg:height="0.252in" svg:x="4.3933in" svg:y="0.2724in" draw:control="control6"/>
              <draw:control draw:style-name="gr5" draw:text-style-name="P6" svg:width="1.0039in" svg:height="0.252in" svg:x="3.4335in" svg:y="0.0004in" draw:control="control7"/>
              <draw:control draw:style-name="gr5" draw:text-style-name="P6" svg:width="0.5996in" svg:height="0.252in" svg:x="2.0618in" svg:y="0.0004in" draw:control="control8"/>
              <draw:control draw:style-name="gr5" draw:text-style-name="P6" svg:width="0.9831in" svg:height="0.252in" svg:x="1.0264in" svg:y="0.0004in" draw:control="control9"/>
              <draw:control draw:style-name="gr5" draw:text-style-name="P6" svg:width="0.9154in" svg:height="0.252in" svg:x="6.0697in" svg:y="0.0004in" draw:control="control10"/>
              <draw:control draw:style-name="gr5" draw:text-style-name="P6" svg:width="0.7169in" svg:height="0.252in" svg:x="4.4583in" svg:y="0.0004in" draw:control="control11"/>
              <draw:control draw:style-name="gr5" draw:text-style-name="P6" svg:width="1.0181in" svg:height="0.252in" svg:x="0.0024in" svg:y="0.0004in" draw:control="control12"/>
              <draw:control draw:style-name="gr5" draw:text-style-name="P6" svg:width="0.7862in" svg:height="0.252in" svg:x="5.2209in" svg:y="0.0004in" draw:control="control13"/>
              <draw:control draw:style-name="gr5" draw:text-style-name="P6" svg:width="0.7169in" svg:height="0.252in" svg:x="2.6902in" svg:y="0.0004in" draw:control="control14"/>
              <draw:control draw:style-name="gr6" draw:text-style-name="P7" svg:width="0.5752in" svg:height="0.252in" svg:x="5.1366in" svg:y="0.2724in" draw:control="control15"/>
            </draw:g>
          </table:table-cell>
          <table:table-cell table:style-name="ce84"/>
          <table:table-cell table:style-name="ce74"/>
          <table:table-cell table:style-name="ce107"/>
          <table:table-cell table:number-columns-repeated="2"/>
          <table:table-cell table:style-name="ce129"/>
          <table:table-cell table:style-name="ce137"/>
          <table:table-cell table:style-name="ce146"/>
          <table:table-cell table:style-name="ce156"/>
          <table:table-cell table:style-name="ce162" table:number-columns-repeated="2"/>
          <table:table-cell table:style-name="ce181"/>
          <table:table-cell/>
          <table:table-cell table:style-name="ce201"/>
          <table:table-cell table:style-name="ce463"/>
          <table:table-cell table:number-columns-repeated="2"/>
          <table:table-cell table:style-name="ce245" office:value-type="string" calcext:value-type="string" table:number-columns-spanned="5" table:number-rows-spanned="1">
            <text:p>Broker:</text:p>
          </table:table-cell>
          <table:covered-table-cell table:style-name="ce254"/>
          <table:covered-table-cell table:number-columns-repeated="3" table:style-name="ce264"/>
          <table:table-cell table:style-name="ce360" office:value-type="string" calcext:value-type="string">
            <text:p>Schwab</text:p>
          </table:table-cell>
          <table:table-cell table:style-name="ce521" office:value-type="string" calcext:value-type="string">
            <text:p>MaxPctITM:</text:p>
          </table:table-cell>
          <table:table-cell table:style-name="ce277" office:value-type="float" office:value="30" calcext:value-type="float">
            <text:p>30</text:p>
          </table:table-cell>
          <table:table-cell table:number-columns-repeated="34"/>
        </table:table-row>
        <table:table-row table:style-name="ro2">
          <table:table-cell table:style-name="ce32"/>
          <table:covered-table-cell table:style-name="ce58"/>
          <table:covered-table-cell table:style-name="ce76"/>
          <table:covered-table-cell table:style-name="ce90"/>
          <table:table-cell table:style-name="ce97" table:number-columns-repeated="2"/>
          <table:table-cell table:style-name="ce75"/>
          <table:table-cell table:style-name="ce108"/>
          <table:table-cell table:style-name="ce118" table:number-columns-repeated="2"/>
          <table:table-cell table:style-name="ce129"/>
          <table:table-cell table:style-name="ce138"/>
          <table:table-cell table:style-name="ce146"/>
          <table:table-cell table:style-name="ce156"/>
          <table:table-cell table:style-name="ce162" table:number-columns-repeated="2"/>
          <table:table-cell table:style-name="ce181"/>
          <table:table-cell table:style-name="ce191"/>
          <table:table-cell table:style-name="ce201"/>
          <table:table-cell table:style-name="ce464"/>
          <table:table-cell table:style-name="ce223" office:value-type="currency" office:currency="USD" office:value="50000" calcext:value-type="currency" table:number-columns-spanned="1" table:number-rows-spanned="3">
            <text:p>$50,000</text:p>
          </table:table-cell>
          <table:table-cell table:style-name="ce235" office:value-type="string" calcext:value-type="string" table:number-columns-spanned="1" table:number-rows-spanned="5">
            <text:p>Annualization divider</text:p>
          </table:table-cell>
          <table:table-cell table:style-name="ce245" office:value-type="string" calcext:value-type="string" table:number-columns-spanned="5" table:number-rows-spanned="1">
            <text:p>MinPriceFrac:</text:p>
          </table:table-cell>
          <table:covered-table-cell table:style-name="ce254"/>
          <table:covered-table-cell table:number-columns-repeated="3" table:style-name="ce264"/>
          <table:table-cell table:style-name="ce511" office:value-type="percentage" office:value="0.0015" calcext:value-type="percentage">
            <text:p>0.15%</text:p>
          </table:table-cell>
          <table:table-cell table:style-name="ce370"/>
          <table:table-cell table:style-name="ce277"/>
          <table:table-cell table:number-columns-repeated="34"/>
        </table:table-row>
        <table:table-row table:style-name="ro1">
          <table:table-cell table:style-name="ce32"/>
          <table:table-cell/>
          <table:table-cell table:style-name="ce86" office:value-type="date" office:date-value="2019-02-15T10:56:44" calcext:value-type="date" table:number-columns-spanned="2" table:number-rows-spanned="2">
            <text:p>Fri 02/15 10:56 AM</text:p>
          </table:table-cell>
          <table:covered-table-cell/>
          <table:table-cell table:number-columns-repeated="8"/>
          <table:table-cell table:style-name="ce84"/>
          <table:table-cell table:style-name="ce157"/>
          <table:table-cell table:style-name="ce163" table:number-columns-repeated="2"/>
          <table:table-cell table:style-name="ce182"/>
          <table:table-cell table:style-name="ce192"/>
          <table:table-cell table:style-name="ce202"/>
          <table:table-cell table:style-name="ce465"/>
          <table:covered-table-cell table:style-name="ce224"/>
          <table:covered-table-cell table:style-name="ce236"/>
          <table:table-cell table:style-name="ce245" office:value-type="string" calcext:value-type="string" table:number-columns-spanned="5" table:number-rows-spanned="1">
            <text:p>Sort:</text:p>
          </table:table-cell>
          <table:covered-table-cell table:style-name="ce254"/>
          <table:covered-table-cell table:number-columns-repeated="2" table:style-name="ce264"/>
          <table:covered-table-cell table:style-name="ce273"/>
          <table:table-cell table:style-name="ce360" office:value-type="string" calcext:value-type="string">
            <text:p>SecType* Expiry* EffPriceIfAsg</text:p>
          </table:table-cell>
          <table:table-cell table:style-name="ce521" office:value-type="string" calcext:value-type="string">
            <text:p>RM CSVs?</text:p>
          </table:table-cell>
          <table:table-cell table:style-name="ce543" office:value-type="boolean" office:boolean-value="false" calcext:value-type="boolean">
            <text:p>FALSE</text:p>
          </table:table-cell>
          <table:table-cell table:style-name="ce382" table:number-columns-repeated="34"/>
        </table:table-row>
        <table:table-row table:style-name="ro1">
          <table:table-cell table:style-name="ce33"/>
          <table:table-cell/>
          <table:covered-table-cell table:style-name="ce78"/>
          <table:covered-table-cell/>
          <table:table-cell table:style-name="ce104" office:value-type="string" calcext:value-type="string" table:number-columns-spanned="5" table:number-rows-spanned="1">
            <text:p>/home/jima/Jts/tickers.csv</text:p>
          </table:table-cell>
          <table:covered-table-cell table:number-columns-repeated="4"/>
          <table:table-cell table:number-columns-repeated="3"/>
          <table:table-cell table:style-name="ce147"/>
          <table:table-cell table:style-name="ce158"/>
          <table:table-cell table:style-name="ce164" office:value-type="string" calcext:value-type="string" table:number-columns-spanned="4" table:number-rows-spanned="1">
            <text:p>Buy+Write Call/Sell+Write Put</text:p>
          </table:table-cell>
          <table:covered-table-cell table:style-name="ce173"/>
          <table:covered-table-cell table:style-name="ce183"/>
          <table:covered-table-cell table:style-name="ce193"/>
          <table:table-cell table:style-name="ce147"/>
          <table:table-cell table:style-name="ce466"/>
          <table:covered-table-cell table:style-name="ce225"/>
          <table:covered-table-cell table:style-name="ce236"/>
          <table:table-cell table:style-name="ce245" office:value-type="string" calcext:value-type="string" table:number-columns-spanned="5" table:number-rows-spanned="1">
            <text:p>CSV file path:</text:p>
          </table:table-cell>
          <table:covered-table-cell table:style-name="ce254"/>
          <table:covered-table-cell table:number-columns-repeated="3" table:style-name="ce264"/>
          <table:table-cell table:style-name="ce360" office:value-type="string" calcext:value-type="string" table:number-columns-spanned="4" table:number-rows-spanned="1">
            <text:p>/home/jima/Jts/</text:p>
          </table:table-cell>
          <table:covered-table-cell table:style-name="ce370"/>
          <table:covered-table-cell table:style-name="ce277"/>
          <table:covered-table-cell table:style-name="ce382"/>
          <table:table-cell table:style-name="ce382" table:number-columns-repeated="33"/>
        </table:table-row>
        <table:table-row table:style-name="ro3">
          <table:table-cell table:style-name="ce38" office:value-type="string" calcext:value-type="string" table:number-columns-spanned="1" table:number-rows-spanned="2">
            <text:p>  <text:span text:style-name="T1">shading</text:span></text:p>
          </table:table-cell>
          <table:table-cell table:style-name="ce68" office:value-type="string" calcext:value-type="string" table:number-columns-spanned="1" table:number-rows-spanned="2">
            <text:p><text:s/>SecType</text:p>
          </table:table-cell>
          <table:table-cell table:style-name="Default"/>
          <table:table-cell/>
          <table:table-cell table:style-name="ce105"/>
          <table:table-cell table:style-name="ce117"/>
          <table:table-cell table:style-name="ce122"/>
          <table:table-cell table:style-name="ce126"/>
          <table:table-cell table:style-name="ce119" office:value-type="string" calcext:value-type="string" table:number-columns-spanned="2" table:number-rows-spanned="1">
            <text:p>% ITM</text:p>
          </table:table-cell>
          <table:covered-table-cell table:style-name="ce127"/>
          <table:table-cell table:number-columns-repeated="2"/>
          <table:table-cell table:style-name="ce148" office:value-type="string" calcext:value-type="string" table:number-columns-spanned="2" table:number-rows-spanned="1">
            <text:p>Yld if Exp</text:p>
            <text:p>(Opt % of stock)</text:p>
          </table:table-cell>
          <table:covered-table-cell table:style-name="ce159"/>
          <table:table-cell table:style-name="ce165" office:value-type="string" calcext:value-type="string" table:number-columns-spanned="2" table:number-rows-spanned="1">
            <text:p>Effective Price</text:p>
            <text:p>if EXPIRES</text:p>
          </table:table-cell>
          <table:covered-table-cell table:style-name="ce174"/>
          <table:table-cell table:style-name="ce184" office:value-type="string" calcext:value-type="string" table:number-columns-spanned="2" table:number-rows-spanned="1">
            <text:p>Yield IF</text:p>
            <text:p>CALLED / ASSIGNED</text:p>
          </table:table-cell>
          <table:covered-table-cell table:style-name="ce194"/>
          <table:table-cell table:style-name="ce203" office:value-type="string" calcext:value-type="string" table:number-columns-spanned="1" table:number-rows-spanned="2">
            <text:p>% intrinsic</text:p>
          </table:table-cell>
          <table:table-cell table:style-name="ce467" office:value-type="string" calcext:value-type="string" table:number-columns-spanned="1" table:number-rows-spanned="2">
            <text:p>days</text:p>
            <text:p>to</text:p>
            <text:p>Ex-</text:p>
            <text:p>piry</text:p>
            <text:p/>
          </table:table-cell>
          <table:table-cell table:style-name="ce226" office:value-type="string" calcext:value-type="string" table:number-columns-spanned="1" table:number-rows-spanned="2">
            <text:p># contracts =</text:p>
          </table:table-cell>
          <table:covered-table-cell table:style-name="ce237"/>
          <table:table-cell table:style-name="ce246" office:value-type="string" calcext:value-type="string" table:number-columns-spanned="1" table:number-rows-spanned="2">
            <text:p>Time Value</text:p>
          </table:table-cell>
          <table:table-cell table:style-name="ce255" office:value-type="string" calcext:value-type="string" table:number-columns-spanned="1" table:number-rows-spanned="2">
            <text:p>TV % of stock</text:p>
            <text:p>annualized</text:p>
          </table:table-cell>
          <table:table-cell table:style-name="ce265" office:value-type="string" calcext:value-type="string" table:number-columns-spanned="1" table:number-rows-spanned="2">
            <text:p>Synthetic Value</text:p>
          </table:table-cell>
          <table:table-cell table:style-name="ce349" office:value-type="string" calcext:value-type="string" table:number-columns-spanned="1" table:number-rows-spanned="2">
            <text:p>(spare)</text:p>
          </table:table-cell>
          <table:table-cell table:style-name="ce349" office:value-type="string" calcext:value-type="string" table:number-columns-spanned="1" table:number-rows-spanned="2">
            <text:p>(spare)</text:p>
          </table:table-cell>
          <table:table-cell>
            <draw:control table:end-cell-address="VRSN.AB5" table:end-x="1.1933in" table:end-y="0.3618in" draw:z-index="34" draw:style-name="gr7" draw:text-style-name="P8" svg:width="0.9996in" svg:height="0.339in" svg:x="0.1937in" svg:y="0.0228in" draw:control="control1"/>
          </table:table-cell>
          <table:table-cell table:number-columns-repeated="2"/>
          <table:table-cell table:style-name="ce642" table:number-columns-repeated="34"/>
        </table:table-row>
        <table:table-row table:style-name="ro4">
          <table:covered-table-cell table:style-name="ce35"/>
          <table:covered-table-cell table:style-name="ce69"/>
          <table:table-cell table:style-name="ce93" office:value-type="string" calcext:value-type="string">
            <text:p>Expiry</text:p>
          </table:table-cell>
          <table:table-cell table:style-name="ce67" office:value-type="string" calcext:value-type="string">
            <text:p>Strike</text:p>
          </table:table-cell>
          <table:table-cell table:style-name="ce99" office:value-type="string" calcext:value-type="string">
            <text:p>Bid</text:p>
            <text:p>(sell)</text:p>
          </table:table-cell>
          <table:table-cell table:style-name="ce99" office:value-type="string" calcext:value-type="string">
            <text:p>Ask</text:p>
            <text:p>(buy)</text:p>
          </table:table-cell>
          <table:table-cell table:style-name="ce99" office:value-type="string" calcext:value-type="string">
            <text:p>Last</text:p>
          </table:table-cell>
          <table:table-cell table:style-name="ce110" office:value-type="string" calcext:value-type="string">
            <text:p>Price</text:p>
            <text:p>used</text:p>
          </table:table-cell>
          <table:table-cell table:style-name="ce120" office:value-type="string" calcext:value-type="string">
            <text:p>Raw</text:p>
          </table:table-cell>
          <table:table-cell table:style-name="ce128" office:value-type="string" calcext:value-type="string">
            <text:p>Per</text:p>
            <text:p>Day</text:p>
          </table:table-cell>
          <table:table-cell table:style-name="ce130" office:value-type="string" calcext:value-type="string">
            <text:p>Eff. Pr</text:p>
            <text:p>(Strike</text:p>
            <text:p>-/+opt)</text:p>
          </table:table-cell>
          <table:table-cell table:style-name="ce139" office:value-type="string" calcext:value-type="string">
            <text:p>Disc:Prem</text:p>
            <text:p>If assigned</text:p>
            <text:p>(raw/ann.)</text:p>
          </table:table-cell>
          <table:table-cell table:style-name="ce149" office:value-type="string" calcext:value-type="string">
            <text:p>Raw</text:p>
          </table:table-cell>
          <table:table-cell table:style-name="ce160" office:value-type="string" calcext:value-type="string">
            <text:p>Ann.</text:p>
          </table:table-cell>
          <table:table-cell table:style-name="ce166" office:value-type="string" calcext:value-type="string">
            <text:p>$</text:p>
            <text:p>(stock</text:p>
            <text:p>+/- opt)</text:p>
          </table:table-cell>
          <table:table-cell table:style-name="ce175" office:value-type="string" calcext:value-type="string">
            <text:p>Discount or Premium</text:p>
          </table:table-cell>
          <table:table-cell table:style-name="ce120" office:value-type="string" calcext:value-type="string">
            <text:p>Raw</text:p>
          </table:table-cell>
          <table:table-cell table:style-name="ce128" office:value-type="string" calcext:value-type="string">
            <text:p>Ann.</text:p>
          </table:table-cell>
          <table:covered-table-cell table:style-name="ce204"/>
          <table:covered-table-cell table:style-name="ce468"/>
          <table:covered-table-cell table:style-name="ce227"/>
          <table:covered-table-cell table:style-name="ce238"/>
          <table:covered-table-cell table:style-name="ce247"/>
          <table:covered-table-cell table:style-name="ce256"/>
          <table:covered-table-cell table:number-columns-repeated="3" table:style-name="ce349"/>
          <table:table-cell table:style-name="ce424"/>
          <table:table-cell table:style-name="ce528">
            <draw:control table:end-cell-address="VRSN.AN8" table:end-x="0.2579in" table:end-y="0.098in" draw:z-index="0" draw:text-style-name="P1" svg:width="12.1024in" svg:height="0.2756in" svg:x="0.2579in" svg:y="0.4559in"/>
            <draw:control table:end-cell-address="VRSN.AN8" table:end-x="0.2579in" table:end-y="0.098in" draw:z-index="1" draw:text-style-name="P1" svg:width="12.1024in" svg:height="0.2756in" svg:x="0.2579in" svg:y="0.4559in"/>
            <draw:control table:end-cell-address="VRSN.AN8" table:end-x="0.2579in" table:end-y="0.098in" draw:z-index="2" draw:text-style-name="P1" svg:width="12.1024in" svg:height="0.2756in" svg:x="0.2579in" svg:y="0.4559in"/>
            <draw:control table:end-cell-address="VRSN.AN8" table:end-x="0.2579in" table:end-y="0.098in" draw:z-index="3" draw:text-style-name="P1" svg:width="12.1024in" svg:height="0.2756in" svg:x="0.2579in" svg:y="0.4559in"/>
            <draw:control table:end-cell-address="VRSN.AN8" table:end-x="0.2579in" table:end-y="0.098in" draw:z-index="4" draw:text-style-name="P1" svg:width="12.1024in" svg:height="0.2756in" svg:x="0.2579in" svg:y="0.4559in"/>
            <draw:control table:end-cell-address="VRSN.AN8" table:end-x="0.2579in" table:end-y="0.098in" draw:z-index="5" draw:text-style-name="P1" svg:width="12.1024in" svg:height="0.2756in" svg:x="0.2579in" svg:y="0.4559in"/>
            <draw:control table:end-cell-address="VRSN.AN8" table:end-x="0.2579in" table:end-y="0.098in" draw:z-index="6" draw:text-style-name="P1" svg:width="12.1024in" svg:height="0.2756in" svg:x="0.2579in" svg:y="0.4559in"/>
            <draw:control table:end-cell-address="VRSN.AN8" table:end-x="0.2579in" table:end-y="0.098in" draw:z-index="7" draw:text-style-name="P1" svg:width="12.1024in" svg:height="0.2756in" svg:x="0.2579in" svg:y="0.4559in"/>
            <draw:control table:end-cell-address="VRSN.AN8" table:end-x="0.2579in" table:end-y="0.098in" draw:z-index="8" draw:text-style-name="P1" svg:width="12.1024in" svg:height="0.2756in" svg:x="0.2579in" svg:y="0.4559in"/>
            <draw:control table:end-cell-address="VRSN.AN8" table:end-x="0.2579in" table:end-y="0.098in" draw:z-index="9" draw:text-style-name="P1" svg:width="12.1024in" svg:height="0.2756in" svg:x="0.2579in" svg:y="0.4559in"/>
            <draw:control table:end-cell-address="VRSN.AN8" table:end-x="0.2579in" table:end-y="0.098in" draw:z-index="10" draw:text-style-name="P1" svg:width="12.1024in" svg:height="0.2756in" svg:x="0.2579in" svg:y="0.4559in"/>
            <draw:control table:end-cell-address="VRSN.AN8" table:end-x="0.2579in" table:end-y="0.098in" draw:z-index="11" draw:text-style-name="P1" svg:width="12.1024in" svg:height="0.2756in" svg:x="0.2579in" svg:y="0.4559in"/>
            <draw:control table:end-cell-address="VRSN.AN8" table:end-x="0.2579in" table:end-y="0.098in" draw:z-index="12" draw:text-style-name="P1" svg:width="12.1024in" svg:height="0.2756in" svg:x="0.2579in" svg:y="0.4559in"/>
            <draw:control table:end-cell-address="VRSN.AN8" table:end-x="0.2579in" table:end-y="0.098in" draw:z-index="13" draw:text-style-name="P1" svg:width="12.1024in" svg:height="0.2756in" svg:x="0.2579in" svg:y="0.4559in"/>
            <draw:control table:end-cell-address="VRSN.AN8" table:end-x="0.2579in" table:end-y="0.098in" draw:z-index="14" draw:text-style-name="P1" svg:width="12.1024in" svg:height="0.2756in" svg:x="0.2579in" svg:y="0.4559in"/>
          </table:table-cell>
          <table:table-cell table:style-name="ce574"/>
          <table:table-cell table:style-name="ce642" table:number-columns-repeated="34"/>
        </table:table-row>
        <table:table-row table:style-name="ro1">
          <table:table-cell table:style-name="ce41"/>
          <table:table-cell table:style-name="ce70" office:value-type="string" calcext:value-type="string">
            <text:p>STK</text:p>
          </table:table-cell>
          <table:table-cell table:style-name="ce81"/>
          <table:table-cell table:style-name="ce96" office:value-type="float" office:value="0" calcext:value-type="float">
            <text:p>0.00</text:p>
          </table:table-cell>
          <table:table-cell table:style-name="ce96" office:value-type="float" office:value="175.04" calcext:value-type="float">
            <text:p>175.04</text:p>
          </table:table-cell>
          <table:table-cell table:style-name="ce96" office:value-type="float" office:value="175.09" calcext:value-type="float">
            <text:p>175.09</text:p>
          </table:table-cell>
          <table:table-cell table:style-name="ce123" office:value-type="float" office:value="175.03" calcext:value-type="float">
            <text:p>175.03</text:p>
          </table:table-cell>
          <table:table-cell table:style-name="ce133" table:formula="of:=nickeldime(IF( AND(ISNUMBER(#NAME?);ISNUMBER(#NAME?); #NAME? &gt; 0);             IF( AND(ISNUMBER(#NAME?);#NAME?&lt;=#NAME?;#NAME?&lt;=#NAME?);          N(#NAME?);         (#NAME?+#NAME?)/2      );     IF( AND(ISNUMBER(#NAME?);#NAME?&gt;0);        N(#NAME?);         IF( ISNUMBER(#NAME?);  #NAME?*1.1; #NAME?*0.9) )         ); #NAME?;  CELL(&quot;ADDRESS&quot;) &amp; &quot; &quot; &amp; #NAME? &amp; &quot; &quot; &amp; #NAME? &amp; #NAME?;N(#NAME?);N(#NAME?);N(#NAME?))" office:value-type="string" office:string-value="" calcext:value-type="error">
            <text:p>#NAME?</text:p>
          </table:table-cell>
          <table:table-cell table:style-name="ce144" table:number-columns-spanned="19" table:number-rows-spanned="1"/>
          <table:covered-table-cell table:style-name="ce154"/>
          <table:covered-table-cell table:style-name="ce170"/>
          <table:covered-table-cell table:style-name="ce187"/>
          <table:covered-table-cell table:number-columns-repeated="2" table:style-name="ce198"/>
          <table:covered-table-cell table:number-columns-repeated="2" table:style-name="ce248"/>
          <table:covered-table-cell table:style-name="ce272"/>
          <table:covered-table-cell table:style-name="ce281"/>
          <table:covered-table-cell table:style-name="ce289"/>
          <table:covered-table-cell table:style-name="ce299"/>
          <table:covered-table-cell table:style-name="ce311"/>
          <table:covered-table-cell table:style-name="ce319"/>
          <table:covered-table-cell table:style-name="ce327"/>
          <table:covered-table-cell table:style-name="ce333"/>
          <table:covered-table-cell table:number-columns-repeated="3" table:style-name="ce338"/>
          <table:table-cell table:style-name="ce425"/>
          <table:table-cell table:style-name="ce533">
            <draw:control table:end-cell-address="VRSN.AE9" table:end-x="0.2681in" table:end-y="0.0512in" draw:z-index="15" draw:text-style-name="P1" svg:width="1.2228in" svg:height="0.2378in" svg:x="0.3406in" svg:y="0.178in"/>
            <draw:control table:end-cell-address="VRSN.AE9" table:end-x="0.2681in" table:end-y="0.0512in" draw:z-index="16" draw:text-style-name="P1" svg:width="1.2228in" svg:height="0.2378in" svg:x="0.3406in" svg:y="0.178in"/>
            <draw:control table:end-cell-address="VRSN.AE9" table:end-x="0.2681in" table:end-y="0.0512in" draw:z-index="17" draw:text-style-name="P1" svg:width="1.2228in" svg:height="0.2378in" svg:x="0.3406in" svg:y="0.178in"/>
            <draw:control table:end-cell-address="VRSN.AE9" table:end-x="0.2681in" table:end-y="0.0512in" draw:z-index="18" draw:text-style-name="P1" svg:width="1.2228in" svg:height="0.2378in" svg:x="0.3406in" svg:y="0.178in"/>
            <draw:control table:end-cell-address="VRSN.AE9" table:end-x="0.2681in" table:end-y="0.0512in" draw:z-index="19" draw:text-style-name="P1" svg:width="1.2228in" svg:height="0.2378in" svg:x="0.3406in" svg:y="0.178in"/>
            <draw:control table:end-cell-address="VRSN.AE9" table:end-x="0.2681in" table:end-y="0.0512in" draw:z-index="20" draw:text-style-name="P1" svg:width="1.2228in" svg:height="0.2378in" svg:x="0.3406in" svg:y="0.178in"/>
            <draw:control table:end-cell-address="VRSN.AE9" table:end-x="0.2681in" table:end-y="0.0512in" draw:z-index="21" draw:text-style-name="P1" svg:width="1.2228in" svg:height="0.2378in" svg:x="0.3406in" svg:y="0.178in"/>
            <draw:control table:end-cell-address="VRSN.AE9" table:end-x="0.2681in" table:end-y="0.0512in" draw:z-index="22" draw:text-style-name="P1" svg:width="1.2228in" svg:height="0.2378in" svg:x="0.3406in" svg:y="0.178in"/>
            <draw:control table:end-cell-address="VRSN.AE9" table:end-x="0.2681in" table:end-y="0.0512in" draw:z-index="23" draw:text-style-name="P1" svg:width="1.2228in" svg:height="0.2378in" svg:x="0.3406in" svg:y="0.178in"/>
            <draw:control table:end-cell-address="VRSN.AE9" table:end-x="0.2681in" table:end-y="0.0512in" draw:z-index="24" draw:text-style-name="P1" svg:width="1.2228in" svg:height="0.2378in" svg:x="0.3406in" svg:y="0.178in"/>
            <draw:control table:end-cell-address="VRSN.AE9" table:end-x="0.2681in" table:end-y="0.0512in" draw:z-index="25" draw:text-style-name="P1" svg:width="1.2228in" svg:height="0.2378in" svg:x="0.3406in" svg:y="0.178in"/>
            <draw:control table:end-cell-address="VRSN.AE9" table:end-x="0.2681in" table:end-y="0.0512in" draw:z-index="26" draw:text-style-name="P1" svg:width="1.2228in" svg:height="0.2378in" svg:x="0.3406in" svg:y="0.178in"/>
            <draw:control table:end-cell-address="VRSN.AE9" table:end-x="0.2681in" table:end-y="0.0512in" draw:z-index="27" draw:text-style-name="P1" svg:width="1.2228in" svg:height="0.2378in" svg:x="0.3406in" svg:y="0.178in"/>
          </table:table-cell>
          <table:table-cell table:style-name="ce132"/>
          <table:table-cell table:number-columns-repeated="34"/>
        </table:table-row>
        <table:table-row table:style-name="ro2">
          <table:table-cell table:style-name="ce46" office:value-type="string" calcext:value-type="string">
            <text:p>g</text:p>
          </table:table-cell>
          <table:table-cell table:style-name="ce509" office:value-type="string" calcext:value-type="string">
            <text:p>C</text:p>
          </table:table-cell>
          <table:table-cell table:style-name="ce517" office:value-type="date" office:date-value="2019-02-15T23:59:59" calcext:value-type="date">
            <text:p>15Feb'19</text:p>
          </table:table-cell>
          <table:table-cell table:style-name="ce527" office:value-type="float" office:value="130" calcext:value-type="float">
            <text:p>130.00</text:p>
          </table:table-cell>
          <table:table-cell table:style-name="ce536" office:value-type="float" office:value="44.15" calcext:value-type="float">
            <text:p>44.15</text:p>
          </table:table-cell>
          <table:table-cell table:style-name="ce536" office:value-type="float" office:value="45.65" calcext:value-type="float">
            <text:p>45.65</text:p>
          </table:table-cell>
          <table:table-cell table:style-name="ce536" office:value-type="float" office:value="45.11" calcext:value-type="float">
            <text:p>45.11</text:p>
          </table:table-cell>
          <table:table-cell table:style-name="ce545" table:formula="of:=nickeldime(IF( AND(ISNUMBER(#NAME?);ISNUMBER(#NAME?); #NAME? &gt; 0);             IF( AND(ISNUMBER(#NAME?);#NAME?&lt;=#NAME?;#NAME?&lt;=#NAME?);          N(#NAME?);         (#NAME?+#NAME?)/2      );     IF( AND(ISNUMBER(#NAME?);#NAME?&gt;0);        N(#NAME?);         IF( ISNUMBER(#NAME?);  #NAME?*1.1; #NAME?*0.9) )         ); #NAME?;  CELL(&quot;ADDRESS&quot;) &amp; &quot; &quot; &amp; #NAME? &amp; &quot; &quot; &amp; #NAME? &amp; #NAME?;N(#NAME?);N(#NAME?);N(#NAME?))" office:value-type="string" office:string-value="" calcext:value-type="error">
            <text:p>#NAME?</text:p>
          </table:table-cell>
          <table:table-cell table:style-name="ce550" table:formula="of:=IF(#NAME?=&quot;P&quot;; -1; 1)*(1 - #NAME?/#NAME?)" office:value-type="string" office:string-value="" calcext:value-type="error">
            <text:p>#NAME?</text:p>
          </table:table-cell>
          <table:table-cell table:style-name="ce550" table:formula="of:=TEXT([.I8]/#NAME?; &quot;.00%&quot;)" office:value-type="string" office:string-value="" calcext:value-type="error">
            <text:p>#NAME?</text:p>
          </table:table-cell>
          <table:table-cell table:style-name="ce556" table:formula="of:=IF(#NAME?=&quot;P&quot;;plusoptcomm(#NAME?-#NAME?;&quot;bb&quot;);minusoptcomm(#NAME?+#NAME?))" office:value-type="string" office:string-value="" calcext:value-type="error">
            <text:p>#NAME?</text:p>
          </table:table-cell>
          <table:table-cell table:style-name="ce560" table:formula="of:=TEXT( IF(#NAME?=&quot;P&quot;;(#NAME?-#NAME?);(#NAME?-#NAME?))/#NAME?*100;&quot;0.0&quot;)&amp;&quot;/&quot;&amp;TEXT( IF(#NAME?=&quot;P&quot;;(#NAME?-#NAME?);(#NAME?-#NAME?))/#NAME? /#NAME?;&quot;0%&quot;)" office:value-type="string" office:string-value="" calcext:value-type="error">
            <text:p>#NAME?</text:p>
          </table:table-cell>
          <table:table-cell table:style-name="ce564" table:formula="of:=#NAME?/#NAME?" office:value-type="string" office:string-value="" calcext:value-type="error">
            <text:p>#NAME?</text:p>
          </table:table-cell>
          <table:table-cell table:style-name="ce564" table:formula="of:=[.M8]/#NAME?" office:value-type="string" office:string-value="" calcext:value-type="error">
            <text:p>#NAME?</text:p>
          </table:table-cell>
          <table:table-cell table:style-name="ce570" table:formula="of:=IF(#NAME?=&quot;P&quot;;(#NAME?+#NAME?);(#NAME?-#NAME?))" office:value-type="string" office:string-value="" calcext:value-type="error">
            <text:p>#NAME?</text:p>
          </table:table-cell>
          <table:table-cell table:style-name="ce576" table:formula="of:=TEXT( IF(#NAME?=&quot;P&quot;;(#NAME?-#NAME?);(#NAME?-#NAME?))/#NAME?*100;&quot;0.0;[RED]-0.0&quot; )&amp;&quot;/&quot;&amp;TEXT( IF(#NAME?=&quot;P&quot;;(#NAME?-#NAME?);(#NAME?-#NAME?))/#NAME?/#NAME?;&quot;0%;[RED]-0%&quot;)" office:value-type="string" office:string-value="" calcext:value-type="error">
            <text:p>#NAME?</text:p>
          </table:table-cell>
          <table:table-cell table:style-name="ce580" table:formula="of:=IF(#NAME?=&quot;P&quot;;(#NAME?-#NAME?);(#NAME?-#NAME?))/#NAME?" office:value-type="string" office:string-value="" calcext:value-type="error">
            <text:p>#NAME?</text:p>
          </table:table-cell>
          <table:table-cell table:style-name="ce584" table:formula="of:=[.Q8]/#NAME?" office:value-type="string" office:string-value="" calcext:value-type="error">
            <text:p>#NAME?</text:p>
          </table:table-cell>
          <table:table-cell table:style-name="ce588" table:formula="of:=IF(#NAME? &gt; 0; IF(#NAME?=&quot;P&quot;;#NAME?-#NAME?;#NAME?-#NAME?) / #NAME?;&quot;&quot;)" office:value-type="string" office:string-value="" calcext:value-type="error">
            <text:p>#NAME?</text:p>
          </table:table-cell>
          <table:table-cell table:style-name="ce593" table:formula="of:=#NAME?-#NAME?" office:value-type="string" office:string-value="" calcext:value-type="error">
            <text:p>#NAME?</text:p>
          </table:table-cell>
          <table:table-cell table:style-name="ce597" table:formula="of:=IF(#NAME?&lt;&gt;0;   FLOOR(#NAME?/(100*#NAME?)-0;1)  &amp; &quot;,&quot; &amp; FLOOR(#NAME?/(100*#NAME?)-0;1)    ;&quot;&quot;)" office:value-type="string" office:string-value="" calcext:value-type="error">
            <text:p>#NAME?</text:p>
          </table:table-cell>
          <table:table-cell table:style-name="ce600" table:formula="of:=#NAME?/365" office:value-type="string" office:string-value="" calcext:value-type="error">
            <text:p>#NAME?</text:p>
          </table:table-cell>
          <table:table-cell table:style-name="ce604" table:formula="of:=IF(#NAME? &gt; 0;#NAME? - ABS(#NAME?-#NAME?); #NAME?)" office:value-type="string" office:string-value="" calcext:value-type="error">
            <text:p>#NAME?</text:p>
          </table:table-cell>
          <table:table-cell table:style-name="ce607" table:formula="of:=(#NAME?/#NAME?)/#NAME?" office:value-type="string" office:string-value="" calcext:value-type="error">
            <text:p>#NAME?</text:p>
          </table:table-cell>
          <table:table-cell table:style-name="ce610" table:formula="of:=IF(AND([.B8]=&quot;C&quot;;#REF!=&quot;P&quot;;[.D8]=#REF!;[.C8]=#REF!);(#NAME?-#NAME?)-([.H8]-#REF!);&quot;   --   &quot;)" office:value-type="string" office:string-value="" calcext:value-type="error">
            <text:p>#REF!</text:p>
          </table:table-cell>
          <table:table-cell table:style-name="ce413" table:number-columns-repeated="2"/>
          <table:table-cell table:style-name="ce426"/>
          <table:table-cell table:style-name="ce538">
            <draw:control table:end-cell-address="VRSN.AE9" table:end-x="0.4744in" table:end-y="0.0146in" draw:z-index="28" draw:text-style-name="P1" svg:width="1.4291in" svg:height="0.0917in" svg:x="0.3406in" svg:y="0.1098in"/>
          </table:table-cell>
          <table:table-cell table:style-name="ce132"/>
          <table:table-cell table:style-name="ce432"/>
          <table:table-cell table:style-name="ce132" table:number-columns-repeated="33"/>
        </table:table-row>
        <table:table-row table:style-name="ro2">
          <table:table-cell table:style-name="ce357" office:value-type="string" calcext:value-type="string">
            <text:p>1</text:p>
          </table:table-cell>
          <table:table-cell table:style-name="ce1565" office:value-type="string" calcext:value-type="string">
            <text:p>C</text:p>
          </table:table-cell>
          <table:table-cell table:style-name="ce1570" office:value-type="date" office:date-value="2019-03-15T23:59:59" calcext:value-type="date">
            <text:p>15Mar'19</text:p>
          </table:table-cell>
          <table:table-cell table:style-name="ce1575" office:value-type="float" office:value="130" calcext:value-type="float">
            <text:p>130.00</text:p>
          </table:table-cell>
          <table:table-cell table:style-name="ce1580" office:value-type="float" office:value="44.1" calcext:value-type="float">
            <text:p>44.10</text:p>
          </table:table-cell>
          <table:table-cell table:style-name="ce1580" office:value-type="float" office:value="47.45" calcext:value-type="float">
            <text:p>47.45</text:p>
          </table:table-cell>
          <table:table-cell table:style-name="ce1580" office:value-type="float" office:value="45.68" calcext:value-type="float">
            <text:p>45.68</text:p>
          </table:table-cell>
          <table:table-cell table:style-name="ce1584" table:formula="of:=nickeldime(IF( AND(ISNUMBER(#NAME?);ISNUMBER(#NAME?); #NAME? &gt; 0);             IF( AND(ISNUMBER(#NAME?);#NAME?&lt;=#NAME?;#NAME?&lt;=#NAME?);          N(#NAME?);         (#NAME?+#NAME?)/2      );     IF( AND(ISNUMBER(#NAME?);#NAME?&gt;0);        N(#NAME?);         IF( ISNUMBER(#NAME?);  #NAME?*1.1; #NAME?*0.9) )         ); #NAME?;  CELL(&quot;ADDRESS&quot;) &amp; &quot; &quot; &amp; #NAME? &amp; &quot; &quot; &amp; #NAME? &amp; #NAME?;N(#NAME?);N(#NAME?);N(#NAME?))" office:value-type="string" office:string-value="" calcext:value-type="error">
            <text:p>#NAME?</text:p>
          </table:table-cell>
          <table:table-cell table:style-name="ce1588" table:formula="of:=IF(#NAME?=&quot;P&quot;; -1; 1)*(1 - #NAME?/#NAME?)" office:value-type="string" office:string-value="" calcext:value-type="error">
            <text:p>#NAME?</text:p>
          </table:table-cell>
          <table:table-cell table:style-name="ce1588" table:formula="of:=TEXT([.I9]/#NAME?; &quot;.00%&quot;)" office:value-type="string" office:string-value="" calcext:value-type="error">
            <text:p>#NAME?</text:p>
          </table:table-cell>
          <table:table-cell table:style-name="ce1593" table:formula="of:=IF(#NAME?=&quot;P&quot;;plusoptcomm(#NAME?-#NAME?;&quot;bb&quot;);minusoptcomm(#NAME?+#NAME?))" office:value-type="string" office:string-value="" calcext:value-type="error">
            <text:p>#NAME?</text:p>
          </table:table-cell>
          <table:table-cell table:style-name="ce1597" table:formula="of:=TEXT( IF(#NAME?=&quot;P&quot;;(#NAME?-#NAME?);(#NAME?-#NAME?))/#NAME?*100;&quot;0.0&quot;)&amp;&quot;/&quot;&amp;TEXT( IF(#NAME?=&quot;P&quot;;(#NAME?-#NAME?);(#NAME?-#NAME?))/#NAME? /#NAME?;&quot;0%&quot;)" office:value-type="string" office:string-value="" calcext:value-type="error">
            <text:p>#NAME?</text:p>
          </table:table-cell>
          <table:table-cell table:style-name="ce1601" table:formula="of:=#NAME?/#NAME?" office:value-type="string" office:string-value="" calcext:value-type="error">
            <text:p>#NAME?</text:p>
          </table:table-cell>
          <table:table-cell table:style-name="ce1601" table:formula="of:=[.M9]/#NAME?" office:value-type="string" office:string-value="" calcext:value-type="error">
            <text:p>#NAME?</text:p>
          </table:table-cell>
          <table:table-cell table:style-name="ce1606" table:formula="of:=IF(#NAME?=&quot;P&quot;;(#NAME?+#NAME?);(#NAME?-#NAME?))" office:value-type="string" office:string-value="" calcext:value-type="error">
            <text:p>#NAME?</text:p>
          </table:table-cell>
          <table:table-cell table:style-name="ce1610" table:formula="of:=TEXT( IF(#NAME?=&quot;P&quot;;(#NAME?-#NAME?);(#NAME?-#NAME?))/#NAME?*100;&quot;0.0;[RED]-0.0&quot; )&amp;&quot;/&quot;&amp;TEXT( IF(#NAME?=&quot;P&quot;;(#NAME?-#NAME?);(#NAME?-#NAME?))/#NAME?/#NAME?;&quot;0%;[RED]-0%&quot;)" office:value-type="string" office:string-value="" calcext:value-type="error">
            <text:p>#NAME?</text:p>
          </table:table-cell>
          <table:table-cell table:style-name="ce1614" table:formula="of:=IF(#NAME?=&quot;P&quot;;(#NAME?-#NAME?);(#NAME?-#NAME?))/#NAME?" office:value-type="string" office:string-value="" calcext:value-type="error">
            <text:p>#NAME?</text:p>
          </table:table-cell>
          <table:table-cell table:style-name="ce1618" table:formula="of:=[.Q9]/#NAME?" office:value-type="string" office:string-value="" calcext:value-type="error">
            <text:p>#NAME?</text:p>
          </table:table-cell>
          <table:table-cell table:style-name="ce1622" table:formula="of:=IF(#NAME? &gt; 0; IF(#NAME?=&quot;P&quot;;#NAME?-#NAME?;#NAME?-#NAME?) / #NAME?;&quot;&quot;)" office:value-type="string" office:string-value="" calcext:value-type="error">
            <text:p>#NAME?</text:p>
          </table:table-cell>
          <table:table-cell table:style-name="ce1626" table:formula="of:=#NAME?-#NAME?" office:value-type="string" office:string-value="" calcext:value-type="error">
            <text:p>#NAME?</text:p>
          </table:table-cell>
          <table:table-cell table:style-name="ce1631" table:formula="of:=IF(#NAME?&lt;&gt;0;   FLOOR(#NAME?/(100*#NAME?)-0;1)  &amp; &quot;,&quot; &amp; FLOOR(#NAME?/(100*#NAME?)-0;1)    ;&quot;&quot;)" office:value-type="string" office:string-value="" calcext:value-type="error">
            <text:p>#NAME?</text:p>
          </table:table-cell>
          <table:table-cell table:style-name="ce1635" table:formula="of:=#NAME?/365" office:value-type="string" office:string-value="" calcext:value-type="error">
            <text:p>#NAME?</text:p>
          </table:table-cell>
          <table:table-cell table:style-name="ce1640" table:formula="of:=IF(#NAME? &gt; 0;#NAME? - ABS(#NAME?-#NAME?); #NAME?)" office:value-type="string" office:string-value="" calcext:value-type="error">
            <text:p>#NAME?</text:p>
          </table:table-cell>
          <table:table-cell table:style-name="ce1644" table:formula="of:=(#NAME?/#NAME?)/#NAME?" office:value-type="string" office:string-value="" calcext:value-type="error">
            <text:p>#NAME?</text:p>
          </table:table-cell>
          <table:table-cell table:style-name="ce1648" table:formula="of:=IF(AND([.B9]=&quot;C&quot;;#REF!=&quot;P&quot;;[.D9]=#REF!;[.C9]=#REF!);(#NAME?-#NAME?)-([.H9]-#REF!);&quot;   --   &quot;)" office:value-type="string" office:string-value="" calcext:value-type="error">
            <text:p>#REF!</text:p>
          </table:table-cell>
          <table:table-cell table:style-name="ce443" table:number-columns-repeated="2"/>
          <table:table-cell table:number-columns-repeated="37"/>
        </table:table-row>
        <table:table-row table:style-name="ro2">
          <table:table-cell table:style-name="ce46" office:value-type="float" office:value="3" calcext:value-type="float">
            <text:p>3</text:p>
          </table:table-cell>
          <table:table-cell table:style-name="ce512" office:value-type="string" calcext:value-type="string">
            <text:p>C</text:p>
          </table:table-cell>
          <table:table-cell table:style-name="ce518" office:value-type="date" office:date-value="2019-03-15T23:59:59" calcext:value-type="date">
            <text:p>15Mar'19</text:p>
          </table:table-cell>
          <table:table-cell table:style-name="ce526" office:value-type="float" office:value="140" calcext:value-type="float">
            <text:p>140.00</text:p>
          </table:table-cell>
          <table:table-cell table:style-name="ce532" office:value-type="float" office:value="34.95" calcext:value-type="float">
            <text:p>34.95</text:p>
          </table:table-cell>
          <table:table-cell table:style-name="ce532" office:value-type="float" office:value="36.05" calcext:value-type="float">
            <text:p>36.05</text:p>
          </table:table-cell>
          <table:table-cell table:style-name="ce532" office:value-type="float" office:value="35.76" calcext:value-type="float">
            <text:p>35.76</text:p>
          </table:table-cell>
          <table:table-cell table:style-name="ce537" table:formula="of:=nickeldime(IF( AND(ISNUMBER(#NAME?);ISNUMBER(#NAME?); #NAME? &gt; 0);             IF( AND(ISNUMBER(#NAME?);#NAME?&lt;=#NAME?;#NAME?&lt;=#NAME?);          N(#NAME?);         (#NAME?+#NAME?)/2      );     IF( AND(ISNUMBER(#NAME?);#NAME?&gt;0);        N(#NAME?);         IF( ISNUMBER(#NAME?);  #NAME?*1.1; #NAME?*0.9) )         ); #NAME?;  CELL(&quot;ADDRESS&quot;) &amp; &quot; &quot; &amp; #NAME? &amp; &quot; &quot; &amp; #NAME? &amp; #NAME?;N(#NAME?);N(#NAME?);N(#NAME?))" office:value-type="string" office:string-value="" calcext:value-type="error">
            <text:p>#NAME?</text:p>
          </table:table-cell>
          <table:table-cell table:style-name="ce544" table:formula="of:=IF(#NAME?=&quot;P&quot;; -1; 1)*(1 - #NAME?/#NAME?)" office:value-type="string" office:string-value="" calcext:value-type="error">
            <text:p>#NAME?</text:p>
          </table:table-cell>
          <table:table-cell table:style-name="ce544" table:formula="of:=TEXT([.I10]/#NAME?; &quot;.00%&quot;)" office:value-type="string" office:string-value="" calcext:value-type="error">
            <text:p>#NAME?</text:p>
          </table:table-cell>
          <table:table-cell table:style-name="ce549" table:formula="of:=IF(#NAME?=&quot;P&quot;;plusoptcomm(#NAME?-#NAME?;&quot;bb&quot;);minusoptcomm(#NAME?+#NAME?))" office:value-type="string" office:string-value="" calcext:value-type="error">
            <text:p>#NAME?</text:p>
          </table:table-cell>
          <table:table-cell table:style-name="ce552" table:formula="of:=TEXT( IF(#NAME?=&quot;P&quot;;(#NAME?-#NAME?);(#NAME?-#NAME?))/#NAME?*100;&quot;0.0&quot;)&amp;&quot;/&quot;&amp;TEXT( IF(#NAME?=&quot;P&quot;;(#NAME?-#NAME?);(#NAME?-#NAME?))/#NAME? /#NAME?;&quot;0%&quot;)" office:value-type="string" office:string-value="" calcext:value-type="error">
            <text:p>#NAME?</text:p>
          </table:table-cell>
          <table:table-cell table:style-name="ce555" table:formula="of:=#NAME?/#NAME?" office:value-type="string" office:string-value="" calcext:value-type="error">
            <text:p>#NAME?</text:p>
          </table:table-cell>
          <table:table-cell table:style-name="ce555" table:formula="of:=[.M10]/#NAME?" office:value-type="string" office:string-value="" calcext:value-type="error">
            <text:p>#NAME?</text:p>
          </table:table-cell>
          <table:table-cell table:style-name="ce559" table:formula="of:=IF(#NAME?=&quot;P&quot;;(#NAME?+#NAME?);(#NAME?-#NAME?))" office:value-type="string" office:string-value="" calcext:value-type="error">
            <text:p>#NAME?</text:p>
          </table:table-cell>
          <table:table-cell table:style-name="ce562" table:formula="of:=TEXT( IF(#NAME?=&quot;P&quot;;(#NAME?-#NAME?);(#NAME?-#NAME?))/#NAME?*100;&quot;0.0;[RED]-0.0&quot; )&amp;&quot;/&quot;&amp;TEXT( IF(#NAME?=&quot;P&quot;;(#NAME?-#NAME?);(#NAME?-#NAME?))/#NAME?/#NAME?;&quot;0%;[RED]-0%&quot;)" office:value-type="string" office:string-value="" calcext:value-type="error">
            <text:p>#NAME?</text:p>
          </table:table-cell>
          <table:table-cell table:style-name="ce565" table:formula="of:=IF(#NAME?=&quot;P&quot;;(#NAME?-#NAME?);(#NAME?-#NAME?))/#NAME?" office:value-type="string" office:string-value="" calcext:value-type="error">
            <text:p>#NAME?</text:p>
          </table:table-cell>
          <table:table-cell table:style-name="ce568" table:formula="of:=[.Q10]/#NAME?" office:value-type="string" office:string-value="" calcext:value-type="error">
            <text:p>#NAME?</text:p>
          </table:table-cell>
          <table:table-cell table:style-name="ce571" table:formula="of:=IF(#NAME? &gt; 0; IF(#NAME?=&quot;P&quot;;#NAME?-#NAME?;#NAME?-#NAME?) / #NAME?;&quot;&quot;)" office:value-type="string" office:string-value="" calcext:value-type="error">
            <text:p>#NAME?</text:p>
          </table:table-cell>
          <table:table-cell table:style-name="ce575" table:formula="of:=#NAME?-#NAME?" office:value-type="string" office:string-value="" calcext:value-type="error">
            <text:p>#NAME?</text:p>
          </table:table-cell>
          <table:table-cell table:style-name="ce579" table:formula="of:=IF(#NAME?&lt;&gt;0;   FLOOR(#NAME?/(100*#NAME?)-0;1)  &amp; &quot;,&quot; &amp; FLOOR(#NAME?/(100*#NAME?)-0;1)    ;&quot;&quot;)" office:value-type="string" office:string-value="" calcext:value-type="error">
            <text:p>#NAME?</text:p>
          </table:table-cell>
          <table:table-cell table:style-name="ce582" table:formula="of:=#NAME?/365" office:value-type="string" office:string-value="" calcext:value-type="error">
            <text:p>#NAME?</text:p>
          </table:table-cell>
          <table:table-cell table:style-name="ce586" table:formula="of:=IF(#NAME? &gt; 0;#NAME? - ABS(#NAME?-#NAME?); #NAME?)" office:value-type="string" office:string-value="" calcext:value-type="error">
            <text:p>#NAME?</text:p>
          </table:table-cell>
          <table:table-cell table:style-name="ce589" table:formula="of:=(#NAME?/#NAME?)/#NAME?" office:value-type="string" office:string-value="" calcext:value-type="error">
            <text:p>#NAME?</text:p>
          </table:table-cell>
          <table:table-cell table:style-name="ce592" table:formula="of:=IF(AND([.B10]=&quot;C&quot;;#REF!=&quot;P&quot;;[.D10]=#REF!;[.C10]=#REF!);(#NAME?-#NAME?)-([.H10]-#REF!);&quot;   --   &quot;)" office:value-type="string" office:string-value="" calcext:value-type="error">
            <text:p>#REF!</text:p>
          </table:table-cell>
          <table:table-cell table:style-name="ce413" table:number-columns-repeated="2"/>
          <table:table-cell table:number-columns-repeated="37"/>
        </table:table-row>
        <table:table-row table:style-name="ro2">
          <table:table-cell table:style-name="ce46" office:value-type="string" calcext:value-type="string">
            <text:p>1</text:p>
          </table:table-cell>
          <table:table-cell table:style-name="ce363" office:value-type="string" calcext:value-type="string">
            <text:p>C</text:p>
          </table:table-cell>
          <table:table-cell table:style-name="ce368" office:value-type="date" office:date-value="2019-04-19T23:59:59" calcext:value-type="date">
            <text:p>19Apr'19</text:p>
          </table:table-cell>
          <table:table-cell table:style-name="ce372" office:value-type="float" office:value="140" calcext:value-type="float">
            <text:p>140.00</text:p>
          </table:table-cell>
          <table:table-cell table:style-name="ce376" office:value-type="float" office:value="35.6" calcext:value-type="float">
            <text:p>35.60</text:p>
          </table:table-cell>
          <table:table-cell table:style-name="ce376" office:value-type="float" office:value="36.65" calcext:value-type="float">
            <text:p>36.65</text:p>
          </table:table-cell>
          <table:table-cell table:style-name="ce376" office:value-type="float" office:value="36.44" calcext:value-type="float">
            <text:p>36.44</text:p>
          </table:table-cell>
          <table:table-cell table:style-name="ce380" table:formula="of:=nickeldime(IF( AND(ISNUMBER(#NAME?);ISNUMBER(#NAME?); #NAME? &gt; 0);             IF( AND(ISNUMBER(#NAME?);#NAME?&lt;=#NAME?;#NAME?&lt;=#NAME?);          N(#NAME?);         (#NAME?+#NAME?)/2      );     IF( AND(ISNUMBER(#NAME?);#NAME?&gt;0);        N(#NAME?);         IF( ISNUMBER(#NAME?);  #NAME?*1.1; #NAME?*0.9) )         ); #NAME?;  CELL(&quot;ADDRESS&quot;) &amp; &quot; &quot; &amp; #NAME? &amp; &quot; &quot; &amp; #NAME? &amp; #NAME?;N(#NAME?);N(#NAME?);N(#NAME?))" office:value-type="string" office:string-value="" calcext:value-type="error">
            <text:p>#NAME?</text:p>
          </table:table-cell>
          <table:table-cell table:style-name="ce384" table:formula="of:=IF(#NAME?=&quot;P&quot;; -1; 1)*(1 - #NAME?/#NAME?)" office:value-type="string" office:string-value="" calcext:value-type="error">
            <text:p>#NAME?</text:p>
          </table:table-cell>
          <table:table-cell table:style-name="ce384" table:formula="of:=TEXT([.I11]/#NAME?; &quot;.00%&quot;)" office:value-type="string" office:string-value="" calcext:value-type="error">
            <text:p>#NAME?</text:p>
          </table:table-cell>
          <table:table-cell table:style-name="ce389" table:formula="of:=IF(#NAME?=&quot;P&quot;;plusoptcomm(#NAME?-#NAME?;&quot;bb&quot;);minusoptcomm(#NAME?+#NAME?))" office:value-type="string" office:string-value="" calcext:value-type="error">
            <text:p>#NAME?</text:p>
          </table:table-cell>
          <table:table-cell table:style-name="ce393" table:formula="of:=TEXT( IF(#NAME?=&quot;P&quot;;(#NAME?-#NAME?);(#NAME?-#NAME?))/#NAME?*100;&quot;0.0&quot;)&amp;&quot;/&quot;&amp;TEXT( IF(#NAME?=&quot;P&quot;;(#NAME?-#NAME?);(#NAME?-#NAME?))/#NAME? /#NAME?;&quot;0%&quot;)" office:value-type="string" office:string-value="" calcext:value-type="error">
            <text:p>#NAME?</text:p>
          </table:table-cell>
          <table:table-cell table:style-name="ce396" table:formula="of:=#NAME?/#NAME?" office:value-type="string" office:string-value="" calcext:value-type="error">
            <text:p>#NAME?</text:p>
          </table:table-cell>
          <table:table-cell table:style-name="ce396" table:formula="of:=[.M11]/#NAME?" office:value-type="string" office:string-value="" calcext:value-type="error">
            <text:p>#NAME?</text:p>
          </table:table-cell>
          <table:table-cell table:style-name="ce402" table:formula="of:=IF(#NAME?=&quot;P&quot;;(#NAME?+#NAME?);(#NAME?-#NAME?))" office:value-type="string" office:string-value="" calcext:value-type="error">
            <text:p>#NAME?</text:p>
          </table:table-cell>
          <table:table-cell table:style-name="ce405" table:formula="of:=TEXT( IF(#NAME?=&quot;P&quot;;(#NAME?-#NAME?);(#NAME?-#NAME?))/#NAME?*100;&quot;0.0;[RED]-0.0&quot; )&amp;&quot;/&quot;&amp;TEXT( IF(#NAME?=&quot;P&quot;;(#NAME?-#NAME?);(#NAME?-#NAME?))/#NAME?/#NAME?;&quot;0%;[RED]-0%&quot;)" office:value-type="string" office:string-value="" calcext:value-type="error">
            <text:p>#NAME?</text:p>
          </table:table-cell>
          <table:table-cell table:style-name="ce408" table:formula="of:=IF(#NAME?=&quot;P&quot;;(#NAME?-#NAME?);(#NAME?-#NAME?))/#NAME?" office:value-type="string" office:string-value="" calcext:value-type="error">
            <text:p>#NAME?</text:p>
          </table:table-cell>
          <table:table-cell table:style-name="ce412" table:formula="of:=[.Q11]/#NAME?" office:value-type="string" office:string-value="" calcext:value-type="error">
            <text:p>#NAME?</text:p>
          </table:table-cell>
          <table:table-cell table:style-name="ce416" table:formula="of:=IF(#NAME? &gt; 0; IF(#NAME?=&quot;P&quot;;#NAME?-#NAME?;#NAME?-#NAME?) / #NAME?;&quot;&quot;)" office:value-type="string" office:string-value="" calcext:value-type="error">
            <text:p>#NAME?</text:p>
          </table:table-cell>
          <table:table-cell table:style-name="ce420" table:formula="of:=#NAME?-#NAME?" office:value-type="string" office:string-value="" calcext:value-type="error">
            <text:p>#NAME?</text:p>
          </table:table-cell>
          <table:table-cell table:style-name="ce427" table:formula="of:=IF(#NAME?&lt;&gt;0;   FLOOR(#NAME?/(100*#NAME?)-0;1)  &amp; &quot;,&quot; &amp; FLOOR(#NAME?/(100*#NAME?)-0;1)    ;&quot;&quot;)" office:value-type="string" office:string-value="" calcext:value-type="error">
            <text:p>#NAME?</text:p>
          </table:table-cell>
          <table:table-cell table:style-name="ce430" table:formula="of:=#NAME?/365" office:value-type="string" office:string-value="" calcext:value-type="error">
            <text:p>#NAME?</text:p>
          </table:table-cell>
          <table:table-cell table:style-name="ce435" table:formula="of:=IF(#NAME? &gt; 0;#NAME? - ABS(#NAME?-#NAME?); #NAME?)" office:value-type="string" office:string-value="" calcext:value-type="error">
            <text:p>#NAME?</text:p>
          </table:table-cell>
          <table:table-cell table:style-name="ce439" table:formula="of:=(#NAME?/#NAME?)/#NAME?" office:value-type="string" office:string-value="" calcext:value-type="error">
            <text:p>#NAME?</text:p>
          </table:table-cell>
          <table:table-cell table:style-name="ce442" table:formula="of:=IF(AND([.B11]=&quot;C&quot;;#REF!=&quot;P&quot;;[.D11]=#REF!;[.C11]=#REF!);(#NAME?-#NAME?)-([.H11]-#REF!);&quot;   --   &quot;)" office:value-type="string" office:string-value="" calcext:value-type="error">
            <text:p>#REF!</text:p>
          </table:table-cell>
          <table:table-cell table:style-name="ce413" table:number-columns-repeated="2"/>
          <table:table-cell table:number-columns-repeated="37"/>
        </table:table-row>
        <table:table-row table:style-name="ro1" table:number-rows-repeated="65497">
          <table:table-cell table:style-name="ce51"/>
          <table:table-cell table:style-name="ce61"/>
          <table:table-cell table:style-name="ce95"/>
          <table:table-cell table:style-name="ce169" table:number-columns-repeated="5"/>
          <table:table-cell table:style-name="ce209" table:number-columns-repeated="2"/>
          <table:table-cell table:style-name="ce169" table:number-columns-repeated="3"/>
          <table:table-cell table:style-name="ce284"/>
          <table:table-cell table:style-name="ce169" table:number-columns-repeated="5"/>
          <table:table-cell table:style-name="ce350"/>
          <table:table-cell table:style-name="ce169"/>
          <table:table-cell table:style-name="ce385"/>
          <table:table-cell table:style-name="ce169"/>
          <table:table-cell table:style-name="ce284"/>
          <table:table-cell table:style-name="ce169"/>
          <table:table-cell table:number-columns-repeated="39"/>
        </table:table-row>
        <table:table-row table:style-name="ro1" table:number-rows-repeated="983067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AnnDivider" table:base-cell-address="$VRSN.$AC$10" table:cell-range-address=".$V$1:.$V$1048576"/>
          <table:named-range table:name="AnnYld" table:base-cell-address="$VRSN.$P$1" table:cell-range-address=".$N$1:.$N$1048576"/>
          <table:named-range table:name="Ask" table:base-cell-address="$VRSN.$AE$8" table:cell-range-address=".$F$1:.$F$1048576"/>
          <table:named-range table:name="Bid" table:base-cell-address="$VRSN.$K$17" table:cell-range-address=".$E$1:.$E$1048576"/>
          <table:named-range table:name="BWNet" table:base-cell-address="$VRSN.$K$17" table:cell-range-address=".$O$1:.$O$1048576"/>
          <table:named-range table:name="Config_Broker" table:base-cell-address="$VRSN.$T$21" table:cell-range-address=".$AB$1"/>
          <table:named-range table:name="Config_MaxPctITM" table:base-cell-address="$VRSN.$T$21" table:cell-range-address=".$AD$1"/>
          <table:named-range table:name="Config_MinPrice" table:base-cell-address="$VRSN.$T$21" table:cell-range-address=".$AB$2"/>
          <table:named-range table:name="Config_MinPriceFrac" table:base-cell-address="$VRSN.$AE$3" table:cell-range-address=".$AB$2"/>
          <table:named-range table:name="Config_RemoveCsvAfterReading" table:base-cell-address="$VRSN.$AD$3" table:cell-range-address=".$AD$3"/>
          <table:named-range table:name="Currsort" table:base-cell-address="$VRSN.$T$21" table:cell-range-address=".$AB$3"/>
          <table:named-range table:name="DaysToExpiry" table:base-cell-address="$VRSN.$K$17" table:cell-range-address=".$T$1:.$T$1048576"/>
          <table:named-range table:name="EffPriceIfAsg" table:base-cell-address="$VRSN.$K$17" table:cell-range-address=".$K$1:.$K$1048576"/>
          <table:named-range table:name="Expiry" table:base-cell-address="$VRSN.$K$17" table:cell-range-address=".$C$1:.$C$1048576"/>
          <table:named-range table:name="Last" table:base-cell-address="$VRSN.$K$17" table:cell-range-address=".$G$1:.$G$1048576"/>
          <table:named-range table:name="Opt" table:base-cell-address="$VRSN.$K$17" table:cell-range-address=".$H$1:.$H$1048576"/>
          <table:named-range table:name="PctITM" table:base-cell-address="$VRSN.$K$17" table:cell-range-address=".$I$1:.$I$1048576"/>
          <table:named-range table:name="Principal" table:base-cell-address="$VRSN.$X$2" table:cell-range-address=".$U$2"/>
          <table:named-range table:name="Proto_CsvPath" table:base-cell-address="$VRSN.$A$1" table:cell-range-address="$VRSN.$AB$4"/>
          <table:named-range table:name="Proto_DataCells" table:base-cell-address="$VRSN.$Q$35" table:cell-range-address="$VRSN.$A$8:.$G$8"/>
          <table:named-range table:name="Proto_NondataCells" table:base-cell-address="$VRSN.$F$5" table:cell-range-address="$VRSN.$H$8:.$AA$8"/>
          <table:named-range table:name="Proto_TopRegion" table:base-cell-address="$VRSN.$AA$33" table:cell-range-address="$VRSN.$A$1:.$AD$8"/>
          <table:named-range table:name="QuoteDate" table:base-cell-address="$VRSN.$C$3" table:cell-range-address=".$C$3"/>
          <table:named-range table:name="RawYld" table:base-cell-address="$VRSN.$K$17" table:cell-range-address=".$M$1:.$M$1048576"/>
          <table:named-range table:name="SecType" table:base-cell-address="$VRSN.$AD$10" table:cell-range-address=".$B$1:.$B$1048576"/>
          <table:named-range table:name="Shading" table:base-cell-address="$VRSN.$K$17" table:cell-range-address=".$A$1:.$A$1048576"/>
          <table:named-range table:name="SourcePathCell" table:base-cell-address="$VRSN.$F$19" table:cell-range-address=".$E$4"/>
          <table:named-range table:name="Stock" table:base-cell-address="$VRSN.$F$5" table:cell-range-address=".$H$7"/>
          <table:named-range table:name="StockPMOpt" table:base-cell-address="$VRSN.$K$17" table:cell-range-address=".$O$1:.$O$1048576"/>
          <table:named-range table:name="Strike" table:base-cell-address="$VRSN.$K$17" table:cell-range-address=".$D$1:.$D$1048576"/>
          <table:named-range table:name="TickerCell" table:base-cell-address="$VRSN.$A$8" table:cell-range-address=".$B$1"/>
          <table:named-range table:name="Tv" table:base-cell-address="$VRSN.$K$17" table:cell-range-address=".$W$1:.$W$1048576"/>
          <table:named-range table:name="TvPct" table:base-cell-address="$VRSN.$H$17" table:cell-range-address=".$X$1:.$X$1048576"/>
        </table:named-expressions>
        <calcext:conditional-formats>
          <calcext:conditional-format calcext:target-range-address="VRSN.A8:VRSN.Y65508">
            <calcext:condition calcext:apply-style-name="LightPinkBg" calcext:value="formula-is(AND(#NAME?=&quot;&quot;;#NAME?=&quot;P&quot;))" calcext:base-cell-address="VRSN.A8"/>
            <calcext:condition calcext:apply-style-name="LightGreenBg" calcext:value="formula-is(AND(#NAME?=&quot;&quot;;#NAME?=&quot;C&quot;))" calcext:base-cell-address="VRSN.A8"/>
            <calcext:condition calcext:apply-style-name="BlueBg" calcext:value="formula-is(ORG.OPENOFFICE.STYLE(IF(#NAME?=&quot;&quot;;&quot;Default&quot;;VLOOKUP(#NAME?;styletbl;2;0))))" calcext:base-cell-address="VRSN.A8"/>
          </calcext:conditional-format>
        </calcext:conditional-formats>
      </table:table>
      <table:table table:name="VZ" table:style-name="ta1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1" form:control-implementation="ooo:com.sun.star.form.component.CommandButton" xml:id="control16" form:id="control16" form:label="Disc Unmarked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DeleteUnmarked.DeleteUnmarkedData?language=Basic&amp;location=document" xlink:type="simple"/>
              </office:event-listeners>
            </form:button>
            <form:button form:name="Push Button 12" form:control-implementation="ooo:com.sun.star.form.component.CommandButton" xml:id="control17" form:id="control17" form:label="B-W Net" form:title="SecType* BWNet Expiry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5" form:control-implementation="ooo:com.sun.star.form.component.CommandButton" xml:id="control18" form:id="control18" form:label="Synthetic" form:title="Expiry Strike* SecType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3" form:control-implementation="ooo:com.sun.star.form.component.CommandButton" xml:id="control19" form:id="control19" form:label="Disc+Reload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LoadCSV.DiscardData_and_Reload?language=Basic&amp;location=document" xlink:type="simple"/>
              </office:event-listeners>
            </form:button>
            <form:button form:name="Push Button 4" form:control-implementation="ooo:com.sun.star.form.component.CommandButton" xml:id="control20" form:id="control20" form:label="Reload csv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LoadCSV.Reoad_IB_CSV_file?language=Basic&amp;location=document" xlink:type="simple"/>
              </office:event-listeners>
            </form:button>
            <form:button form:name="Push Button 10" form:control-implementation="ooo:com.sun.star.form.component.CommandButton" xml:id="control21" form:id="control21" form:label="Fresh Load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LoadCSV.Load_IB_CSV_file?language=Basic&amp;location=document" xlink:type="simple"/>
              </office:event-listeners>
            </form:button>
            <form:button form:name="Push Button 2" form:control-implementation="ooo:com.sun.star.form.component.CommandButton" xml:id="control22" form:id="control22" form:label="Mo,Raw Yld" form:title="SecType* Expiry* RawYld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1" form:control-implementation="ooo:com.sun.star.form.component.CommandButton" xml:id="control23" form:id="control23" form:label="EffPr" form:title="SecType* EffPriceIfAsg Expiry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7" form:control-implementation="ooo:com.sun.star.form.component.CommandButton" xml:id="control24" form:id="control24" form:label="Strike,EffPr" form:title="SecType* Strike* Expiry EffPriceIfAsg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8" form:control-implementation="ooo:com.sun.star.form.component.CommandButton" xml:id="control25" form:id="control25" form:label="%ITM, TV%" form:title="SecType* PctITM* TvPct Expiry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6" form:control-implementation="ooo:com.sun.star.form.component.CommandButton" xml:id="control26" form:id="control26" form:label="Anu Yld" form:title="SecType* AnnYld- Expiry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9" form:control-implementation="ooo:com.sun.star.form.component.CommandButton" xml:id="control27" form:id="control27" form:label="Mo, &lt;EffPr" form:title="SecType* Expiry* EffPriceIfAsg" form:button-type="reset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13" form:control-implementation="ooo:com.sun.star.form.component.CommandButton" xml:id="control28" form:id="control28" form:label="Mo, TV%" form:title="SecType* Expiry* TvPct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14" form:control-implementation="ooo:com.sun.star.form.component.CommandButton" xml:id="control29" form:id="control29" form:label="Strangle" form:title="Expiry* PctITM AnnYld SecType" form:button-type="reset" office:target-frame="" form:delay-for-repeat="P0D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JimaOT.SortUtils.SortRowsByColsGivenByTag?language=Basic&amp;location=document" xlink:type="simple"/>
              </office:event-listeners>
            </form:button>
            <form:button form:name="Push Button 15" form:control-implementation="ooo:com.sun.star.form.component.CommandButton" xml:id="control30" form:id="control30" form:label="Tes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JimaOT.LoadCSV.DiscardData_and_LoadTestData?language=Basic&amp;location=document" xlink:type="simple"/>
              </office:event-listeners>
            </form:button>
            <form:checkbox form:name="LastCheckbox" form:control-implementation="ooo:com.sun.star.form.component.CheckBox" xml:id="control31" form:id="control31" form:visual-effect="flat" form:input-required="false" form:linked-cell="VRSN.G2" form:state="checked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29" draw:text-style-name="P1" svg:width="0.6602in" svg:height="0.1335in" svg:x="8.7846in" svg:y="0.2594in"/>
          <draw:control draw:z-index="30" draw:text-style-name="P1" svg:width="1.2299in" svg:height="0.1335in" svg:x="9.6252in" svg:y="0.2594in"/>
          <draw:control draw:z-index="31" draw:text-style-name="P1" svg:width="0.6602in" svg:height="0.1335in" svg:x="8.7846in" svg:y="0.2594in"/>
          <draw:control draw:z-index="32" draw:text-style-name="P1" svg:width="1.2299in" svg:height="0.1335in" svg:x="9.6252in" svg:y="0.2594in"/>
          <draw:control draw:z-index="33" draw:text-style-name="P1" svg:width="0.6602in" svg:height="0.1335in" svg:x="8.7846in" svg:y="0.2594in"/>
          <draw:control draw:z-index="35" draw:text-style-name="P1" svg:width="0.1772in" svg:height="0.1626in" svg:x="2.7925in" svg:y="3.6071in"/>
        </table:shapes>
        <table:table-column table:style-name="co23" table:default-cell-style-name="ce42"/>
        <table:table-column table:style-name="co23" table:default-cell-style-name="ce74"/>
        <table:table-column table:style-name="co24" table:default-cell-style-name="ce78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number-columns-repeated="2" table:default-cell-style-name="ce89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161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471"/>
        <table:table-column table:style-name="co38" table:default-cell-style-name="Default"/>
        <table:table-column table:style-name="co37" table:default-cell-style-name="ce234"/>
        <table:table-column table:style-name="co37" table:default-cell-style-name="Default"/>
        <table:table-column table:style-name="co29" table:default-cell-style-name="ce161"/>
        <table:table-column table:style-name="co39" table:default-cell-style-name="Default"/>
        <table:table-column table:style-name="co35" table:number-columns-repeated="2" table:default-cell-style-name="Default"/>
        <table:table-column table:style-name="co40" table:default-cell-style-name="ce277"/>
        <table:table-column table:style-name="co41" table:default-cell-style-name="ce523"/>
        <table:table-column table:style-name="co42" table:default-cell-style-name="Default"/>
        <table:table-column table:style-name="co21" table:number-columns-repeated="34" table:default-cell-style-name="Default"/>
        <table:table-row table:style-name="ro1">
          <table:table-cell table:style-name="ce32"/>
          <table:table-cell table:style-name="ce53" office:value-type="string" calcext:value-type="string" table:number-columns-spanned="3" table:number-rows-spanned="2">
            <text:p>VZ</text:p>
          </table:table-cell>
          <table:covered-table-cell table:style-name="ce73"/>
          <table:covered-table-cell table:style-name="ce88"/>
          <table:table-cell table:style-name="ce84">
            <draw:g draw:z-index="36">
              <draw:control draw:style-name="gr1" draw:text-style-name="P2" svg:width="1.0067in" svg:height="0.2437in" svg:x="0.0787in" svg:y="0.2724in" draw:control="control17"/>
              <draw:control draw:style-name="gr1" draw:text-style-name="P2" svg:width="0.9587in" svg:height="0.252in" svg:x="1.1134in" svg:y="0.2724in" draw:control="control18"/>
              <draw:control draw:style-name="gr2" draw:text-style-name="P3" svg:width="1.1276in" svg:height="0.252in" svg:x="3.3075in" svg:y="0.2724in" draw:control="control19"/>
              <draw:control draw:style-name="gr3" draw:text-style-name="P4" svg:width="1.1555in" svg:height="0.252in" svg:x="2.1083in" svg:y="0.2724in" draw:control="control20"/>
              <draw:control draw:style-name="gr4" draw:text-style-name="P5" svg:width="0.6449in" svg:height="0.252in" svg:x="4.4634in" svg:y="0.2724in" draw:control="control21"/>
              <draw:control draw:style-name="gr5" draw:text-style-name="P6" svg:width="1.0039in" svg:height="0.252in" svg:x="3.5035in" svg:y="0.0004in" draw:control="control22"/>
              <draw:control draw:style-name="gr5" draw:text-style-name="P6" svg:width="0.5996in" svg:height="0.252in" svg:x="2.1319in" svg:y="0.0004in" draw:control="control23"/>
              <draw:control draw:style-name="gr5" draw:text-style-name="P6" svg:width="0.9831in" svg:height="0.252in" svg:x="1.0965in" svg:y="0.0004in" draw:control="control24"/>
              <draw:control draw:style-name="gr5" draw:text-style-name="P6" svg:width="0.9154in" svg:height="0.252in" svg:x="6.1398in" svg:y="0.0004in" draw:control="control25"/>
              <draw:control draw:style-name="gr5" draw:text-style-name="P6" svg:width="0.7169in" svg:height="0.252in" svg:x="4.5283in" svg:y="0.0004in" draw:control="control26"/>
              <draw:control draw:style-name="gr5" draw:text-style-name="P6" svg:width="1.0181in" svg:height="0.252in" svg:x="0.0724in" svg:y="0.0004in" draw:control="control27"/>
              <draw:control draw:style-name="gr5" draw:text-style-name="P6" svg:width="0.7862in" svg:height="0.252in" svg:x="5.2909in" svg:y="0.0004in" draw:control="control28"/>
              <draw:control draw:style-name="gr5" draw:text-style-name="P6" svg:width="0.7169in" svg:height="0.252in" svg:x="2.7602in" svg:y="0.0004in" draw:control="control29"/>
              <draw:control draw:style-name="gr6" draw:text-style-name="P7" svg:width="0.5752in" svg:height="0.252in" svg:x="5.2067in" svg:y="0.2724in" draw:control="control30"/>
            </draw:g>
          </table:table-cell>
          <table:table-cell table:style-name="ce84"/>
          <table:table-cell table:style-name="ce74"/>
          <table:table-cell table:style-name="ce107"/>
          <table:table-cell table:number-columns-repeated="2"/>
          <table:table-cell table:style-name="ce129"/>
          <table:table-cell table:style-name="ce137"/>
          <table:table-cell table:style-name="ce146"/>
          <table:table-cell table:style-name="ce156"/>
          <table:table-cell table:style-name="ce162" table:number-columns-repeated="2"/>
          <table:table-cell table:style-name="ce181"/>
          <table:table-cell/>
          <table:table-cell table:style-name="ce201"/>
          <table:table-cell table:style-name="ce463"/>
          <table:table-cell table:number-columns-repeated="2"/>
          <table:table-cell table:style-name="ce245" office:value-type="string" calcext:value-type="string" table:number-columns-spanned="5" table:number-rows-spanned="1">
            <text:p>Broker:</text:p>
          </table:table-cell>
          <table:covered-table-cell table:style-name="ce254"/>
          <table:covered-table-cell table:number-columns-repeated="3" table:style-name="ce264"/>
          <table:table-cell table:style-name="ce360" office:value-type="string" calcext:value-type="string">
            <text:p>Schwab</text:p>
          </table:table-cell>
          <table:table-cell table:style-name="ce521" office:value-type="string" calcext:value-type="string">
            <text:p>MaxPctITM:</text:p>
          </table:table-cell>
          <table:table-cell table:style-name="ce277" office:value-type="float" office:value="3000" calcext:value-type="float">
            <text:p>3000</text:p>
          </table:table-cell>
          <table:table-cell table:number-columns-repeated="34"/>
        </table:table-row>
        <table:table-row table:style-name="ro2">
          <table:table-cell table:style-name="ce32"/>
          <table:covered-table-cell table:style-name="ce58"/>
          <table:covered-table-cell table:style-name="ce76"/>
          <table:covered-table-cell table:style-name="ce90"/>
          <table:table-cell table:style-name="ce97" table:number-columns-repeated="2"/>
          <table:table-cell table:style-name="ce58"/>
          <table:table-cell table:style-name="ce108"/>
          <table:table-cell table:style-name="ce118" table:number-columns-repeated="2"/>
          <table:table-cell table:style-name="ce129"/>
          <table:table-cell table:style-name="ce138"/>
          <table:table-cell table:style-name="ce146"/>
          <table:table-cell table:style-name="ce156"/>
          <table:table-cell table:style-name="ce162" table:number-columns-repeated="2"/>
          <table:table-cell table:style-name="ce181"/>
          <table:table-cell table:style-name="ce191"/>
          <table:table-cell table:style-name="ce201"/>
          <table:table-cell table:style-name="ce464"/>
          <table:table-cell table:style-name="ce314" office:value-type="currency" office:currency="USD" office:value="50000" calcext:value-type="currency" table:number-columns-spanned="1" table:number-rows-spanned="3">
            <text:p>$50,000</text:p>
          </table:table-cell>
          <table:table-cell table:style-name="ce235" office:value-type="string" calcext:value-type="string" table:number-columns-spanned="1" table:number-rows-spanned="5">
            <text:p>Annualization divider</text:p>
          </table:table-cell>
          <table:table-cell table:style-name="ce245" office:value-type="string" calcext:value-type="string" table:number-columns-spanned="5" table:number-rows-spanned="1">
            <text:p>MinPriceFrac:</text:p>
          </table:table-cell>
          <table:covered-table-cell table:style-name="ce254"/>
          <table:covered-table-cell table:number-columns-repeated="3" table:style-name="ce264"/>
          <table:table-cell table:style-name="ce511" office:value-type="percentage" office:value="0.0015" calcext:value-type="percentage">
            <text:p>0.15%</text:p>
          </table:table-cell>
          <table:table-cell table:style-name="ce370"/>
          <table:table-cell table:style-name="ce277"/>
          <table:table-cell table:number-columns-repeated="34"/>
        </table:table-row>
        <table:table-row table:style-name="ro1">
          <table:table-cell table:style-name="ce32"/>
          <table:table-cell/>
          <table:table-cell table:style-name="ce86" office:value-type="date" office:date-value="2020-06-19T10:23:05" calcext:value-type="date" table:number-columns-spanned="2" table:number-rows-spanned="2">
            <text:p>Fri 06/19 10:23 AM</text:p>
          </table:table-cell>
          <table:covered-table-cell/>
          <table:table-cell table:number-columns-repeated="8"/>
          <table:table-cell table:style-name="ce84"/>
          <table:table-cell table:style-name="ce157"/>
          <table:table-cell table:style-name="ce163" table:number-columns-repeated="2"/>
          <table:table-cell table:style-name="ce182"/>
          <table:table-cell table:style-name="ce192"/>
          <table:table-cell table:style-name="ce202"/>
          <table:table-cell table:style-name="ce465"/>
          <table:covered-table-cell table:style-name="ce315"/>
          <table:covered-table-cell table:style-name="ce236"/>
          <table:table-cell table:style-name="ce245" office:value-type="string" calcext:value-type="string" table:number-columns-spanned="5" table:number-rows-spanned="1">
            <text:p>Sort:</text:p>
          </table:table-cell>
          <table:covered-table-cell table:style-name="ce254"/>
          <table:covered-table-cell table:number-columns-repeated="2" table:style-name="ce264"/>
          <table:covered-table-cell table:style-name="ce273"/>
          <table:table-cell table:style-name="ce360" office:value-type="string" calcext:value-type="string">
            <text:p>SecType* Expiry* EffPriceIfAsg</text:p>
          </table:table-cell>
          <table:table-cell table:style-name="ce521" office:value-type="string" calcext:value-type="string">
            <text:p>RM CSVs?</text:p>
          </table:table-cell>
          <table:table-cell table:style-name="ce543" office:value-type="boolean" office:boolean-value="false" calcext:value-type="boolean">
            <text:p>FALSE</text:p>
          </table:table-cell>
          <table:table-cell table:style-name="ce382" table:number-columns-repeated="34"/>
        </table:table-row>
        <table:table-row table:style-name="ro1">
          <table:table-cell table:style-name="ce33"/>
          <table:table-cell/>
          <table:covered-table-cell table:number-columns-repeated="2"/>
          <table:table-cell table:style-name="ce104" office:value-type="string" calcext:value-type="string" table:number-columns-spanned="5" table:number-rows-spanned="1">
            <text:p>/home/jima/Jts/tickers.csv</text:p>
          </table:table-cell>
          <table:covered-table-cell table:number-columns-repeated="4"/>
          <table:table-cell table:number-columns-repeated="3"/>
          <table:table-cell table:style-name="ce147"/>
          <table:table-cell table:style-name="ce158"/>
          <table:table-cell table:style-name="ce164" office:value-type="string" calcext:value-type="string" table:number-columns-spanned="4" table:number-rows-spanned="1">
            <text:p>Buy+Write Call/Sell+Write Put</text:p>
          </table:table-cell>
          <table:covered-table-cell table:style-name="ce173"/>
          <table:covered-table-cell table:style-name="ce183"/>
          <table:covered-table-cell table:style-name="ce193"/>
          <table:table-cell table:style-name="ce147"/>
          <table:table-cell table:style-name="ce466"/>
          <table:covered-table-cell table:style-name="ce316"/>
          <table:covered-table-cell table:style-name="ce236"/>
          <table:table-cell table:style-name="ce245" office:value-type="string" calcext:value-type="string" table:number-columns-spanned="5" table:number-rows-spanned="1">
            <text:p>CSV file path:</text:p>
          </table:table-cell>
          <table:covered-table-cell table:style-name="ce254"/>
          <table:covered-table-cell table:number-columns-repeated="3" table:style-name="ce264"/>
          <table:table-cell table:style-name="ce360" office:value-type="string" calcext:value-type="string" table:number-columns-spanned="4" table:number-rows-spanned="1">
            <text:p>/home/jima/Jts/</text:p>
          </table:table-cell>
          <table:covered-table-cell table:style-name="ce370"/>
          <table:covered-table-cell table:style-name="ce277"/>
          <table:covered-table-cell table:style-name="ce382"/>
          <table:table-cell table:style-name="ce382" table:number-columns-repeated="33"/>
        </table:table-row>
        <table:table-row table:style-name="ro5">
          <table:table-cell table:style-name="ce38" office:value-type="string" calcext:value-type="string" table:number-columns-spanned="1" table:number-rows-spanned="2">
            <text:p>  <text:span text:style-name="T1">shading</text:span></text:p>
          </table:table-cell>
          <table:table-cell table:style-name="ce68" office:value-type="string" calcext:value-type="string" table:number-columns-spanned="1" table:number-rows-spanned="2">
            <text:p><text:s/>SecType</text:p>
          </table:table-cell>
          <table:table-cell table:style-name="Default"/>
          <table:table-cell/>
          <table:table-cell table:style-name="ce86"/>
          <table:table-cell table:style-name="ce117"/>
          <table:table-cell table:style-name="ce140" office:value-type="boolean" office:boolean-value="false" calcext:value-type="boolean">
            <text:p>FALSE</text:p>
            <draw:control table:end-cell-address="VZ.G5" table:end-x="0.2516in" table:end-y="0.3618in" draw:z-index="37" draw:style-name="gr8" draw:text-style-name="P9" svg:width="0.1402in" svg:height="0.3165in" svg:x="0.1114in" svg:y="0.0453in" draw:control="control31"/>
          </table:table-cell>
          <table:table-cell table:style-name="ce126"/>
          <table:table-cell table:style-name="ce119" office:value-type="string" calcext:value-type="string" table:number-columns-spanned="2" table:number-rows-spanned="1">
            <text:p>% ITM</text:p>
          </table:table-cell>
          <table:covered-table-cell table:style-name="ce127"/>
          <table:table-cell table:number-columns-repeated="2"/>
          <table:table-cell table:style-name="ce148" office:value-type="string" calcext:value-type="string" table:number-columns-spanned="2" table:number-rows-spanned="1">
            <text:p>Yld if Exp</text:p>
            <text:p>(Opt % of stock)</text:p>
          </table:table-cell>
          <table:covered-table-cell table:style-name="ce159"/>
          <table:table-cell table:style-name="ce165" office:value-type="string" calcext:value-type="string" table:number-columns-spanned="2" table:number-rows-spanned="1">
            <text:p>Effective Price</text:p>
            <text:p>if EXPIRES</text:p>
          </table:table-cell>
          <table:covered-table-cell table:style-name="ce174"/>
          <table:table-cell table:style-name="ce184" office:value-type="string" calcext:value-type="string" table:number-columns-spanned="2" table:number-rows-spanned="1">
            <text:p>Yield IF</text:p>
            <text:p>CALLED / ASSIGNED</text:p>
          </table:table-cell>
          <table:covered-table-cell table:style-name="ce194"/>
          <table:table-cell table:style-name="ce203" office:value-type="string" calcext:value-type="string" table:number-columns-spanned="1" table:number-rows-spanned="2">
            <text:p>% intrinsic</text:p>
          </table:table-cell>
          <table:table-cell table:style-name="ce467" office:value-type="string" calcext:value-type="string" table:number-columns-spanned="1" table:number-rows-spanned="2">
            <text:p>days</text:p>
            <text:p>to</text:p>
            <text:p>Ex-</text:p>
            <text:p>piry</text:p>
            <text:p/>
          </table:table-cell>
          <table:table-cell table:style-name="ce317" office:value-type="string" calcext:value-type="string" table:number-columns-spanned="1" table:number-rows-spanned="2">
            <text:p>  # contracts =</text:p>
            <text:p><text:span text:style-name="T2">  (if-assigned, b-w)</text:span></text:p>
          </table:table-cell>
          <table:covered-table-cell table:style-name="ce237"/>
          <table:table-cell table:style-name="ce246" office:value-type="string" calcext:value-type="string" table:number-columns-spanned="1" table:number-rows-spanned="2">
            <text:p>Time Value</text:p>
          </table:table-cell>
          <table:table-cell table:style-name="ce255" office:value-type="string" calcext:value-type="string" table:number-columns-spanned="1" table:number-rows-spanned="2">
            <text:p>TV % of stock</text:p>
            <text:p>annualized</text:p>
          </table:table-cell>
          <table:table-cell table:style-name="ce265" office:value-type="string" calcext:value-type="string" table:number-columns-spanned="1" table:number-rows-spanned="2">
            <text:p>Synthetic Value</text:p>
          </table:table-cell>
          <table:table-cell table:style-name="ce349" office:value-type="string" calcext:value-type="string" table:number-columns-spanned="1" table:number-rows-spanned="2">
            <text:p>(spare)</text:p>
          </table:table-cell>
          <table:table-cell table:style-name="ce349" office:value-type="string" calcext:value-type="string" table:number-columns-spanned="1" table:number-rows-spanned="2">
            <text:p>(spare)</text:p>
          </table:table-cell>
          <table:table-cell>
            <draw:control table:end-cell-address="VZ.AB5" table:end-x="1.1941in" table:end-y="0.3618in" draw:z-index="34" draw:style-name="gr7" draw:text-style-name="P8" svg:width="1.0819in" svg:height="0.3382in" svg:x="0.1122in" svg:y="0.0236in" draw:control="control16"/>
          </table:table-cell>
          <table:table-cell table:number-columns-repeated="2"/>
          <table:table-cell table:style-name="ce642" table:number-columns-repeated="34"/>
        </table:table-row>
        <table:table-row table:style-name="ro4">
          <table:covered-table-cell table:style-name="ce35"/>
          <table:covered-table-cell table:style-name="ce69"/>
          <table:table-cell table:style-name="ce93" office:value-type="string" calcext:value-type="string">
            <text:p>Expiry</text:p>
          </table:table-cell>
          <table:table-cell table:style-name="ce67" office:value-type="string" calcext:value-type="string">
            <text:p>Strike</text:p>
          </table:table-cell>
          <table:table-cell table:style-name="ce99" office:value-type="string" calcext:value-type="string">
            <text:p>Bid</text:p>
            <text:p>(sell)</text:p>
          </table:table-cell>
          <table:table-cell table:style-name="ce99" office:value-type="string" calcext:value-type="string">
            <text:p>Ask</text:p>
            <text:p>(buy)</text:p>
          </table:table-cell>
          <table:table-cell table:style-name="ce135" office:value-type="string" calcext:value-type="string">
            <text:p><text:s/>Last </text:p>
          </table:table-cell>
          <table:table-cell table:style-name="ce110" office:value-type="string" calcext:value-type="string">
            <text:p>Price</text:p>
            <text:p>used</text:p>
          </table:table-cell>
          <table:table-cell table:style-name="ce120" office:value-type="string" calcext:value-type="string">
            <text:p>Raw</text:p>
          </table:table-cell>
          <table:table-cell table:style-name="ce128" office:value-type="string" calcext:value-type="string">
            <text:p>Per</text:p>
            <text:p>Day</text:p>
          </table:table-cell>
          <table:table-cell table:style-name="ce130" office:value-type="string" calcext:value-type="string">
            <text:p>Eff. Pr</text:p>
            <text:p>(Strike</text:p>
            <text:p>-/+opt)</text:p>
          </table:table-cell>
          <table:table-cell table:style-name="ce139" office:value-type="string" calcext:value-type="string">
            <text:p>Disc:Prem</text:p>
            <text:p>If assigned</text:p>
            <text:p>(raw/ann.)</text:p>
          </table:table-cell>
          <table:table-cell table:style-name="ce149" office:value-type="string" calcext:value-type="string">
            <text:p>Raw</text:p>
          </table:table-cell>
          <table:table-cell table:style-name="ce160" office:value-type="string" calcext:value-type="string">
            <text:p>Ann.</text:p>
          </table:table-cell>
          <table:table-cell table:style-name="ce166" office:value-type="string" calcext:value-type="string">
            <text:p>$</text:p>
            <text:p>(stock</text:p>
            <text:p>+/- opt)</text:p>
          </table:table-cell>
          <table:table-cell table:style-name="ce175" office:value-type="string" calcext:value-type="string">
            <text:p>Discount or Premium</text:p>
          </table:table-cell>
          <table:table-cell table:style-name="ce120" office:value-type="string" calcext:value-type="string">
            <text:p>Raw</text:p>
          </table:table-cell>
          <table:table-cell table:style-name="ce128" office:value-type="string" calcext:value-type="string">
            <text:p>Ann.</text:p>
          </table:table-cell>
          <table:covered-table-cell table:style-name="ce204"/>
          <table:covered-table-cell table:style-name="ce468"/>
          <table:covered-table-cell table:style-name="ce318"/>
          <table:covered-table-cell table:style-name="ce238"/>
          <table:covered-table-cell table:style-name="ce247"/>
          <table:covered-table-cell table:style-name="ce256"/>
          <table:covered-table-cell table:number-columns-repeated="3" table:style-name="ce349"/>
          <table:table-cell table:style-name="ce424"/>
          <table:table-cell table:style-name="ce528"/>
          <table:table-cell table:style-name="ce574"/>
          <table:table-cell table:style-name="ce642" table:number-columns-repeated="34"/>
        </table:table-row>
        <table:table-row table:style-name="ro2">
          <table:table-cell table:style-name="ce41"/>
          <table:table-cell table:style-name="ce70" office:value-type="string" calcext:value-type="string">
            <text:p>STK</text:p>
          </table:table-cell>
          <table:table-cell table:style-name="ce81"/>
          <table:table-cell table:style-name="ce96" office:value-type="float" office:value="0" calcext:value-type="float">
            <text:p>0.00</text:p>
          </table:table-cell>
          <table:table-cell table:style-name="ce96" office:value-type="float" office:value="56.3" calcext:value-type="float">
            <text:p>56.30</text:p>
          </table:table-cell>
          <table:table-cell table:style-name="ce96" office:value-type="float" office:value="56.31" calcext:value-type="float">
            <text:p>56.31</text:p>
          </table:table-cell>
          <table:table-cell table:style-name="ce123"/>
          <table:table-cell table:style-name="ce153" table:formula="of:=getpriceused(N(Bid); N(Ask); N(Last))" office:value-type="string" office:string-value="" calcext:value-type="error">
            <text:p>#NAME?</text:p>
          </table:table-cell>
          <table:table-cell table:style-name="ce144" table:number-columns-spanned="19" table:number-rows-spanned="1"/>
          <table:covered-table-cell table:style-name="ce154"/>
          <table:covered-table-cell table:style-name="ce170"/>
          <table:covered-table-cell table:style-name="ce187"/>
          <table:covered-table-cell table:number-columns-repeated="2" table:style-name="ce198"/>
          <table:covered-table-cell table:number-columns-repeated="2" table:style-name="ce248"/>
          <table:covered-table-cell table:style-name="ce272"/>
          <table:covered-table-cell table:style-name="ce281"/>
          <table:covered-table-cell table:style-name="ce289"/>
          <table:covered-table-cell table:style-name="ce299"/>
          <table:covered-table-cell table:style-name="ce311"/>
          <table:covered-table-cell table:style-name="ce319"/>
          <table:covered-table-cell table:style-name="ce327"/>
          <table:covered-table-cell table:style-name="ce333"/>
          <table:covered-table-cell table:number-columns-repeated="3" table:style-name="ce338"/>
          <table:table-cell table:style-name="ce425"/>
          <table:table-cell table:style-name="ce533">
            <draw:control table:end-cell-address="VZ.AN8" table:end-x="0.2587in" table:end-y="0.098in" draw:z-index="0" draw:text-style-name="P1" svg:width="8.5913in" svg:height="0.098in" svg:x="0.1882in" svg:y="0.187in"/>
            <draw:control table:end-cell-address="VZ.AN8" table:end-x="0.2587in" table:end-y="0.098in" draw:z-index="1" draw:text-style-name="P1" svg:width="8.5913in" svg:height="0.098in" svg:x="0.1882in" svg:y="0.187in"/>
            <draw:control table:end-cell-address="VZ.AN8" table:end-x="0.2587in" table:end-y="0.098in" draw:z-index="2" draw:text-style-name="P1" svg:width="8.5913in" svg:height="0.098in" svg:x="0.1882in" svg:y="0.187in"/>
            <draw:control table:end-cell-address="VZ.AN8" table:end-x="0.2587in" table:end-y="0.098in" draw:z-index="3" draw:text-style-name="P1" svg:width="8.5913in" svg:height="0.098in" svg:x="0.1882in" svg:y="0.187in"/>
            <draw:control table:end-cell-address="VZ.AN8" table:end-x="0.2587in" table:end-y="0.098in" draw:z-index="4" draw:text-style-name="P1" svg:width="8.5913in" svg:height="0.098in" svg:x="0.1882in" svg:y="0.187in"/>
            <draw:control table:end-cell-address="VZ.AN8" table:end-x="0.2587in" table:end-y="0.098in" draw:z-index="5" draw:text-style-name="P1" svg:width="8.5913in" svg:height="0.098in" svg:x="0.1882in" svg:y="0.187in"/>
            <draw:control table:end-cell-address="VZ.AN8" table:end-x="0.2587in" table:end-y="0.098in" draw:z-index="6" draw:text-style-name="P1" svg:width="8.5913in" svg:height="0.098in" svg:x="0.1882in" svg:y="0.187in"/>
            <draw:control table:end-cell-address="VZ.AN8" table:end-x="0.2587in" table:end-y="0.098in" draw:z-index="7" draw:text-style-name="P1" svg:width="8.5913in" svg:height="0.098in" svg:x="0.1882in" svg:y="0.187in"/>
            <draw:control table:end-cell-address="VZ.AN8" table:end-x="0.2587in" table:end-y="0.098in" draw:z-index="8" draw:text-style-name="P1" svg:width="8.5913in" svg:height="0.098in" svg:x="0.1882in" svg:y="0.187in"/>
            <draw:control table:end-cell-address="VZ.AN8" table:end-x="0.2587in" table:end-y="0.098in" draw:z-index="9" draw:text-style-name="P1" svg:width="8.5913in" svg:height="0.098in" svg:x="0.1882in" svg:y="0.187in"/>
            <draw:control table:end-cell-address="VZ.AN8" table:end-x="0.2587in" table:end-y="0.098in" draw:z-index="10" draw:text-style-name="P1" svg:width="8.5913in" svg:height="0.098in" svg:x="0.1882in" svg:y="0.187in"/>
            <draw:control table:end-cell-address="VZ.AN8" table:end-x="0.2587in" table:end-y="0.098in" draw:z-index="11" draw:text-style-name="P1" svg:width="8.5913in" svg:height="0.098in" svg:x="0.1882in" svg:y="0.187in"/>
            <draw:control table:end-cell-address="VZ.AN8" table:end-x="0.2587in" table:end-y="0.098in" draw:z-index="12" draw:text-style-name="P1" svg:width="8.5913in" svg:height="0.098in" svg:x="0.1882in" svg:y="0.187in"/>
            <draw:control table:end-cell-address="VZ.AN8" table:end-x="0.2587in" table:end-y="0.098in" draw:z-index="13" draw:text-style-name="P1" svg:width="8.5913in" svg:height="0.098in" svg:x="0.1882in" svg:y="0.187in"/>
            <draw:control table:end-cell-address="VZ.AN8" table:end-x="0.2587in" table:end-y="0.098in" draw:z-index="14" draw:text-style-name="P1" svg:width="8.5913in" svg:height="0.098in" svg:x="0.1882in" svg:y="0.187in"/>
          </table:table-cell>
          <table:table-cell table:style-name="ce132"/>
          <table:table-cell table:number-columns-repeated="34"/>
        </table:table-row>
        <table:table-row table:style-name="ro1">
          <table:table-cell table:style-name="ce985" office:value-type="string" calcext:value-type="string">
            <text:p>g</text:p>
          </table:table-cell>
          <table:table-cell table:style-name="ce398" office:value-type="string" calcext:value-type="string">
            <text:p>C</text:p>
          </table:table-cell>
          <table:table-cell table:style-name="ce410" office:value-type="date" office:date-value="2020-06-19T23:59:59" calcext:value-type="date">
            <text:p>19Jun'20</text:p>
          </table:table-cell>
          <table:table-cell table:style-name="ce423" office:value-type="float" office:value="57" calcext:value-type="float">
            <text:p>57.00</text:p>
          </table:table-cell>
          <table:table-cell table:style-name="ce438" office:value-type="float" office:value="0.03" calcext:value-type="float">
            <text:p>0.03</text:p>
          </table:table-cell>
          <table:table-cell table:style-name="ce438" office:value-type="float" office:value="0.04" calcext:value-type="float">
            <text:p>0.04</text:p>
          </table:table-cell>
          <table:table-cell table:style-name="ce438"/>
          <table:table-cell table:style-name="ce451" table:formula="of:=getpriceused(N(Bid); N(Ask); N(Last); TickerCell;  CELL(&quot;ADDRESS&quot;) &amp; &quot; &quot; &amp; Expiry &amp; &quot; &quot; &amp; Strike &amp; SecType)" office:value-type="string" office:string-value="" calcext:value-type="error">
            <text:p>#NAME?</text:p>
          </table:table-cell>
          <table:table-cell table:style-name="ce456" table:formula="of:=IF(SecType=&quot;P&quot;; -1; 1)*(1 - Strike/Stock)" office:value-type="string" office:string-value="" calcext:value-type="error">
            <text:p>#NAME?</text:p>
          </table:table-cell>
          <table:table-cell table:style-name="ce456" table:formula="of:=TEXT([.I8]/DaysToExpiry; &quot;.00%&quot;)" office:value-type="string" office:string-value="" calcext:value-type="error">
            <text:p>#NAME?</text:p>
          </table:table-cell>
          <table:table-cell table:style-name="ce469" table:formula="of:=IF(SecType=&quot;P&quot;;plusoptcomm(Strike-Opt;&quot;bb&quot;);minusoptcomm(Strike+Opt))" office:value-type="string" office:string-value="" calcext:value-type="error">
            <text:p>#NAME?</text:p>
          </table:table-cell>
          <table:table-cell table:style-name="ce478" table:formula="of:=TEXT( IF(SecType=&quot;P&quot;;(Stock-EffPriceIfAsg);(EffPriceIfAsg-Stock))/Stock*100;&quot;0.0&quot;)&amp;&quot;/&quot;&amp;TEXT( IF(SecType=&quot;P&quot;;(Stock-EffPriceIfAsg);(EffPriceIfAsg-Stock))/Stock /AnnDivider;&quot;0%&quot;)" office:value-type="string" office:string-value="" calcext:value-type="error">
            <text:p>#NAME?</text:p>
          </table:table-cell>
          <table:table-cell table:style-name="ce486" table:formula="of:=Opt/Stock" office:value-type="string" office:string-value="" calcext:value-type="error">
            <text:p>#NAME?</text:p>
          </table:table-cell>
          <table:table-cell table:style-name="ce486" table:formula="of:=[.M8]/AnnDivider" office:value-type="string" office:string-value="" calcext:value-type="error">
            <text:p>#NAME?</text:p>
          </table:table-cell>
          <table:table-cell table:style-name="ce496" table:formula="of:=IF(SecType=&quot;P&quot;;(Stock+Opt);(Stock-Opt))" office:value-type="string" office:string-value="" calcext:value-type="error">
            <text:p>#NAME?</text:p>
          </table:table-cell>
          <table:table-cell table:style-name="ce505" table:formula="of:=TEXT( IF(SecType=&quot;P&quot;;(StockPMOpt-Stock);(Stock-StockPMOpt))/Stock*100;&quot;0.0;[RED]-0.0&quot; )&amp;&quot;/&quot;&amp;TEXT( IF(SecType=&quot;P&quot;;(StockPMOpt-Stock);(Stock-StockPMOpt))/Stock/AnnDivider;&quot;0%;[RED]-0%&quot;)" office:value-type="string" office:string-value="" calcext:value-type="error">
            <text:p>#NAME?</text:p>
          </table:table-cell>
          <table:table-cell table:style-name="ce519" table:formula="of:=IF(SecType=&quot;P&quot;;(StockPMOpt-Strike);(Strike-StockPMOpt))/StockPMOpt" office:value-type="string" office:string-value="" calcext:value-type="error">
            <text:p>#NAME?</text:p>
          </table:table-cell>
          <table:table-cell table:style-name="ce539" table:formula="of:=[.Q8]/AnnDivider" office:value-type="string" office:string-value="" calcext:value-type="error">
            <text:p>#NAME?</text:p>
          </table:table-cell>
          <table:table-cell table:style-name="ce554" table:formula="of:=IF(PctITM &gt; 0; IF(SecType=&quot;P&quot;;Strike-Stock;Stock-Strike) / Opt;&quot;&quot;)" office:value-type="string" office:string-value="" calcext:value-type="error">
            <text:p>#NAME?</text:p>
          </table:table-cell>
          <table:table-cell table:style-name="ce567" table:formula="of:=Expiry-QuoteDate" office:value-type="float" office:value="0.567291666673555" calcext:value-type="float">
            <text:p>1</text:p>
          </table:table-cell>
          <table:table-cell table:style-name="ce594" table:formula="of:=IF(EffPriceIfAsg&lt;&gt;0;   FLOOR(Principal/(100*EffPriceIfAsg)-0;1)  &amp; &quot;,&quot; &amp; FLOOR(Principal/(100*StockPMOpt)-0;1)    ;&quot;&quot;)" office:value-type="string" office:string-value="" calcext:value-type="error">
            <text:p>#NAME?</text:p>
          </table:table-cell>
          <table:table-cell table:style-name="ce1171" table:formula="of:=DaysToExpiry/365" office:value-type="float" office:value="0.00155422374431111" calcext:value-type="float">
            <text:p>.002</text:p>
          </table:table-cell>
          <table:table-cell table:style-name="ce612" table:formula="of:=IF(PctITM &gt; 0;Opt - ABS(Stock-Strike); Opt)" office:value-type="string" office:string-value="" calcext:value-type="error">
            <text:p>#NAME?</text:p>
          </table:table-cell>
          <table:table-cell table:style-name="ce618" table:formula="of:=(Tv/Stock)/AnnDivider" office:value-type="string" office:string-value="" calcext:value-type="error">
            <text:p>#NAME?</text:p>
          </table:table-cell>
          <table:table-cell table:style-name="ce624" table:formula="of:=IF(AND([.B8]=&quot;C&quot;;[.B9]=&quot;P&quot;;[.D8]=[.D9];[.C8]=[.C9]);(Stock-Strike)-([.H8]-[.H9]);&quot;   --   &quot;)" office:value-type="string" office:string-value="   --   " calcext:value-type="string">
            <text:p><text:s text:c="3"/>-- <text:s text:c="2"/></text:p>
          </table:table-cell>
          <table:table-cell table:style-name="ce413" table:number-columns-repeated="2"/>
          <table:table-cell table:style-name="ce426"/>
          <table:table-cell table:style-name="ce538">
            <draw:control table:end-cell-address="VZ.AE9" table:end-x="0.2681in" table:end-y="0.052in" draw:z-index="15" draw:text-style-name="P1" svg:width="1.2244in" svg:height="0.0516in" svg:x="0.2709in" svg:y="0.178in"/>
            <draw:control table:end-cell-address="VZ.AE9" table:end-x="0.2681in" table:end-y="0.052in" draw:z-index="16" draw:text-style-name="P1" svg:width="1.2244in" svg:height="0.0516in" svg:x="0.2709in" svg:y="0.178in"/>
            <draw:control table:end-cell-address="VZ.AE9" table:end-x="0.2681in" table:end-y="0.052in" draw:z-index="17" draw:text-style-name="P1" svg:width="1.2244in" svg:height="0.0516in" svg:x="0.2709in" svg:y="0.178in"/>
            <draw:control table:end-cell-address="VZ.AE9" table:end-x="0.2681in" table:end-y="0.052in" draw:z-index="18" draw:text-style-name="P1" svg:width="1.2244in" svg:height="0.0516in" svg:x="0.2709in" svg:y="0.178in"/>
            <draw:control table:end-cell-address="VZ.AE9" table:end-x="0.2681in" table:end-y="0.052in" draw:z-index="19" draw:text-style-name="P1" svg:width="1.2244in" svg:height="0.0516in" svg:x="0.2709in" svg:y="0.178in"/>
            <draw:control table:end-cell-address="VZ.AE9" table:end-x="0.2681in" table:end-y="0.052in" draw:z-index="20" draw:text-style-name="P1" svg:width="1.2244in" svg:height="0.0516in" svg:x="0.2709in" svg:y="0.178in"/>
            <draw:control table:end-cell-address="VZ.AE9" table:end-x="0.2681in" table:end-y="0.052in" draw:z-index="21" draw:text-style-name="P1" svg:width="1.2244in" svg:height="0.0516in" svg:x="0.2709in" svg:y="0.178in"/>
            <draw:control table:end-cell-address="VZ.AE9" table:end-x="0.2681in" table:end-y="0.052in" draw:z-index="22" draw:text-style-name="P1" svg:width="1.2244in" svg:height="0.0516in" svg:x="0.2709in" svg:y="0.178in"/>
            <draw:control table:end-cell-address="VZ.AE9" table:end-x="0.2681in" table:end-y="0.052in" draw:z-index="23" draw:text-style-name="P1" svg:width="1.2244in" svg:height="0.0516in" svg:x="0.2709in" svg:y="0.178in"/>
            <draw:control table:end-cell-address="VZ.AE9" table:end-x="0.2681in" table:end-y="0.052in" draw:z-index="24" draw:text-style-name="P1" svg:width="1.2244in" svg:height="0.0516in" svg:x="0.2709in" svg:y="0.178in"/>
            <draw:control table:end-cell-address="VZ.AE9" table:end-x="0.2681in" table:end-y="0.052in" draw:z-index="25" draw:text-style-name="P1" svg:width="1.2244in" svg:height="0.0516in" svg:x="0.2709in" svg:y="0.178in"/>
            <draw:control table:end-cell-address="VZ.AE9" table:end-x="0.2681in" table:end-y="0.052in" draw:z-index="26" draw:text-style-name="P1" svg:width="1.2244in" svg:height="0.0516in" svg:x="0.2709in" svg:y="0.178in"/>
            <draw:control table:end-cell-address="VZ.AE9" table:end-x="0.2681in" table:end-y="0.052in" draw:z-index="27" draw:text-style-name="P1" svg:width="1.2244in" svg:height="0.0516in" svg:x="0.2709in" svg:y="0.178in"/>
            <draw:control table:end-cell-address="VZ.AE10" table:end-x="0.4744in" table:end-y="0.0146in" draw:z-index="28" draw:text-style-name="P1" svg:width="1.4307in" svg:height="0.2012in" svg:x="0.2709in" svg:y="0.178in"/>
          </table:table-cell>
          <table:table-cell table:style-name="ce132"/>
          <table:table-cell table:style-name="ce432"/>
          <table:table-cell table:style-name="ce132" table:number-columns-repeated="33"/>
        </table:table-row>
        <table:table-row table:style-name="ro2">
          <table:table-cell table:style-name="ce388"/>
          <table:table-cell table:style-name="ce399" office:value-type="string" calcext:value-type="string">
            <text:p>C</text:p>
          </table:table-cell>
          <table:table-cell table:style-name="ce414" office:value-type="date" office:date-value="2020-07-02T23:59:59" calcext:value-type="date">
            <text:p>02Jul'20</text:p>
          </table:table-cell>
          <table:table-cell table:style-name="ce428" office:value-type="float" office:value="57" calcext:value-type="float">
            <text:p>57.00</text:p>
          </table:table-cell>
          <table:table-cell table:style-name="ce440" office:value-type="float" office:value="0.62" calcext:value-type="float">
            <text:p>0.62</text:p>
          </table:table-cell>
          <table:table-cell table:style-name="ce440" office:value-type="float" office:value="0.67" calcext:value-type="float">
            <text:p>0.67</text:p>
          </table:table-cell>
          <table:table-cell table:style-name="ce994"/>
          <table:table-cell table:style-name="ce452" table:formula="of:=getpriceused(N(Bid); N(Ask); N(Last); TickerCell;  CELL(&quot;ADDRESS&quot;) &amp; &quot; &quot; &amp; Expiry &amp; &quot; &quot; &amp; Strike &amp; SecType)" office:value-type="string" office:string-value="" calcext:value-type="error">
            <text:p>#NAME?</text:p>
          </table:table-cell>
          <table:table-cell table:style-name="ce457" table:formula="of:=IF(SecType=&quot;P&quot;; -1; 1)*(1 - Strike/Stock)" office:value-type="string" office:string-value="" calcext:value-type="error">
            <text:p>#NAME?</text:p>
          </table:table-cell>
          <table:table-cell table:style-name="ce457" table:formula="of:=TEXT([.I9]/DaysToExpiry; &quot;.00%&quot;)" office:value-type="string" office:string-value="" calcext:value-type="error">
            <text:p>#NAME?</text:p>
          </table:table-cell>
          <table:table-cell table:style-name="ce470" table:formula="of:=IF(SecType=&quot;P&quot;;plusoptcomm(Strike-Opt;&quot;bb&quot;);minusoptcomm(Strike+Opt))" office:value-type="string" office:string-value="" calcext:value-type="error">
            <text:p>#NAME?</text:p>
          </table:table-cell>
          <table:table-cell table:style-name="ce479" table:formula="of:=TEXT( IF(SecType=&quot;P&quot;;(Stock-EffPriceIfAsg);(EffPriceIfAsg-Stock))/Stock*100;&quot;0.0&quot;)&amp;&quot;/&quot;&amp;TEXT( IF(SecType=&quot;P&quot;;(Stock-EffPriceIfAsg);(EffPriceIfAsg-Stock))/Stock /AnnDivider;&quot;0%&quot;)" office:value-type="string" office:string-value="" calcext:value-type="error">
            <text:p>#NAME?</text:p>
          </table:table-cell>
          <table:table-cell table:style-name="ce487" table:formula="of:=Opt/Stock" office:value-type="string" office:string-value="" calcext:value-type="error">
            <text:p>#NAME?</text:p>
          </table:table-cell>
          <table:table-cell table:style-name="ce487" table:formula="of:=[.M9]/AnnDivider" office:value-type="string" office:string-value="" calcext:value-type="error">
            <text:p>#NAME?</text:p>
          </table:table-cell>
          <table:table-cell table:style-name="ce498" table:formula="of:=IF(SecType=&quot;P&quot;;(Stock+Opt);(Stock-Opt))" office:value-type="string" office:string-value="" calcext:value-type="error">
            <text:p>#NAME?</text:p>
          </table:table-cell>
          <table:table-cell table:style-name="ce506" table:formula="of:=TEXT( IF(SecType=&quot;P&quot;;(StockPMOpt-Stock);(Stock-StockPMOpt))/Stock*100;&quot;0.0;[RED]-0.0&quot; )&amp;&quot;/&quot;&amp;TEXT( IF(SecType=&quot;P&quot;;(StockPMOpt-Stock);(Stock-StockPMOpt))/Stock/AnnDivider;&quot;0%;[RED]-0%&quot;)" office:value-type="string" office:string-value="" calcext:value-type="error">
            <text:p>#NAME?</text:p>
          </table:table-cell>
          <table:table-cell table:style-name="ce522" table:formula="of:=IF(SecType=&quot;P&quot;;(StockPMOpt-Strike);(Strike-StockPMOpt))/StockPMOpt" office:value-type="string" office:string-value="" calcext:value-type="error">
            <text:p>#NAME?</text:p>
          </table:table-cell>
          <table:table-cell table:style-name="ce541" table:formula="of:=[.Q9]/AnnDivider" office:value-type="string" office:string-value="" calcext:value-type="error">
            <text:p>#NAME?</text:p>
          </table:table-cell>
          <table:table-cell table:style-name="ce557" table:formula="of:=IF(PctITM &gt; 0; IF(SecType=&quot;P&quot;;Strike-Stock;Stock-Strike) / Opt;&quot;&quot;)" office:value-type="string" office:string-value="" calcext:value-type="error">
            <text:p>#NAME?</text:p>
          </table:table-cell>
          <table:table-cell table:style-name="ce569" table:formula="of:=Expiry-QuoteDate" office:value-type="float" office:value="13.5672916666736" calcext:value-type="float">
            <text:p>14</text:p>
          </table:table-cell>
          <table:table-cell table:style-name="ce595" table:formula="of:=IF(EffPriceIfAsg&lt;&gt;0;   FLOOR(Principal/(100*EffPriceIfAsg)-0;1)  &amp; &quot;,&quot; &amp; FLOOR(Principal/(100*StockPMOpt)-0;1)    ;&quot;&quot;)" office:value-type="string" office:string-value="" calcext:value-type="error">
            <text:p>#NAME?</text:p>
          </table:table-cell>
          <table:table-cell table:style-name="ce4822" table:formula="of:=DaysToExpiry/365" office:value-type="float" office:value="0.0371706621004755" calcext:value-type="float">
            <text:p>.037</text:p>
          </table:table-cell>
          <table:table-cell table:style-name="ce613" table:formula="of:=IF(PctITM &gt; 0;Opt - ABS(Stock-Strike); Opt)" office:value-type="string" office:string-value="" calcext:value-type="error">
            <text:p>#NAME?</text:p>
          </table:table-cell>
          <table:table-cell table:style-name="ce619" table:formula="of:=(Tv/Stock)/AnnDivider" office:value-type="string" office:string-value="" calcext:value-type="error">
            <text:p>#NAME?</text:p>
          </table:table-cell>
          <table:table-cell table:style-name="ce625" table:formula="of:=IF(AND([.B9]=&quot;C&quot;;[.B10]=&quot;P&quot;;[.D9]=[.D10];[.C9]=[.C10]);(Stock-Strike)-([.H9]-[.H10]);&quot;   --   &quot;)" office:value-type="string" office:string-value="   --   " calcext:value-type="string">
            <text:p><text:s text:c="3"/>-- <text:s text:c="2"/></text:p>
          </table:table-cell>
          <table:table-cell table:style-name="ce443" table:number-columns-repeated="2"/>
          <table:table-cell table:number-columns-repeated="37"/>
        </table:table-row>
        <table:table-row table:style-name="ro1">
          <table:table-cell table:style-name="ce3546" office:value-type="string" calcext:value-type="string">
            <text:p>1</text:p>
          </table:table-cell>
          <table:table-cell table:style-name="ce401" office:value-type="string" calcext:value-type="string">
            <text:p>C</text:p>
          </table:table-cell>
          <table:table-cell table:style-name="ce415" office:value-type="date" office:date-value="2020-07-02T23:59:59" calcext:value-type="date">
            <text:p>02Jul'20</text:p>
          </table:table-cell>
          <table:table-cell table:style-name="ce429" office:value-type="float" office:value="58" calcext:value-type="float">
            <text:p>58.00</text:p>
          </table:table-cell>
          <table:table-cell table:style-name="ce441" office:value-type="float" office:value="0.32" calcext:value-type="float">
            <text:p>0.32</text:p>
          </table:table-cell>
          <table:table-cell table:style-name="ce441" office:value-type="float" office:value="0.36" calcext:value-type="float">
            <text:p>0.36</text:p>
          </table:table-cell>
          <table:table-cell table:style-name="ce444"/>
          <table:table-cell table:style-name="ce453" table:formula="of:=getpriceused(N(Bid); N(Ask); N(Last); TickerCell;  CELL(&quot;ADDRESS&quot;) &amp; &quot; &quot; &amp; Expiry &amp; &quot; &quot; &amp; Strike &amp; SecType)" office:value-type="string" office:string-value="" calcext:value-type="error">
            <text:p>#NAME?</text:p>
          </table:table-cell>
          <table:table-cell table:style-name="ce458" table:formula="of:=IF(SecType=&quot;P&quot;; -1; 1)*(1 - Strike/Stock)" office:value-type="string" office:string-value="" calcext:value-type="error">
            <text:p>#NAME?</text:p>
          </table:table-cell>
          <table:table-cell table:style-name="ce458" table:formula="of:=TEXT([.I10]/DaysToExpiry; &quot;.00%&quot;)" office:value-type="string" office:string-value="" calcext:value-type="error">
            <text:p>#NAME?</text:p>
          </table:table-cell>
          <table:table-cell table:style-name="ce472" table:formula="of:=IF(SecType=&quot;P&quot;;plusoptcomm(Strike-Opt;&quot;bb&quot;);minusoptcomm(Strike+Opt))" office:value-type="string" office:string-value="" calcext:value-type="error">
            <text:p>#NAME?</text:p>
          </table:table-cell>
          <table:table-cell table:style-name="ce480" table:formula="of:=TEXT( IF(SecType=&quot;P&quot;;(Stock-EffPriceIfAsg);(EffPriceIfAsg-Stock))/Stock*100;&quot;0.0&quot;)&amp;&quot;/&quot;&amp;TEXT( IF(SecType=&quot;P&quot;;(Stock-EffPriceIfAsg);(EffPriceIfAsg-Stock))/Stock /AnnDivider;&quot;0%&quot;)" office:value-type="string" office:string-value="" calcext:value-type="error">
            <text:p>#NAME?</text:p>
          </table:table-cell>
          <table:table-cell table:style-name="ce489" table:formula="of:=Opt/Stock" office:value-type="string" office:string-value="" calcext:value-type="error">
            <text:p>#NAME?</text:p>
          </table:table-cell>
          <table:table-cell table:style-name="ce489" table:formula="of:=[.M10]/AnnDivider" office:value-type="string" office:string-value="" calcext:value-type="error">
            <text:p>#NAME?</text:p>
          </table:table-cell>
          <table:table-cell table:style-name="ce500" table:formula="of:=IF(SecType=&quot;P&quot;;(Stock+Opt);(Stock-Opt))" office:value-type="string" office:string-value="" calcext:value-type="error">
            <text:p>#NAME?</text:p>
          </table:table-cell>
          <table:table-cell table:style-name="ce507" table:formula="of:=TEXT( IF(SecType=&quot;P&quot;;(StockPMOpt-Stock);(Stock-StockPMOpt))/Stock*100;&quot;0.0;[RED]-0.0&quot; )&amp;&quot;/&quot;&amp;TEXT( IF(SecType=&quot;P&quot;;(StockPMOpt-Stock);(Stock-StockPMOpt))/Stock/AnnDivider;&quot;0%;[RED]-0%&quot;)" office:value-type="string" office:string-value="" calcext:value-type="error">
            <text:p>#NAME?</text:p>
          </table:table-cell>
          <table:table-cell table:style-name="ce524" table:formula="of:=IF(SecType=&quot;P&quot;;(StockPMOpt-Strike);(Strike-StockPMOpt))/StockPMOpt" office:value-type="string" office:string-value="" calcext:value-type="error">
            <text:p>#NAME?</text:p>
          </table:table-cell>
          <table:table-cell table:style-name="ce547" table:formula="of:=[.Q10]/AnnDivider" office:value-type="string" office:string-value="" calcext:value-type="error">
            <text:p>#NAME?</text:p>
          </table:table-cell>
          <table:table-cell table:style-name="ce558" table:formula="of:=IF(PctITM &gt; 0; IF(SecType=&quot;P&quot;;Strike-Stock;Stock-Strike) / Opt;&quot;&quot;)" office:value-type="string" office:string-value="" calcext:value-type="error">
            <text:p>#NAME?</text:p>
          </table:table-cell>
          <table:table-cell table:style-name="ce572" table:formula="of:=Expiry-QuoteDate" office:value-type="float" office:value="13.5672916666736" calcext:value-type="float">
            <text:p>14</text:p>
          </table:table-cell>
          <table:table-cell table:style-name="ce596" table:formula="of:=IF(EffPriceIfAsg&lt;&gt;0;   FLOOR(Principal/(100*EffPriceIfAsg)-0;1)  &amp; &quot;,&quot; &amp; FLOOR(Principal/(100*StockPMOpt)-0;1)    ;&quot;&quot;)" office:value-type="string" office:string-value="" calcext:value-type="error">
            <text:p>#NAME?</text:p>
          </table:table-cell>
          <table:table-cell table:style-name="ce3713" table:formula="of:=DaysToExpiry/365" office:value-type="float" office:value="0.0371706621004755" calcext:value-type="float">
            <text:p>.037</text:p>
          </table:table-cell>
          <table:table-cell table:style-name="ce614" table:formula="of:=IF(PctITM &gt; 0;Opt - ABS(Stock-Strike); Opt)" office:value-type="string" office:string-value="" calcext:value-type="error">
            <text:p>#NAME?</text:p>
          </table:table-cell>
          <table:table-cell table:style-name="ce620" table:formula="of:=(Tv/Stock)/AnnDivider" office:value-type="string" office:string-value="" calcext:value-type="error">
            <text:p>#NAME?</text:p>
          </table:table-cell>
          <table:table-cell table:style-name="ce626" table:formula="of:=IF(AND([.B10]=&quot;C&quot;;[.B11]=&quot;P&quot;;[.D10]=[.D11];[.C10]=[.C11]);(Stock-Strike)-([.H10]-[.H11]);&quot;   --   &quot;)" office:value-type="string" office:string-value="   --   " calcext:value-type="string">
            <text:p><text:s text:c="3"/>-- <text:s text:c="2"/></text:p>
          </table:table-cell>
          <table:table-cell table:style-name="ce413" table:number-columns-repeated="2"/>
          <table:table-cell table:number-columns-repeated="37"/>
        </table:table-row>
        <table:table-row table:style-name="ro2">
          <table:table-cell table:style-name="ce392"/>
          <table:table-cell table:style-name="ce403"/>
          <table:table-cell table:style-name="ce417"/>
          <table:table-cell table:style-name="ce431"/>
          <table:table-cell table:style-name="ce444" table:number-columns-repeated="2"/>
          <table:table-cell table:style-name="ce136"/>
          <table:table-cell table:style-name="ce454"/>
          <table:table-cell table:style-name="ce459" table:number-columns-repeated="2"/>
          <table:table-cell table:style-name="ce473"/>
          <table:table-cell table:style-name="ce482"/>
          <table:table-cell table:style-name="ce490" table:number-columns-repeated="2"/>
          <table:table-cell table:style-name="ce501"/>
          <table:table-cell table:style-name="ce510"/>
          <table:table-cell table:style-name="ce529"/>
          <table:table-cell table:style-name="ce548"/>
          <table:table-cell table:style-name="ce561"/>
          <table:table-cell table:style-name="ce573"/>
          <table:table-cell table:style-name="ce598"/>
          <table:table-cell table:style-name="ce1143"/>
          <table:table-cell table:style-name="ce615"/>
          <table:table-cell table:style-name="ce621"/>
          <table:table-cell table:style-name="ce627"/>
          <table:table-cell table:style-name="ce413" table:number-columns-repeated="2"/>
          <table:table-cell table:number-columns-repeated="37"/>
        </table:table-row>
        <table:table-row table:style-name="ro2">
          <table:table-cell table:style-name="ce1196"/>
          <table:table-cell table:style-name="ce3437"/>
          <table:table-cell table:style-name="ce3446"/>
          <table:table-cell table:style-name="ce3454"/>
          <table:table-cell table:style-name="ce994" table:number-columns-repeated="3"/>
          <table:table-cell table:style-name="ce5660"/>
          <table:table-cell table:style-name="ce741" table:number-columns-repeated="2"/>
          <table:table-cell table:style-name="ce744"/>
          <table:table-cell table:style-name="ce746"/>
          <table:table-cell table:style-name="ce748" table:number-columns-repeated="2"/>
          <table:table-cell table:style-name="ce751"/>
          <table:table-cell table:style-name="ce753"/>
          <table:table-cell table:style-name="ce755"/>
          <table:table-cell table:style-name="ce757"/>
          <table:table-cell table:style-name="ce759"/>
          <table:table-cell table:style-name="ce761"/>
          <table:table-cell table:style-name="ce764"/>
          <table:table-cell table:style-name="ce1145"/>
          <table:table-cell table:style-name="ce769"/>
          <table:table-cell table:style-name="ce771"/>
          <table:table-cell table:style-name="ce773"/>
          <table:table-cell table:style-name="ce443" table:number-columns-repeated="2"/>
          <table:table-cell table:number-columns-repeated="37"/>
        </table:table-row>
        <table:table-row table:style-name="ro2" table:number-rows-repeated="2">
          <table:table-cell table:style-name="ce1059"/>
          <table:table-cell table:style-name="ce60"/>
          <table:table-cell table:style-name="ce103"/>
          <table:table-cell table:style-name="ce106"/>
          <table:table-cell table:style-name="ce136" table:number-columns-repeated="3"/>
          <table:table-cell table:style-name="ce153"/>
          <table:table-cell table:style-name="ce199" table:number-columns-repeated="2"/>
          <table:table-cell table:style-name="ce239"/>
          <table:table-cell table:style-name="ce251"/>
          <table:table-cell table:style-name="ce263" table:number-columns-repeated="2"/>
          <table:table-cell table:style-name="ce294"/>
          <table:table-cell table:style-name="ce302"/>
          <table:table-cell table:style-name="ce312"/>
          <table:table-cell table:style-name="ce320"/>
          <table:table-cell table:style-name="ce332"/>
          <table:table-cell table:style-name="ce344"/>
          <table:table-cell table:style-name="ce366"/>
          <table:table-cell table:style-name="ce337"/>
          <table:table-cell table:style-name="ce391"/>
          <table:table-cell table:style-name="ce400"/>
          <table:table-cell table:style-name="ce411"/>
          <table:table-cell table:style-name="ce413" table:number-columns-repeated="2"/>
          <table:table-cell table:number-columns-repeated="37"/>
        </table:table-row>
        <table:table-row table:style-name="ro2">
          <table:table-cell table:style-name="ce1196"/>
          <table:table-cell table:style-name="ce3437"/>
          <table:table-cell table:style-name="ce3446"/>
          <table:table-cell table:style-name="ce3454"/>
          <table:table-cell table:style-name="ce994" table:number-columns-repeated="3"/>
          <table:table-cell table:style-name="ce5660"/>
          <table:table-cell table:style-name="ce741" table:number-columns-repeated="2"/>
          <table:table-cell table:style-name="ce744"/>
          <table:table-cell table:style-name="ce746"/>
          <table:table-cell table:style-name="ce748" table:number-columns-repeated="2"/>
          <table:table-cell table:style-name="ce751"/>
          <table:table-cell table:style-name="ce753"/>
          <table:table-cell table:style-name="ce755"/>
          <table:table-cell table:style-name="ce757"/>
          <table:table-cell table:style-name="ce759"/>
          <table:table-cell table:style-name="ce761"/>
          <table:table-cell table:style-name="ce764"/>
          <table:table-cell table:style-name="ce1145"/>
          <table:table-cell table:style-name="ce769"/>
          <table:table-cell table:style-name="ce771"/>
          <table:table-cell table:style-name="ce773"/>
          <table:table-cell table:style-name="ce443" table:number-columns-repeated="2"/>
          <table:table-cell table:number-columns-repeated="37"/>
        </table:table-row>
        <table:table-row table:style-name="ro2" table:number-rows-repeated="5">
          <table:table-cell table:style-name="ce1059"/>
          <table:table-cell table:style-name="ce60"/>
          <table:table-cell table:style-name="ce103"/>
          <table:table-cell table:style-name="ce106"/>
          <table:table-cell table:style-name="ce136" table:number-columns-repeated="3"/>
          <table:table-cell table:style-name="ce153"/>
          <table:table-cell table:style-name="ce199" table:number-columns-repeated="2"/>
          <table:table-cell table:style-name="ce239"/>
          <table:table-cell table:style-name="ce251"/>
          <table:table-cell table:style-name="ce263" table:number-columns-repeated="2"/>
          <table:table-cell table:style-name="ce294"/>
          <table:table-cell table:style-name="ce302"/>
          <table:table-cell table:style-name="ce312"/>
          <table:table-cell table:style-name="ce320"/>
          <table:table-cell table:style-name="ce332"/>
          <table:table-cell table:style-name="ce344"/>
          <table:table-cell table:style-name="ce366"/>
          <table:table-cell table:style-name="ce337"/>
          <table:table-cell table:style-name="ce391"/>
          <table:table-cell table:style-name="ce400"/>
          <table:table-cell table:style-name="ce411"/>
          <table:table-cell table:style-name="ce413" table:number-columns-repeated="2"/>
          <table:table-cell table:number-columns-repeated="37"/>
        </table:table-row>
        <table:table-row table:style-name="ro2">
          <table:table-cell table:style-name="ce1196"/>
          <table:table-cell table:style-name="ce3437"/>
          <table:table-cell table:style-name="ce3446"/>
          <table:table-cell table:style-name="ce3454"/>
          <table:table-cell table:style-name="ce994" table:number-columns-repeated="3"/>
          <table:table-cell table:style-name="ce5660"/>
          <table:table-cell table:style-name="ce741" table:number-columns-repeated="2"/>
          <table:table-cell table:style-name="ce744"/>
          <table:table-cell table:style-name="ce746"/>
          <table:table-cell table:style-name="ce748" table:number-columns-repeated="2"/>
          <table:table-cell table:style-name="ce751"/>
          <table:table-cell table:style-name="ce753"/>
          <table:table-cell table:style-name="ce755"/>
          <table:table-cell table:style-name="ce757"/>
          <table:table-cell table:style-name="ce759"/>
          <table:table-cell table:style-name="ce761"/>
          <table:table-cell table:style-name="ce764"/>
          <table:table-cell table:style-name="ce1145"/>
          <table:table-cell table:style-name="ce769"/>
          <table:table-cell table:style-name="ce771"/>
          <table:table-cell table:style-name="ce773"/>
          <table:table-cell table:style-name="ce443" table:number-columns-repeated="2"/>
          <table:table-cell table:number-columns-repeated="37"/>
        </table:table-row>
        <table:table-row table:style-name="ro2" table:number-rows-repeated="2">
          <table:table-cell table:style-name="ce1059"/>
          <table:table-cell table:style-name="ce60"/>
          <table:table-cell table:style-name="ce103"/>
          <table:table-cell table:style-name="ce106"/>
          <table:table-cell table:style-name="ce136" table:number-columns-repeated="3"/>
          <table:table-cell table:style-name="ce153"/>
          <table:table-cell table:style-name="ce199" table:number-columns-repeated="2"/>
          <table:table-cell table:style-name="ce239"/>
          <table:table-cell table:style-name="ce251"/>
          <table:table-cell table:style-name="ce263" table:number-columns-repeated="2"/>
          <table:table-cell table:style-name="ce294"/>
          <table:table-cell table:style-name="ce302"/>
          <table:table-cell table:style-name="ce312"/>
          <table:table-cell table:style-name="ce320"/>
          <table:table-cell table:style-name="ce332"/>
          <table:table-cell table:style-name="ce344"/>
          <table:table-cell table:style-name="ce366"/>
          <table:table-cell table:style-name="ce337"/>
          <table:table-cell table:style-name="ce391"/>
          <table:table-cell table:style-name="ce400"/>
          <table:table-cell table:style-name="ce411"/>
          <table:table-cell table:style-name="ce413" table:number-columns-repeated="2"/>
          <table:table-cell table:number-columns-repeated="37"/>
        </table:table-row>
        <table:table-row table:style-name="ro2">
          <table:table-cell table:style-name="ce1059"/>
          <table:table-cell table:style-name="ce1474"/>
          <table:table-cell table:style-name="ce1002"/>
          <table:table-cell table:style-name="ce1008"/>
          <table:table-cell table:style-name="ce1014" table:number-columns-repeated="2"/>
          <table:table-cell table:style-name="ce136"/>
          <table:table-cell table:style-name="ce153"/>
          <table:table-cell table:style-name="ce199" table:number-columns-repeated="2"/>
          <table:table-cell table:style-name="ce239"/>
          <table:table-cell table:style-name="ce251"/>
          <table:table-cell table:style-name="ce263" table:number-columns-repeated="2"/>
          <table:table-cell table:style-name="ce294"/>
          <table:table-cell table:style-name="ce302"/>
          <table:table-cell table:style-name="ce312"/>
          <table:table-cell table:style-name="ce320"/>
          <table:table-cell table:style-name="ce332"/>
          <table:table-cell table:style-name="ce344"/>
          <table:table-cell table:style-name="ce366"/>
          <table:table-cell table:style-name="ce337"/>
          <table:table-cell table:style-name="ce391"/>
          <table:table-cell table:style-name="ce400"/>
          <table:table-cell table:style-name="ce411"/>
          <table:table-cell table:style-name="ce413" table:number-columns-repeated="2"/>
          <table:table-cell table:number-columns-repeated="37"/>
        </table:table-row>
        <table:table-row table:style-name="ro2">
          <table:table-cell table:style-name="ce1059"/>
          <table:table-cell table:style-name="ce60"/>
          <table:table-cell table:style-name="ce103"/>
          <table:table-cell table:style-name="ce106"/>
          <table:table-cell table:style-name="ce136" table:number-columns-repeated="3"/>
          <table:table-cell table:style-name="ce153"/>
          <table:table-cell table:style-name="ce199" table:number-columns-repeated="2"/>
          <table:table-cell table:style-name="ce239"/>
          <table:table-cell table:style-name="ce251"/>
          <table:table-cell table:style-name="ce263" table:number-columns-repeated="2"/>
          <table:table-cell table:style-name="ce294"/>
          <table:table-cell table:style-name="ce302"/>
          <table:table-cell table:style-name="ce312"/>
          <table:table-cell table:style-name="ce320"/>
          <table:table-cell table:style-name="ce332"/>
          <table:table-cell table:style-name="ce344"/>
          <table:table-cell table:style-name="ce366"/>
          <table:table-cell table:style-name="ce337"/>
          <table:table-cell table:style-name="ce391"/>
          <table:table-cell table:style-name="ce400"/>
          <table:table-cell table:style-name="ce411"/>
          <table:table-cell table:style-name="ce413" table:number-columns-repeated="2"/>
          <table:table-cell table:number-columns-repeated="37"/>
        </table:table-row>
        <table:table-row table:style-name="ro1" table:number-rows-repeated="65491">
          <table:table-cell table:style-name="ce397"/>
          <table:table-cell table:style-name="ce409"/>
          <table:table-cell table:style-name="ce422"/>
          <table:table-cell table:style-name="ce437" table:number-columns-repeated="5"/>
          <table:table-cell table:style-name="ce462" table:number-columns-repeated="2"/>
          <table:table-cell table:style-name="ce437" table:number-columns-repeated="3"/>
          <table:table-cell table:style-name="ce495"/>
          <table:table-cell table:style-name="ce437" table:number-columns-repeated="5"/>
          <table:table-cell table:style-name="ce581"/>
          <table:table-cell table:style-name="ce437"/>
          <table:table-cell table:style-name="ce611"/>
          <table:table-cell table:style-name="ce437"/>
          <table:table-cell table:style-name="ce495"/>
          <table:table-cell table:style-name="ce437"/>
          <table:table-cell table:number-columns-repeated="39"/>
        </table:table-row>
        <table:table-row table:style-name="ro1" table:number-rows-repeated="98305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AnnDivider" table:base-cell-address="$VZ.$AC$10" table:cell-range-address=".$V$1:.$V$1048576"/>
          <table:named-range table:name="AnnYld" table:base-cell-address="$VZ.$P$1" table:cell-range-address=".$N$1:.$N$1048576"/>
          <table:named-range table:name="Ask" table:base-cell-address="$VZ.$AE$8" table:cell-range-address=".$F$1:.$F$1048576"/>
          <table:named-range table:name="Bid" table:base-cell-address="$VZ.$K$17" table:cell-range-address=".$E$1:.$E$1048576"/>
          <table:named-range table:name="BWNet" table:base-cell-address="$VZ.$K$17" table:cell-range-address=".$O$1:.$O$1048576"/>
          <table:named-range table:name="Config_Broker" table:base-cell-address="$VZ.$T$21" table:cell-range-address=".$AB$1"/>
          <table:named-range table:name="Config_MaxPctITM" table:base-cell-address="$VZ.$T$21" table:cell-range-address=".$AD$1"/>
          <table:named-range table:name="Config_MinPrice" table:base-cell-address="$VZ.$T$21" table:cell-range-address=".$AB$2"/>
          <table:named-range table:name="Config_MinPriceFrac" table:base-cell-address="$VZ.$AE$3" table:cell-range-address=".$AB$2"/>
          <table:named-range table:name="Config_RemoveCsvAfterReading" table:base-cell-address="$VZ.$AD$3" table:cell-range-address=".$AD$3"/>
          <table:named-range table:name="Currsort" table:base-cell-address="$VZ.$T$21" table:cell-range-address=".$AB$3"/>
          <table:named-range table:name="DaysToExpiry" table:base-cell-address="$VZ.$K$17" table:cell-range-address=".$T$1:.$T$1048576"/>
          <table:named-range table:name="EffPriceIfAsg" table:base-cell-address="$VZ.$K$17" table:cell-range-address=".$K$1:.$K$1048576"/>
          <table:named-range table:name="Expiry" table:base-cell-address="$VZ.$K$17" table:cell-range-address=".$C$1:.$C$1048576"/>
          <table:named-range table:name="Last" table:base-cell-address="$VZ.$K$17" table:cell-range-address=".$G$1:.$G$1048576"/>
          <table:named-range table:name="Opt" table:base-cell-address="$VZ.$K$17" table:cell-range-address=".$H$1:.$H$1048576"/>
          <table:named-range table:name="PctITM" table:base-cell-address="$VZ.$K$17" table:cell-range-address=".$I$1:.$I$1048576"/>
          <table:named-range table:name="Principal" table:base-cell-address="$VZ.$X$2" table:cell-range-address=".$U$2"/>
          <table:named-range table:name="Proto_CsvPath" table:base-cell-address="$VZ.$A$1" table:cell-range-address="$VZ.$AB$4"/>
          <table:named-range table:name="Proto_DataCells" table:base-cell-address="$VZ.$Q$35" table:cell-range-address="$VZ.$A$8:.$G$8"/>
          <table:named-range table:name="Proto_NondataCells" table:base-cell-address="$VZ.$F$5" table:cell-range-address="$VZ.$H$8:.$AA$8"/>
          <table:named-range table:name="Proto_TopRegion" table:base-cell-address="$VZ.$AA$33" table:cell-range-address="$VZ.$A$1:.$AD$8"/>
          <table:named-range table:name="QuoteDate" table:base-cell-address="$VZ.$C$3" table:cell-range-address=".$C$3"/>
          <table:named-range table:name="RawYld" table:base-cell-address="$VZ.$K$17" table:cell-range-address=".$M$1:.$M$1048576"/>
          <table:named-range table:name="SecType" table:base-cell-address="$VZ.$AD$10" table:cell-range-address=".$B$1:.$B$1048576"/>
          <table:named-range table:name="Shading" table:base-cell-address="$VZ.$K$17" table:cell-range-address=".$A$1:.$A$1048576"/>
          <table:named-range table:name="SourcePathCell" table:base-cell-address="$VZ.$F$19" table:cell-range-address=".$E$4"/>
          <table:named-range table:name="Stock" table:base-cell-address="$VZ.$F$5" table:cell-range-address=".$H$7"/>
          <table:named-range table:name="StockPMOpt" table:base-cell-address="$VZ.$K$17" table:cell-range-address=".$O$1:.$O$1048576"/>
          <table:named-range table:name="Strike" table:base-cell-address="$VZ.$K$17" table:cell-range-address=".$D$1:.$D$1048576"/>
          <table:named-range table:name="TickerCell" table:base-cell-address="$VZ.$A$8" table:cell-range-address=".$B$1"/>
          <table:named-range table:name="Tv" table:base-cell-address="$VZ.$K$17" table:cell-range-address=".$W$1:.$W$1048576"/>
          <table:named-range table:name="TvPct" table:base-cell-address="$VZ.$H$17" table:cell-range-address=".$X$1:.$X$1048576"/>
          <table:named-range table:name="UseLast" table:base-cell-address="$VZ.$A$8" table:cell-range-address=".$G$5"/>
        </table:named-expressions>
        <calcext:conditional-formats>
          <calcext:conditional-format calcext:target-range-address="VZ.H7:VZ.H7 VZ.A26:VZ.Y65516 VZ.A8:VZ.G65516 VZ.H8:VZ.Y25">
            <calcext:condition calcext:apply-style-name="LightPinkBg" calcext:value="formula-is(AND(VRSN.Shading=&quot;&quot;;VRSN.SecType=&quot;P&quot;))" calcext:base-cell-address="VZ.A7"/>
            <calcext:condition calcext:apply-style-name="LightGreenBg" calcext:value="formula-is(AND(VRSN.Shading=&quot;&quot;;VRSN.SecType=&quot;C&quot;))" calcext:base-cell-address="VZ.A7"/>
            <calcext:condition calcext:apply-style-name="BlueBg" calcext:value="formula-is(ORG.OPENOFFICE.STYLE(IF(VRSN.Shading=&quot;&quot;;&quot;Default&quot;;VLOOKUP(VRSN.Shading;styletbl;2;0))))" calcext:base-cell-address="VZ.A7"/>
          </calcext:conditional-format>
          <calcext:conditional-format calcext:target-range-address="VZ.G6:VZ.G6">
            <calcext:condition calcext:apply-style-name="VeryDimFont" calcext:value="formula-is(NOT(uselast))" calcext:base-cell-address="VZ.G6"/>
          </calcext:conditional-format>
        </calcext:conditional-formats>
      </table:table>
      <table:named-expressions/>
      <table:database-ranges>
        <table:database-range table:name="__Anonymous_Sheet_DB__0" table:target-range-address="VRSN.A8:VRSN.AA11" table:contains-header="false">
          <table:sort>
            <table:sort-by table:field-number="1" table:data-type="automatic"/>
            <table:sort-by table:field-number="2" table:data-type="automatic"/>
            <table:sort-by table:field-number="10" table:data-type="automatic"/>
          </table:sort>
        </table:database-range>
        <table:database-range table:name="__Anonymous_Sheet_DB__1" table:target-range-address="VZ.A8:VZ.AA25" table:contains-header="false">
          <table:sort>
            <table:sort-by table:field-number="1" table:data-type="automatic"/>
            <table:sort-by table:field-number="2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 10 Pitch" svg:font-family="'Courier 10 Pitch'" style:font-pitch="fixed"/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percentage-style style:name="N122P0" style:volatile="true">
      <number:number number:decimal-places="0" number:min-decimal-places="0" number:min-integer-digits="1"/>
      <number:text>%</number:text>
    </number:percentage-style>
    <number:percentage-style style:name="N122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122P0"/>
    </number:percentage-style>
    <number:percentage-style style:name="N123P0" style:volatile="true">
      <number:number number:decimal-places="2" number:min-decimal-places="2" number:min-integer-digits="1"/>
      <number:text>%</number:text>
    </number:percentage-style>
    <number:percentage-style style:name="N123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3P0"/>
    </number:percentage-style>
    <number:number-style style:name="N124P0" style:volatile="true">
      <number:number number:decimal-places="2" number:min-decimal-places="2" number:min-integer-digits="1"/>
    </number:number-style>
    <number:number-style style:name="N124">
      <style:text-properties fo:color="#ff0000"/>
      <number:text>-</number:text>
      <number:number number:decimal-places="2" number:min-decimal-places="2" number:min-integer-digits="1"/>
      <style:map style:condition="value()&gt;=0" style:apply-style-name="N124P0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5" number:min-decimal-places="5" number:min-integer-digits="1" number:grouping="true"/>
    </number:number-style>
    <number:number-style style:name="N128P0" style:volatile="true">
      <number:number number:decimal-places="5" number:min-decimal-places="5" number:min-integer-digits="1"/>
    </number:number-style>
    <number:number-style style:name="N128">
      <style:text-properties fo:color="#ff0000"/>
      <number:text>-</number:text>
      <number:number number:decimal-places="5" number:min-decimal-places="5" number:min-integer-digits="1"/>
      <style:map style:condition="value()&gt;=0" style:apply-style-name="N128P0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P0" style:volatile="true">
      <number:number number:decimal-places="1" number:min-decimal-places="1" number:min-integer-digits="1"/>
      <number:text>%</number:text>
    </number:percentage-style>
    <number:percentage-style style:name="N130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30P0"/>
    </number:percentage-style>
    <number:number-style style:name="N132P0" style:volatile="true">
      <number:number number:decimal-places="1" number:min-decimal-places="1" number:min-integer-digits="1"/>
    </number:number-style>
    <number:number-style style:name="N132">
      <style:text-properties fo:color="#ff0000"/>
      <number:text>-</number:text>
      <number:number number:decimal-places="1" number:min-decimal-places="1" number:min-integer-digits="1"/>
      <style:map style:condition="value()&gt;=0" style:apply-style-name="N132P0"/>
    </number:number-style>
    <number:number-style style:name="N133P0" style:volatile="true">
      <number:number number:decimal-places="4" number:min-decimal-places="4" number:min-integer-digits="1"/>
    </number:number-style>
    <number:number-style style:name="N133">
      <style:text-properties fo:color="#ff0000"/>
      <number:text>-</number:text>
      <number:number number:decimal-places="4" number:min-decimal-places="4" number:min-integer-digits="1"/>
      <style:map style:condition="value()&gt;=0" style:apply-style-name="N133P0"/>
    </number:number-style>
    <number:number-style style:name="N135P0" style:volatile="true">
      <number:text>+</number:text>
      <number:number number:decimal-places="2" number:min-decimal-places="2" number:min-integer-digits="1"/>
    </number:number-style>
    <number:number-style style:name="N135">
      <style:text-properties fo:color="#ff0000"/>
      <number:text>-</number:text>
      <number:number number:decimal-places="2" number:min-decimal-places="2" number:min-integer-digits="1"/>
      <style:map style:condition="value()&gt;=0" style:apply-style-name="N135P0"/>
    </number:number-style>
    <number:currency-style style:name="N137P0" style:volatile="true">
      <number:text>+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7P0"/>
    </number:currency-style>
    <number:date-style style:name="N138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39P0" style:volatile="true">
      <number:number number:decimal-places="5" number:min-decimal-places="5" number:min-integer-digits="1"/>
    </number:number-style>
    <number:number-style style:name="N139">
      <style:text-properties fo:color="#ff0000"/>
      <number:text>-</number:text>
      <number:number number:decimal-places="2" number:min-decimal-places="2" number:min-integer-digits="1"/>
      <style:map style:condition="value()&gt;=0" style:apply-style-name="N139P0"/>
    </number:number-style>
    <number:number-style style:name="N141P0" style:volatile="true">
      <number:number number:decimal-places="3" number:min-decimal-places="3" number:min-integer-digits="1"/>
    </number:number-style>
    <number:number-style style:name="N141">
      <style:text-properties fo:color="#ff0000"/>
      <number:text>-</number:text>
      <number:number number:decimal-places="3" number:min-decimal-places="3" number:min-integer-digits="1"/>
      <style:map style:condition="value()&gt;=0" style:apply-style-name="N141P0"/>
    </number:number-style>
    <number:percentage-style style:name="N143P0" style:volatile="true">
      <style:text-properties fo:color="#00ff00"/>
      <number:number number:decimal-places="1" number:min-decimal-places="1" number:min-integer-digits="1"/>
      <number:text>%</number:text>
    </number:percentage-style>
    <number:percentage-style style:name="N143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43P0"/>
    </number:percentage-style>
    <number:percentage-style style:name="N145P0" style:volatile="true">
      <style:text-properties fo:color="#808000"/>
      <number:number number:decimal-places="1" number:min-decimal-places="1" number:min-integer-digits="1"/>
      <number:text>%</number:text>
    </number:percentage-style>
    <number:percentage-style style:name="N145" number:title="User-defined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45P0"/>
    </number:percentage-style>
    <number:percentage-style style:name="N147P0" style:volatile="true">
      <style:text-properties fo:color="#0000ff"/>
      <number:number number:decimal-places="1" number:min-decimal-places="1" number:min-integer-digits="1"/>
      <number:text>%</number:text>
    </number:percentage-style>
    <number:percentage-style style:name="N147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47P0"/>
    </number:percentage-style>
    <number:date-style style:name="N148">
      <number:day-of-week/>
      <number:text> </number:text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49">
      <number:day-of-week/>
      <number:text> </number:text>
      <number:month/>
      <number:text>/</number:text>
      <number:day number:style="long"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151P0" style:volatile="true">
      <number:number number:decimal-places="2" number:min-decimal-places="2" number:min-integer-digits="1"/>
    </number:number-style>
    <number:number-style style:name="N151P1" style:volatile="true">
      <style:text-properties fo:color="#ff0000"/>
      <number:text>-</number:text>
      <number:number number:decimal-places="2" number:min-decimal-places="2" number:min-integer-digits="1"/>
    </number:number-style>
    <number:number-style style:name="N151">
      <number:number number:decimal-places="0" number:min-decimal-places="0" number:min-integer-digits="1"/>
      <style:map style:condition="value()&gt;0" style:apply-style-name="N151P0"/>
      <style:map style:condition="value()&lt;0" style:apply-style-name="N151P1"/>
    </number:number-style>
    <number:percentage-style style:name="N153P0" style:volatile="true">
      <number:number number:decimal-places="1" number:min-decimal-places="0" number:min-integer-digits="1" number:decimal-replacement=""/>
      <number:text>%</number:text>
    </number:percentage-style>
    <number:percentage-style style:name="N153">
      <style:text-properties fo:color="#ff0000"/>
      <number:text>-</number:text>
      <number:number number:decimal-places="1" number:min-decimal-places="0" number:min-integer-digits="1" number:decimal-replacement=""/>
      <number:text>%</number:text>
      <style:map style:condition="value()&gt;=0" style:apply-style-name="N153P0"/>
    </number:percentage-style>
    <number:number-style style:name="N155P0" style:volatile="true">
      <number:number number:decimal-places="2" number:min-decimal-places="2" number:min-integer-digits="0"/>
    </number:number-style>
    <number:number-style style:name="N155">
      <style:text-properties fo:color="#ff0000"/>
      <number:text>-</number:text>
      <number:number number:decimal-places="2" number:min-decimal-places="2" number:min-integer-digits="0"/>
      <style:map style:condition="value()&gt;=0" style:apply-style-name="N155P0"/>
    </number:number-style>
    <number:number-style style:name="N157P0" style:volatile="true">
      <number:number number:decimal-places="3" number:min-decimal-places="3" number:min-integer-digits="0"/>
    </number:number-style>
    <number:number-style style:name="N157">
      <style:text-properties fo:color="#ff0000"/>
      <number:text>-</number:text>
      <number:number number:decimal-places="3" number:min-decimal-places="3" number:min-integer-digits="0"/>
      <style:map style:condition="value()&gt;=0" style:apply-style-name="N157P0"/>
    </number:number-style>
    <number:number-style style:name="N158P0" style:volatile="true">
      <number:number number:decimal-places="3" number:min-decimal-places="3" number:min-integer-digits="0"/>
    </number:number-style>
    <number:number-style style:name="N158">
      <number:number number:decimal-places="2" number:min-decimal-places="2" number:min-integer-digits="0"/>
      <style:map style:condition="value()&lt;1" style:apply-style-name="N158P0"/>
    </number:number-style>
    <number:number-style style:name="N160P0" style:volatile="true">
      <style:text-properties fo:color="#ff0000"/>
      <number:number number:decimal-places="1" number:min-decimal-places="1" number:min-integer-digits="0"/>
    </number:number-style>
    <number:number-style style:name="N160P1" style:volatile="true">
      <number:number number:decimal-places="3" number:min-decimal-places="3" number:min-integer-digits="0"/>
    </number:number-style>
    <number:number-style style:name="N160">
      <number:number number:decimal-places="2" number:min-decimal-places="2" number:min-integer-digits="0"/>
      <style:map style:condition="value()&lt;0" style:apply-style-name="N160P0"/>
      <style:map style:condition="value()&lt;1" style:apply-style-name="N160P1"/>
    </number:number-style>
    <number:percentage-style style:name="N162P0" style:volatile="true">
      <number:number number:decimal-places="0" number:min-decimal-places="0" number:min-integer-digits="0"/>
      <number:text>%</number:text>
    </number:percentage-style>
    <number:percentage-style style:name="N162">
      <number:number number:decimal-places="1" number:min-decimal-places="1" number:min-integer-digits="1"/>
      <number:text>%</number:text>
      <style:map style:condition="value()&gt;=10" style:apply-style-name="N162P0"/>
    </number:percentage-style>
    <number:percentage-style style:name="N163P0" style:volatile="true">
      <number:number number:decimal-places="0" number:min-decimal-places="0" number:min-integer-digits="0"/>
      <number:text>%</number:text>
    </number:percentage-style>
    <number:percentage-style style:name="N163">
      <number:number number:decimal-places="1" number:min-decimal-places="1" number:min-integer-digits="1"/>
      <number:text>%</number:text>
      <style:map style:condition="value()&gt;10" style:apply-style-name="N163P0"/>
    </number:percentage-style>
    <number:percentage-style style:name="N166P0" style:volatile="true">
      <style:text-properties fo:color="#0000ff"/>
      <number:number number:decimal-places="0" number:min-decimal-places="0" number:min-integer-digits="0"/>
      <number:text>%</number:text>
    </number:percentage-style>
    <number:percentage-style style:name="N166P1" style:volatile="true">
      <style:text-properties fo:color="#ff0000"/>
      <number:text>-</number:text>
      <number:number number:decimal-places="0" number:min-decimal-places="0" number:min-integer-digits="0"/>
      <number:text>%</number:text>
    </number:percentage-style>
    <number:percentage-style style:name="N166P2" style:volatile="true">
      <style:text-properties fo:color="#0000ff"/>
      <number:number number:decimal-places="1" number:min-decimal-places="1" number:min-integer-digits="1"/>
      <number:text>%</number:text>
    </number:percentage-style>
    <number:text-style style:name="N166">
      <style:text-properties fo:color="#ff0000"/>
      <number:text>-%</number:text>
      <style:map style:condition="value()&gt;0.1" style:apply-style-name="N166P0"/>
      <style:map style:condition="value()&gt;0.1" style:apply-style-name="N166P1"/>
      <style:map style:condition="value()&lt;=0.1" style:apply-style-name="N166P2"/>
    </number:text-style>
    <number:percentage-style style:name="N168P0" style:volatile="true">
      <number:number number:decimal-places="2" number:min-decimal-places="1" number:min-integer-digits="1" number:decimal-replacement=""/>
      <number:text>%</number:text>
    </number:percentage-style>
    <number:percentage-style style:name="N168">
      <style:text-properties fo:color="#ff0000"/>
      <number:text>-</number:text>
      <number:number number:decimal-places="2" number:min-decimal-places="1" number:min-integer-digits="1" number:decimal-replacement=""/>
      <number:text>%</number:text>
      <style:map style:condition="value()&gt;=0" style:apply-style-name="N168P0"/>
    </number:percentage-style>
    <number:number-style style:name="N169P0" style:volatile="true">
      <number:number number:decimal-places="0" number:min-decimal-places="0" number:min-integer-digits="1"/>
    </number:number-style>
    <number:number-style style:name="N169">
      <style:text-properties fo:color="#ff0000"/>
      <number:text>-</number:text>
      <number:number number:decimal-places="0" number:min-decimal-places="0" number:min-integer-digits="1"/>
      <style:map style:condition="value()&gt;=0" style:apply-style-name="N169P0"/>
    </number:number-style>
    <number:percentage-style style:name="N171P0" style:volatile="true">
      <number:number number:decimal-places="6" number:min-decimal-places="1" number:min-integer-digits="1" number:decimal-replacement=""/>
      <number:text>%</number:text>
    </number:percentage-style>
    <number:percentage-style style:name="N171">
      <style:text-properties fo:color="#ff0000"/>
      <number:text>-</number:text>
      <number:number number:decimal-places="6" number:min-decimal-places="1" number:min-integer-digits="1" number:decimal-replacement=""/>
      <number:text>%</number:text>
      <style:map style:condition="value()&gt;=0" style:apply-style-name="N171P0"/>
    </number:percentage-style>
    <number:date-style style:name="N172">
      <number:year number:style="long"/>
      <number:month number:style="long"/>
      <number:day number:style="long"/>
    </number:date-style>
    <number:date-style style:name="N173">
      <number:month number:textual="true"/>
      <number:day number:style="long"/>
      <number:text>/</number:text>
      <number:year number:style="long"/>
    </number:date-style>
    <number:date-style style:name="N174">
      <number:day number:style="long"/>
      <number:month number:textual="true"/>
      <number:text>/</number:text>
      <number:year/>
    </number:date-style>
    <number:date-style style:name="N175">
      <number:day number:style="long"/>
      <number:month number:textual="true"/>
      <number:text>'</number:text>
      <number:year/>
    </number:date-style>
    <number:date-style style:name="N176" number:title="User-defined">
      <number:day-of-week/>
      <number:text> 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77" number:title="User-defined">
      <number:day-of-week/>
      <number:text> </number:text>
      <number:minutes number:style="long"/>
      <number:text>/</number:text>
      <number:seconds number:style="long"/>
      <number:text> </number:text>
      <number:year/>
    </number:date-style>
    <number:date-style style:name="N178">
      <number:day-of-week/>
      <number:text> </number:text>
      <number:minutes number:style="long"/>
      <number:text>/</number:text>
      <number:seconds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LightPinkBg" style:family="table-cell" style:parent-style-name="MyBaseCellStyle">
      <style:table-cell-properties fo:background-color="#ffe0e0"/>
    </style:style>
    <style:style style:name="MyBaseCellStyle" style:family="table-cell" style:parent-style-name="Default">
      <style:table-cell-properties style:text-align-source="fix" style:repeat-content="false" fo:padding="0.0138in" style:vertical-align="middle" loext:vertical-justify="auto"/>
      <style:paragraph-properties fo:text-align="center" css3t:text-justify="auto"/>
    </style:style>
    <style:style style:name="GreenBg" style:family="table-cell" style:parent-style-name="MyBaseCellStyle">
      <style:table-cell-properties fo:background-color="#e2ffe7"/>
    </style:style>
    <style:style style:name="invisible_20_content_20_gray" style:display-name="invisible content gray" style:family="table-cell" style:parent-style-name="MyBaseCellStyle" style:data-style-name="N0">
      <style:table-cell-properties fo:background-color="#e6e6e6"/>
      <style:text-properties fo:color="#b3b3b3"/>
    </style:style>
    <style:style style:name="VeryDimFont" style:family="table-cell" style:parent-style-name="MyBaseCellStyle">
      <style:text-properties fo:color="#cccccc"/>
    </style:style>
    <style:style style:name="ErrorStyle" style:family="table-cell" style:parent-style-name="MyBaseCellStyle">
      <style:table-cell-properties fo:background-color="#ff3366"/>
      <style:text-properties fo:color="#3deb3d"/>
    </style:style>
    <style:style style:name="Error2Style" style:family="table-cell" style:parent-style-name="ErrorStyle">
      <style:text-properties fo:color="#ffd320" style:font-name="Courier 10 Pitch" fo:font-family="'Courier 10 Pitch'" style:font-pitch="fixed" fo:font-weight="bold" style:font-weight-asian="bold" style:font-weight-complex="bold"/>
    </style:style>
    <style:style style:name="LightBlueBg" style:family="table-cell" style:parent-style-name="MyBaseCellStyle">
      <style:table-cell-properties fo:background-color="#e0f2ff"/>
    </style:style>
    <style:style style:name="SalmonBg" style:family="table-cell" style:parent-style-name="MyBaseCellStyle">
      <style:table-cell-properties fo:background-color="#ff8080"/>
    </style:style>
    <style:style style:name="DarkGrayBg" style:family="table-cell" style:parent-style-name="MyBaseCellStyle">
      <style:table-cell-properties fo:background-color="#b3b3b3"/>
    </style:style>
    <style:style style:name="LightYellowBg" style:family="table-cell" style:parent-style-name="MyBaseCellStyle">
      <style:table-cell-properties fo:background-color="#ffffcc"/>
    </style:style>
    <style:style style:name="OrangeBg" style:family="table-cell" style:parent-style-name="MyBaseCellStyle">
      <style:table-cell-properties fo:background-color="#ffcc99"/>
    </style:style>
    <style:style style:name="DarkOrangeBg" style:family="table-cell" style:parent-style-name="MyBaseCellStyle">
      <style:table-cell-properties fo:background-color="#ff950e"/>
    </style:style>
    <style:style style:name="WhiteOnMagenta" style:family="table-cell" style:parent-style-name="MyBaseCellStyle">
      <style:table-cell-properties fo:background-color="#993366"/>
      <style:text-properties fo:color="#ffffff"/>
    </style:style>
    <style:style style:name="WhiteOnMedRed" style:family="table-cell" style:parent-style-name="MyBaseCellStyle">
      <style:table-cell-properties fo:background-color="#c5000b"/>
    </style:style>
    <style:style style:name="DkSkyBlueBg" style:family="table-cell" style:parent-style-name="MyBaseCellStyle">
      <style:table-cell-properties fo:background-color="#83caff"/>
    </style:style>
    <style:style style:name="MedLtGreenBg" style:family="table-cell" style:parent-style-name="MyBaseCellStyle">
      <style:table-cell-properties fo:background-color="#a8ffa8"/>
    </style:style>
    <style:style style:name="VeryLightGrayBg" style:family="table-cell" style:parent-style-name="MyBaseCellStyle">
      <style:table-cell-properties fo:background-color="#f2f2f2"/>
    </style:style>
    <style:style style:name="BrightPinkBg" style:family="table-cell" style:parent-style-name="MyBaseCellStyle">
      <style:table-cell-properties fo:background-color="#ffcece"/>
    </style:style>
    <style:style style:name="WhiteOnBrown" style:family="table-cell" style:parent-style-name="MyBaseCellStyle">
      <style:table-cell-properties fo:background-color="#804c19"/>
      <style:text-properties fo:color="#ffffff"/>
    </style:style>
    <style:style style:name="RedBg" style:family="table-cell" style:parent-style-name="MyBaseCellStyle">
      <style:table-cell-properties fo:background-color="#ff0000"/>
    </style:style>
    <style:style style:name="YellowishGreenBg" style:family="table-cell" style:parent-style-name="MyBaseCellStyle">
      <style:table-cell-properties fo:background-color="#aecf00"/>
    </style:style>
    <style:style style:name="LightGreenBg" style:family="table-cell" style:parent-style-name="MyBaseCellStyle">
      <style:table-cell-properties fo:background-color="#dbffdb" loext:vertical-justify="auto"/>
      <style:paragraph-properties css3t:text-justify="auto"/>
    </style:style>
    <style:style style:name="BlueBg" style:family="table-cell" style:parent-style-name="Default">
      <style:table-cell-properties fo:background-color="#83caff"/>
      <style:text-properties fo:color="#000000"/>
    </style:style>
    <style:style style:name="WhiteBg" style:family="table-cell" style:parent-style-name="MyBaseCellStyle">
      <style:table-cell-properties fo:background-color="transparent" loext:vertical-justify="auto"/>
      <style:paragraph-properties css3t:text-justify="auto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7:33:24.556322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4-05-19T20:17:08.949155630</meta:creation-date>
    <meta:generator>LibreOfficeDev/7.1.0.0.alpha1$Linux_X86_64 LibreOffice_project/1e33a7d05fddbc643220df4e5b88f978ce529222</meta:generator>
    <dc:date>2020-11-05T17:35:13.102796479</dc:date>
    <meta:editing-duration>P213DT9H30M52S</meta:editing-duration>
    <meta:editing-cycles>1281</meta:editing-cycles>
    <meta:document-statistic meta:table-count="2" meta:cell-count="279" meta:object-count="75"/>
  </office:meta>
</office:document-meta>
</file>

<file path=Basic/JimaOT/script-lb.xml><?xml version="1.0" encoding="utf-8"?>
<!DOCTYPE library  PUBLIC '-//OpenOffice.org//DTD OfficeDocument 1.0//EN'  'library.dtd'>
<library:library xmlns:library="http://openoffice.org/2000/library" library:name="JimaOT" library:readonly="false" library:passwordprotected="false"/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JimaOT" library:link="false"/>
</library:libraries>
</file>